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23.23pt" svg:y="11.4pt">
            <draw:object draw:notify-on-update-of-ranges="Sheet1.B2:Sheet1.B2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15.38pt" svg:y="295.37pt">
            <draw:object draw:notify-on-update-of-ranges="Sheet1.B24:Sheet1.B43 Sheet1.C24:Sheet1.C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8.67pt" svg:y="612.94pt">
            <draw:object draw:notify-on-update-of-ranges="Sheet1.B49:Sheet1.B68 Sheet1.C49:Sheet1.C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2.62pt" svg:height="187.11pt" svg:x="720.96pt" svg:y="325.56pt">
            <draw:object draw:notify-on-update-of-ranges="Sheet1.L2:Sheet1.L21 Sheet1.M2:Sheet1.M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36.4pt" svg:height="301.72pt" svg:x="1162.89pt" svg:y="1890.51pt">
            <draw:object draw:notify-on-update-of-ranges="Sheet1.S2:Sheet1.S147 Sheet1.T1:Sheet1.T1 Sheet1.T2:Sheet1.T147 Sheet1.S2:Sheet1.S147 Sheet1.U1:Sheet1.U1 Sheet1.U2:Sheet1.U147 Sheet1.S2:Sheet1.S147 Sheet1.V1:Sheet1.V1 Sheet1.V2:Sheet1.V147 Sheet1.S2:Sheet1.S147 Sheet1.W1:Sheet1.W1 Sheet1.W2:Sheet1.W147 Sheet1.S2:Sheet1.S147 Sheet1.X1:Sheet1.X1 Sheet1.X2:Sheet1.X14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41.84pt" svg:height="304.78pt" svg:x="1737.92pt" svg:y="1890.14pt">
            <draw:object draw:notify-on-update-of-ranges="Sheet1.AD2:Sheet1.AD147 Sheet1.AE1:Sheet1.AE1 Sheet1.AE2:Sheet1.AE147 Sheet1.AD2:Sheet1.AD147 Sheet1.AF1:Sheet1.AF1 Sheet1.AF2:Sheet1.AF147 Sheet1.AD2:Sheet1.AD147 Sheet1.AG1:Sheet1.AG1 Sheet1.AG2:Sheet1.AG147 Sheet1.AD2:Sheet1.AD147 Sheet1.AH1:Sheet1.AH1 Sheet1.AH2:Sheet1.AH147 Sheet1.AD2:Sheet1.AD147 Sheet1.AI1:Sheet1.AI1 Sheet1.AI2:Sheet1.AI1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5" table:default-cell-style-name="Default"/>
        <table:table-row table:style-name="ro1">
          <table:table-cell table:number-columns-repeated="19"/>
          <table:table-cell office:value-type="string" calcext:value-type="string">
            <text:p>pure monte carl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N Rooks</text:p>
          </table:table-cell>
          <table:table-cell office:value-type="string" calcext:value-type="string">
            <text:p>Multi Jitter</text:p>
          </table:table-cell>
          <table:table-cell table:number-columns-repeated="6"/>
          <table:table-cell office:value-type="string" calcext:value-type="string">
            <text:p>Pure Monte Carl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ratified</text:p>
          </table:table-cell>
          <table:table-cell office:value-type="string" calcext:value-type="string">
            <text:p>N-Rooks</text:p>
          </table:table-cell>
          <table:table-cell office:value-type="string" calcext:value-type="string">
            <text:p>Multi Jitte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.0143" calcext:value-type="float">
            <text:p>49.01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.O2]*2" office:value-type="float" office:value="55.0494" calcext:value-type="float">
            <text:p>55.0494</text:p>
          </table:table-cell>
          <table:table-cell/>
          <table:table-cell office:value-type="float" office:value="27.5247" calcext:value-type="float">
            <text:p>27.5247</text:p>
          </table:table-cell>
          <table:table-cell/>
          <table:table-cell office:value-type="string" calcext:value-type="string">
            <text:p>matlab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34094" calcext:value-type="float">
            <text:p>0.234094</text:p>
          </table:table-cell>
          <table:table-cell office:value-type="float" office:value="0.25" calcext:value-type="float">
            <text:p>0.25</text:p>
          </table:table-cell>
          <table:table-cell office:value-type="float" office:value="0.162019" calcext:value-type="float">
            <text:p>0.162019</text:p>
          </table:table-cell>
          <table:table-cell office:value-type="float" office:value="0.131149" calcext:value-type="float">
            <text:p>0.131149</text:p>
          </table:table-cell>
          <table:table-cell office:value-type="float" office:value="0.165831" calcext:value-type="float">
            <text:p>0.16583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115544" calcext:value-type="float">
            <text:p>0.115544</text:p>
          </table:table-cell>
          <table:table-cell office:value-type="float" office:value="0.0694181" calcext:value-type="float">
            <text:p>0.0694181</text:p>
          </table:table-cell>
          <table:table-cell office:value-type="float" office:value="0.0795601" calcext:value-type="float">
            <text:p>0.0795601</text:p>
          </table:table-cell>
          <table:table-cell office:value-type="float" office:value="0.0654268" calcext:value-type="float">
            <text:p>0.0654268</text:p>
          </table:table-cell>
          <table:table-cell office:value-type="float" office:value="0.0685402" calcext:value-type="float">
            <text:p>0.068540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.9482" calcext:value-type="float">
            <text:p>34.948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formula="of:=[.O3]*2" office:value-type="float" office:value="38.7142" calcext:value-type="float">
            <text:p>38.7142</text:p>
          </table:table-cell>
          <table:table-cell/>
          <table:table-cell office:value-type="float" office:value="19.3571" calcext:value-type="float">
            <text:p>19.3571</text:p>
          </table:table-cell>
          <table:table-cell/>
          <table:table-cell office:value-type="string" calcext:value-type="string">
            <text:p>python (<text:span text:style-name="T1">matplotlib</text:span>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04124" calcext:value-type="float">
            <text:p>0.204124</text:p>
          </table:table-cell>
          <table:table-cell office:value-type="float" office:value="0.25" calcext:value-type="float">
            <text:p>0.25</text:p>
          </table:table-cell>
          <table:table-cell office:value-type="float" office:value="0.169558" calcext:value-type="float">
            <text:p>0.169558</text:p>
          </table:table-cell>
          <table:table-cell office:value-type="float" office:value="0.120185" calcext:value-type="float">
            <text:p>0.120185</text:p>
          </table:table-cell>
          <table:table-cell office:value-type="float" office:value="0.158114" calcext:value-type="float">
            <text:p>0.15811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11148" calcext:value-type="float">
            <text:p>0.11148</text:p>
          </table:table-cell>
          <table:table-cell office:value-type="float" office:value="0.0694181" calcext:value-type="float">
            <text:p>0.0694181</text:p>
          </table:table-cell>
          <table:table-cell office:value-type="float" office:value="0.0738231" calcext:value-type="float">
            <text:p>0.0738231</text:p>
          </table:table-cell>
          <table:table-cell office:value-type="float" office:value="0.0618517" calcext:value-type="float">
            <text:p>0.0618517</text:p>
          </table:table-cell>
          <table:table-cell office:value-type="float" office:value="0.0672834" calcext:value-type="float">
            <text:p>0.067283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8.2263" calcext:value-type="float">
            <text:p>28.226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formula="of:=[.O4]*2" office:value-type="float" office:value="31.4284" calcext:value-type="float">
            <text:p>31.4284</text:p>
          </table:table-cell>
          <table:table-cell/>
          <table:table-cell office:value-type="float" office:value="15.7142" calcext:value-type="float">
            <text:p>15.7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173205" calcext:value-type="float">
            <text:p>0.173205</text:p>
          </table:table-cell>
          <table:table-cell office:value-type="float" office:value="0.25" calcext:value-type="float">
            <text:p>0.25</text:p>
          </table:table-cell>
          <table:table-cell office:value-type="float" office:value="0.183712" calcext:value-type="float">
            <text:p>0.183712</text:p>
          </table:table-cell>
          <table:table-cell office:value-type="float" office:value="0.111575" calcext:value-type="float">
            <text:p>0.111575</text:p>
          </table:table-cell>
          <table:table-cell office:value-type="float" office:value="0.173205" calcext:value-type="float">
            <text:p>0.17320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10229" calcext:value-type="float">
            <text:p>0.10229</text:p>
          </table:table-cell>
          <table:table-cell office:value-type="float" office:value="0.0694181" calcext:value-type="float">
            <text:p>0.0694181</text:p>
          </table:table-cell>
          <table:table-cell office:value-type="float" office:value="0.0827148" calcext:value-type="float">
            <text:p>0.0827148</text:p>
          </table:table-cell>
          <table:table-cell office:value-type="float" office:value="0.0615216" calcext:value-type="float">
            <text:p>0.0615216</text:p>
          </table:table-cell>
          <table:table-cell office:value-type="float" office:value="0.06429" calcext:value-type="float">
            <text:p>0.064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.6207" calcext:value-type="float">
            <text:p>24.620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[.O5]*2" office:value-type="float" office:value="27.4226" calcext:value-type="float">
            <text:p>27.4226</text:p>
          </table:table-cell>
          <table:table-cell/>
          <table:table-cell office:value-type="float" office:value="13.7113" calcext:value-type="float">
            <text:p>13.71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74553" calcext:value-type="float">
            <text:p>0.174553</text:p>
          </table:table-cell>
          <table:table-cell office:value-type="float" office:value="0.25" calcext:value-type="float">
            <text:p>0.25</text:p>
          </table:table-cell>
          <table:table-cell office:value-type="float" office:value="0.178536" calcext:value-type="float">
            <text:p>0.178536</text:p>
          </table:table-cell>
          <table:table-cell office:value-type="float" office:value="0.0856957" calcext:value-type="float">
            <text:p>0.0856957</text:p>
          </table:table-cell>
          <table:table-cell office:value-type="float" office:value="0.169558" calcext:value-type="float">
            <text:p>0.16955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944551" calcext:value-type="float">
            <text:p>0.0944551</text:p>
          </table:table-cell>
          <table:table-cell office:value-type="float" office:value="0.0694181" calcext:value-type="float">
            <text:p>0.0694181</text:p>
          </table:table-cell>
          <table:table-cell office:value-type="float" office:value="0.0810065" calcext:value-type="float">
            <text:p>0.0810065</text:p>
          </table:table-cell>
          <table:table-cell office:value-type="float" office:value="0.0608009" calcext:value-type="float">
            <text:p>0.0608009</text:p>
          </table:table-cell>
          <table:table-cell office:value-type="float" office:value="0.0594744" calcext:value-type="float">
            <text:p>0.059474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.9299" calcext:value-type="float">
            <text:p>21.9299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[.O6]*2" office:value-type="float" office:value="24.4058" calcext:value-type="float">
            <text:p>24.4058</text:p>
          </table:table-cell>
          <table:table-cell/>
          <table:table-cell office:value-type="float" office:value="12.2029" calcext:value-type="float">
            <text:p>12.20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17533" calcext:value-type="float">
            <text:p>0.1753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3887" calcext:value-type="float">
            <text:p>0.083887</text:p>
          </table:table-cell>
          <table:table-cell office:value-type="float" office:value="0.0936239" calcext:value-type="float">
            <text:p>0.0936239</text:p>
          </table:table-cell>
          <table:table-cell office:value-type="float" office:value="0.0867806" calcext:value-type="float">
            <text:p>0.086780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914376" calcext:value-type="float">
            <text:p>0.0914376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628216" calcext:value-type="float">
            <text:p>0.0628216</text:p>
          </table:table-cell>
          <table:table-cell office:value-type="float" office:value="0.0616116" calcext:value-type="float">
            <text:p>0.0616116</text:p>
          </table:table-cell>
          <table:table-cell office:value-type="float" office:value="0.0588599" calcext:value-type="float">
            <text:p>0.058859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.7315" calcext:value-type="float">
            <text:p>19.7315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formula="of:=[.O7]*2" office:value-type="float" office:value="22.3626" calcext:value-type="float">
            <text:p>22.3626</text:p>
          </table:table-cell>
          <table:table-cell/>
          <table:table-cell office:value-type="float" office:value="11.1813" calcext:value-type="float">
            <text:p>11.18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66433" calcext:value-type="float">
            <text:p>0.16643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81917" calcext:value-type="float">
            <text:p>0.0881917</text:p>
          </table:table-cell>
          <table:table-cell office:value-type="float" office:value="0.0888819" calcext:value-type="float">
            <text:p>0.0888819</text:p>
          </table:table-cell>
          <table:table-cell office:value-type="float" office:value="0.0909484" calcext:value-type="float">
            <text:p>0.090948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783818" calcext:value-type="float">
            <text:p>0.0783818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589306" calcext:value-type="float">
            <text:p>0.0589306</text:p>
          </table:table-cell>
          <table:table-cell office:value-type="float" office:value="0.060183" calcext:value-type="float">
            <text:p>0.060183</text:p>
          </table:table-cell>
          <table:table-cell office:value-type="float" office:value="0.0577046" calcext:value-type="float">
            <text:p>0.057704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8.5046" calcext:value-type="float">
            <text:p>18.5046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formula="of:=[.O8]*2" office:value-type="float" office:value="20.5696" calcext:value-type="float">
            <text:p>20.5696</text:p>
          </table:table-cell>
          <table:table-cell/>
          <table:table-cell office:value-type="float" office:value="10.2848" calcext:value-type="float">
            <text:p>10.28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51303" calcext:value-type="float">
            <text:p>0.15130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3887" calcext:value-type="float">
            <text:p>0.083887</text:p>
          </table:table-cell>
          <table:table-cell office:value-type="float" office:value="0.0818182" calcext:value-type="float">
            <text:p>0.0818182</text:p>
          </table:table-cell>
          <table:table-cell office:value-type="float" office:value="0.0793492" calcext:value-type="float">
            <text:p>0.079349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082324" calcext:value-type="float">
            <text:p>0.082324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615478" calcext:value-type="float">
            <text:p>0.0615478</text:p>
          </table:table-cell>
          <table:table-cell office:value-type="float" office:value="0.0586739" calcext:value-type="float">
            <text:p>0.0586739</text:p>
          </table:table-cell>
          <table:table-cell office:value-type="float" office:value="0.05659" calcext:value-type="float">
            <text:p>0.056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7.21" calcext:value-type="float">
            <text:p>17.2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formula="of:=[.O9]*2" office:value-type="float" office:value="19.34886" calcext:value-type="float">
            <text:p>19.34886</text:p>
          </table:table-cell>
          <table:table-cell/>
          <table:table-cell office:value-type="float" office:value="9.67443" calcext:value-type="float">
            <text:p>9.674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45297" calcext:value-type="float">
            <text:p>0.14529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3887" calcext:value-type="float">
            <text:p>0.083887</text:p>
          </table:table-cell>
          <table:table-cell office:value-type="float" office:value="0.0829156" calcext:value-type="float">
            <text:p>0.0829156</text:p>
          </table:table-cell>
          <table:table-cell office:value-type="float" office:value="0.0793492" calcext:value-type="float">
            <text:p>0.079349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0784917" calcext:value-type="float">
            <text:p>0.0784917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616282" calcext:value-type="float">
            <text:p>0.0616282</text:p>
          </table:table-cell>
          <table:table-cell office:value-type="float" office:value="0.0588635" calcext:value-type="float">
            <text:p>0.0588635</text:p>
          </table:table-cell>
          <table:table-cell office:value-type="float" office:value="0.0579248" calcext:value-type="float">
            <text:p>0.057924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.3641" calcext:value-type="float">
            <text:p>16.3641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formula="of:=[.O10]*2" office:value-type="float" office:value="18.31346" calcext:value-type="float">
            <text:p>18.31346</text:p>
          </table:table-cell>
          <table:table-cell/>
          <table:table-cell office:value-type="float" office:value="9.15673" calcext:value-type="float">
            <text:p>9.1567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909484" calcext:value-type="float">
            <text:p>0.0909484</text:p>
          </table:table-cell>
          <table:table-cell office:value-type="float" office:value="0.0773067" calcext:value-type="float">
            <text:p>0.0773067</text:p>
          </table:table-cell>
          <table:table-cell office:value-type="float" office:value="0.0808901" calcext:value-type="float">
            <text:p>0.080890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0807626" calcext:value-type="float">
            <text:p>0.0807626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596071" calcext:value-type="float">
            <text:p>0.0596071</text:p>
          </table:table-cell>
          <table:table-cell office:value-type="float" office:value="0.0580283" calcext:value-type="float">
            <text:p>0.0580283</text:p>
          </table:table-cell>
          <table:table-cell office:value-type="float" office:value="0.0567292" calcext:value-type="float">
            <text:p>0.056729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5.4104" calcext:value-type="float">
            <text:p>15.4104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formula="of:=[.O11]*2" office:value-type="float" office:value="17.25712" calcext:value-type="float">
            <text:p>17.25712</text:p>
          </table:table-cell>
          <table:table-cell/>
          <table:table-cell office:value-type="float" office:value="8.62856" calcext:value-type="float">
            <text:p>8.62856</text:p>
          </table:table-cell>
          <table:table-cell/>
          <table:table-cell office:value-type="string" calcext:value-type="string">
            <text:p>Alex for 1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29756" calcext:value-type="float">
            <text:p>0.129756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808901" calcext:value-type="float">
            <text:p>0.0808901</text:p>
          </table:table-cell>
          <table:table-cell office:value-type="float" office:value="0.0731925" calcext:value-type="float">
            <text:p>0.0731925</text:p>
          </table:table-cell>
          <table:table-cell office:value-type="float" office:value="0.0793492" calcext:value-type="float">
            <text:p>0.0793492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0758574" calcext:value-type="float">
            <text:p>0.0758574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611071" calcext:value-type="float">
            <text:p>0.0611071</text:p>
          </table:table-cell>
          <table:table-cell office:value-type="float" office:value="0.0575773" calcext:value-type="float">
            <text:p>0.0575773</text:p>
          </table:table-cell>
          <table:table-cell office:value-type="float" office:value="0.0588205" calcext:value-type="float">
            <text:p>0.058820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4.6768" calcext:value-type="float">
            <text:p>14.6768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table:formula="of:=[.O12]*2" office:value-type="float" office:value="16.58064" calcext:value-type="float">
            <text:p>16.58064</text:p>
          </table:table-cell>
          <table:table-cell/>
          <table:table-cell office:value-type="float" office:value="8.29032" calcext:value-type="float">
            <text:p>8.2903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124186" calcext:value-type="float">
            <text:p>0.124186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987577" calcext:value-type="float">
            <text:p>0.0987577</text:p>
          </table:table-cell>
          <table:table-cell office:value-type="float" office:value="0.071492" calcext:value-type="float">
            <text:p>0.071492</text:p>
          </table:table-cell>
          <table:table-cell office:value-type="float" office:value="0.0909484" calcext:value-type="float">
            <text:p>0.090948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.0867069" calcext:value-type="float">
            <text:p>0.0867069</text:p>
          </table:table-cell>
          <table:table-cell office:value-type="float" office:value="0.0628786" calcext:value-type="float">
            <text:p>0.0628786</text:p>
          </table:table-cell>
          <table:table-cell office:value-type="float" office:value="0.0598876" calcext:value-type="float">
            <text:p>0.0598876</text:p>
          </table:table-cell>
          <table:table-cell office:value-type="float" office:value="0.0591514" calcext:value-type="float">
            <text:p>0.0591514</text:p>
          </table:table-cell>
          <table:table-cell office:value-type="float" office:value="0.057369" calcext:value-type="float">
            <text:p>0.05736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4.0033" calcext:value-type="float">
            <text:p>14.003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formula="of:=[.O13]*2" office:value-type="float" office:value="15.7634" calcext:value-type="float">
            <text:p>15.7634</text:p>
          </table:table-cell>
          <table:table-cell/>
          <table:table-cell office:value-type="float" office:value="7.8817" calcext:value-type="float">
            <text:p>7.88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" calcext:value-type="float">
            <text:p>0</text:p>
          </table:table-cell>
          <table:table-cell office:value-type="float" office:value="0.0511585" calcext:value-type="float">
            <text:p>0.0511585</text:p>
          </table:table-cell>
          <table:table-cell office:value-type="float" office:value="0.0747391" calcext:value-type="float">
            <text:p>0.0747391</text:p>
          </table:table-cell>
          <table:table-cell office:value-type="float" office:value="0.0480072" calcext:value-type="float">
            <text:p>0.048007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0780472" calcext:value-type="float">
            <text:p>0.0780472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83694" calcext:value-type="float">
            <text:p>0.0583694</text:p>
          </table:table-cell>
          <table:table-cell office:value-type="float" office:value="0.0587806" calcext:value-type="float">
            <text:p>0.0587806</text:p>
          </table:table-cell>
          <table:table-cell office:value-type="float" office:value="0.0575115" calcext:value-type="float">
            <text:p>0.057511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3.6733" calcext:value-type="float">
            <text:p>13.6733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table:formula="of:=[.O14]*2" office:value-type="float" office:value="15.17424" calcext:value-type="float">
            <text:p>15.17424</text:p>
          </table:table-cell>
          <table:table-cell/>
          <table:table-cell office:value-type="float" office:value="7.58712" calcext:value-type="float">
            <text:p>7.587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128742" calcext:value-type="float">
            <text:p>0.128742</text:p>
          </table:table-cell>
          <table:table-cell office:value-type="float" office:value="0" calcext:value-type="float">
            <text:p>0</text:p>
          </table:table-cell>
          <table:table-cell office:value-type="float" office:value="0.0582961" calcext:value-type="float">
            <text:p>0.0582961</text:p>
          </table:table-cell>
          <table:table-cell office:value-type="float" office:value="0.0727607" calcext:value-type="float">
            <text:p>0.0727607</text:p>
          </table:table-cell>
          <table:table-cell office:value-type="float" office:value="0.0503891" calcext:value-type="float">
            <text:p>0.0503891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.0765187" calcext:value-type="float">
            <text:p>0.0765187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79213" calcext:value-type="float">
            <text:p>0.0579213</text:p>
          </table:table-cell>
          <table:table-cell office:value-type="float" office:value="0.0585528" calcext:value-type="float">
            <text:p>0.0585528</text:p>
          </table:table-cell>
          <table:table-cell office:value-type="float" office:value="0.0586207" calcext:value-type="float">
            <text:p>0.058620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3.2131" calcext:value-type="float">
            <text:p>13.2131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formula="of:=[.O15]*2" office:value-type="float" office:value="14.61248" calcext:value-type="float">
            <text:p>14.61248</text:p>
          </table:table-cell>
          <table:table-cell/>
          <table:table-cell office:value-type="float" office:value="7.30624" calcext:value-type="float">
            <text:p>7.306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122852" calcext:value-type="float">
            <text:p>0.122852</text:p>
          </table:table-cell>
          <table:table-cell office:value-type="float" office:value="0" calcext:value-type="float">
            <text:p>0</text:p>
          </table:table-cell>
          <table:table-cell office:value-type="float" office:value="0.0455007" calcext:value-type="float">
            <text:p>0.0455007</text:p>
          </table:table-cell>
          <table:table-cell office:value-type="float" office:value="0.0587945" calcext:value-type="float">
            <text:p>0.0587945</text:p>
          </table:table-cell>
          <table:table-cell office:value-type="float" office:value="0.0484123" calcext:value-type="float">
            <text:p>0.04841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85402" calcext:value-type="float">
            <text:p>0.06854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28694" calcext:value-type="float">
            <text:p>0.0828694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82858" calcext:value-type="float">
            <text:p>0.0582858</text:p>
          </table:table-cell>
          <table:table-cell office:value-type="float" office:value="0.060631" calcext:value-type="float">
            <text:p>0.060631</text:p>
          </table:table-cell>
          <table:table-cell office:value-type="float" office:value="0.0589353" calcext:value-type="float">
            <text:p>0.058935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2.6131" calcext:value-type="float">
            <text:p>12.6131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table:formula="of:=[.O16]*2" office:value-type="float" office:value="14.12016" calcext:value-type="float">
            <text:p>14.12016</text:p>
          </table:table-cell>
          <table:table-cell/>
          <table:table-cell office:value-type="float" office:value="7.06008" calcext:value-type="float">
            <text:p>7.0600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16148" calcext:value-type="float">
            <text:p>0.116148</text:p>
          </table:table-cell>
          <table:table-cell office:value-type="float" office:value="0" calcext:value-type="float">
            <text:p>0</text:p>
          </table:table-cell>
          <table:table-cell office:value-type="float" office:value="0.0522913" calcext:value-type="float">
            <text:p>0.0522913</text:p>
          </table:table-cell>
          <table:table-cell office:value-type="float" office:value="0.0638124" calcext:value-type="float">
            <text:p>0.0638124</text:p>
          </table:table-cell>
          <table:table-cell office:value-type="float" office:value="0.0475986" calcext:value-type="float">
            <text:p>0.04759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672834" calcext:value-type="float">
            <text:p>0.06728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738917" calcext:value-type="float">
            <text:p>0.0738917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99429" calcext:value-type="float">
            <text:p>0.0599429</text:p>
          </table:table-cell>
          <table:table-cell office:value-type="float" office:value="0.0560581" calcext:value-type="float">
            <text:p>0.0560581</text:p>
          </table:table-cell>
          <table:table-cell office:value-type="float" office:value="0.0577728" calcext:value-type="float">
            <text:p>0.057772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.3086" calcext:value-type="float">
            <text:p>12.308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formula="of:=[.O17]*2" office:value-type="float" office:value="13.79794" calcext:value-type="float">
            <text:p>13.79794</text:p>
          </table:table-cell>
          <table:table-cell/>
          <table:table-cell office:value-type="float" office:value="6.89897" calcext:value-type="float">
            <text:p>6.8989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19373" calcext:value-type="float">
            <text:p>0.119373</text:p>
          </table:table-cell>
          <table:table-cell office:value-type="float" office:value="0" calcext:value-type="float">
            <text:p>0</text:p>
          </table:table-cell>
          <table:table-cell office:value-type="float" office:value="0.053033" calcext:value-type="float">
            <text:p>0.053033</text:p>
          </table:table-cell>
          <table:table-cell office:value-type="float" office:value="0.0593717" calcext:value-type="float">
            <text:p>0.0593717</text:p>
          </table:table-cell>
          <table:table-cell office:value-type="float" office:value="0.0459279" calcext:value-type="float">
            <text:p>0.04592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6429" calcext:value-type="float">
            <text:p>0.064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725873" calcext:value-type="float">
            <text:p>0.0725873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611316" calcext:value-type="float">
            <text:p>0.0611316</text:p>
          </table:table-cell>
          <table:table-cell office:value-type="float" office:value="0.0592035" calcext:value-type="float">
            <text:p>0.0592035</text:p>
          </table:table-cell>
          <table:table-cell office:value-type="float" office:value="0.0575192" calcext:value-type="float">
            <text:p>0.057519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1.7886" calcext:value-type="float">
            <text:p>11.7886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table:formula="of:=[.O18]*2" office:value-type="float" office:value="13.18522" calcext:value-type="float">
            <text:p>13.18522</text:p>
          </table:table-cell>
          <table:table-cell/>
          <table:table-cell office:value-type="float" office:value="6.59261" calcext:value-type="float">
            <text:p>6.5926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21125" calcext:value-type="float">
            <text:p>0.121125</text:p>
          </table:table-cell>
          <table:table-cell office:value-type="float" office:value="0" calcext:value-type="float">
            <text:p>0</text:p>
          </table:table-cell>
          <table:table-cell office:value-type="float" office:value="0.0471865" calcext:value-type="float">
            <text:p>0.0471865</text:p>
          </table:table-cell>
          <table:table-cell office:value-type="float" office:value="0.0671749" calcext:value-type="float">
            <text:p>0.0671749</text:p>
          </table:table-cell>
          <table:table-cell office:value-type="float" office:value="0.0484123" calcext:value-type="float">
            <text:p>0.04841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594744" calcext:value-type="float">
            <text:p>0.05947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79382" calcext:value-type="float">
            <text:p>0.079382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7874" calcext:value-type="float">
            <text:p>0.057874</text:p>
          </table:table-cell>
          <table:table-cell office:value-type="float" office:value="0.0581731" calcext:value-type="float">
            <text:p>0.0581731</text:p>
          </table:table-cell>
          <table:table-cell office:value-type="float" office:value="0.057611" calcext:value-type="float">
            <text:p>0.05761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1.5509" calcext:value-type="float">
            <text:p>11.5509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formula="of:=[.O19]*2" office:value-type="float" office:value="12.89014" calcext:value-type="float">
            <text:p>12.89014</text:p>
          </table:table-cell>
          <table:table-cell/>
          <table:table-cell office:value-type="float" office:value="6.44507" calcext:value-type="float">
            <text:p>6.4450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07853" calcext:value-type="float">
            <text:p>0.107853</text:p>
          </table:table-cell>
          <table:table-cell office:value-type="float" office:value="0" calcext:value-type="float">
            <text:p>0</text:p>
          </table:table-cell>
          <table:table-cell office:value-type="float" office:value="0.0484123" calcext:value-type="float">
            <text:p>0.0484123</text:p>
          </table:table-cell>
          <table:table-cell office:value-type="float" office:value="0.0560401" calcext:value-type="float">
            <text:p>0.0560401</text:p>
          </table:table-cell>
          <table:table-cell office:value-type="float" office:value="0.0459279" calcext:value-type="float">
            <text:p>0.045927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588599" calcext:value-type="float">
            <text:p>0.05885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770955" calcext:value-type="float">
            <text:p>0.0770955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92396" calcext:value-type="float">
            <text:p>0.0592396</text:p>
          </table:table-cell>
          <table:table-cell office:value-type="float" office:value="0.0568309" calcext:value-type="float">
            <text:p>0.0568309</text:p>
          </table:table-cell>
          <table:table-cell office:value-type="float" office:value="0.0575307" calcext:value-type="float">
            <text:p>0.057530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1.0987" calcext:value-type="float">
            <text:p>11.0987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table:formula="of:=[.O20]*2" office:value-type="float" office:value="12.59182" calcext:value-type="float">
            <text:p>12.59182</text:p>
          </table:table-cell>
          <table:table-cell/>
          <table:table-cell office:value-type="float" office:value="6.29591" calcext:value-type="float">
            <text:p>6.2959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943588" calcext:value-type="float">
            <text:p>0.0943588</text:p>
          </table:table-cell>
          <table:table-cell office:value-type="float" office:value="0" calcext:value-type="float">
            <text:p>0</text:p>
          </table:table-cell>
          <table:table-cell office:value-type="float" office:value="0.0467707" calcext:value-type="float">
            <text:p>0.0467707</text:p>
          </table:table-cell>
          <table:table-cell office:value-type="float" office:value="0.053427" calcext:value-type="float">
            <text:p>0.053427</text:p>
          </table:table-cell>
          <table:table-cell office:value-type="float" office:value="0.0414578" calcext:value-type="float">
            <text:p>0.04145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77046" calcext:value-type="float">
            <text:p>0.05770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800845" calcext:value-type="float">
            <text:p>0.0800845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576561" calcext:value-type="float">
            <text:p>0.0576561</text:p>
          </table:table-cell>
          <table:table-cell office:value-type="float" office:value="0.0590925" calcext:value-type="float">
            <text:p>0.0590925</text:p>
          </table:table-cell>
          <table:table-cell office:value-type="float" office:value="0.057712" calcext:value-type="float">
            <text:p>0.0577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.9679" calcext:value-type="float">
            <text:p>10.96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formula="of:=[.O21]*2" office:value-type="float" office:value="12.28412" calcext:value-type="float">
            <text:p>12.28412</text:p>
          </table:table-cell>
          <table:table-cell/>
          <table:table-cell office:value-type="float" office:value="6.14206" calcext:value-type="float">
            <text:p>6.1420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915719" calcext:value-type="float">
            <text:p>0.0915719</text:p>
          </table:table-cell>
          <table:table-cell office:value-type="float" office:value="0" calcext:value-type="float">
            <text:p>0</text:p>
          </table:table-cell>
          <table:table-cell office:value-type="float" office:value="0.0537645" calcext:value-type="float">
            <text:p>0.0537645</text:p>
          </table:table-cell>
          <table:table-cell office:value-type="float" office:value="0.0515388" calcext:value-type="float">
            <text:p>0.0515388</text:p>
          </table:table-cell>
          <table:table-cell office:value-type="float" office:value="0.0511585" calcext:value-type="float">
            <text:p>0.05115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5659" calcext:value-type="float">
            <text:p>0.056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694679" calcext:value-type="float">
            <text:p>0.0694679</text:p>
          </table:table-cell>
          <table:table-cell office:value-type="float" office:value="0.0606223" calcext:value-type="float">
            <text:p>0.0606223</text:p>
          </table:table-cell>
          <table:table-cell office:value-type="float" office:value="0.0607959" calcext:value-type="float">
            <text:p>0.0607959</text:p>
          </table:table-cell>
          <table:table-cell office:value-type="float" office:value="0.0588196" calcext:value-type="float">
            <text:p>0.0588196</text:p>
          </table:table-cell>
          <table:table-cell office:value-type="float" office:value="0.0578593" calcext:value-type="float">
            <text:p>0.0578593</text:p>
          </table:table-cell>
        </table:table-row>
        <table:table-row table:style-name="ro1">
          <table:table-cell table:number-columns-repeated="18"/>
          <table:table-cell office:value-type="float" office:value="25" calcext:value-type="float">
            <text:p>25</text:p>
          </table:table-cell>
          <table:table-cell office:value-type="float" office:value="0.0993579" calcext:value-type="float">
            <text:p>0.0993579</text:p>
          </table:table-cell>
          <table:table-cell office:value-type="float" office:value="0.02" calcext:value-type="float">
            <text:p>0.02</text:p>
          </table:table-cell>
          <table:table-cell office:value-type="float" office:value="0.0364417" calcext:value-type="float">
            <text:p>0.0364417</text:p>
          </table:table-cell>
          <table:table-cell office:value-type="float" office:value="0.0504381" calcext:value-type="float">
            <text:p>0.0504381</text:p>
          </table:table-cell>
          <table:table-cell office:value-type="float" office:value="0.0364417" calcext:value-type="float">
            <text:p>0.03644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579248" calcext:value-type="float">
            <text:p>0.057924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28588" calcext:value-type="float">
            <text:p>0.0728588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94665" calcext:value-type="float">
            <text:p>0.0594665</text:p>
          </table:table-cell>
          <table:table-cell office:value-type="float" office:value="0.0592453" calcext:value-type="float">
            <text:p>0.0592453</text:p>
          </table:table-cell>
          <table:table-cell office:value-type="float" office:value="0.0579801" calcext:value-type="float">
            <text:p>0.0579801</text:p>
          </table:table-cell>
        </table:table-row>
        <table:table-row table:style-name="ro1">
          <table:table-cell table:number-columns-repeated="18"/>
          <table:table-cell office:value-type="float" office:value="26" calcext:value-type="float">
            <text:p>26</text:p>
          </table:table-cell>
          <table:table-cell office:value-type="float" office:value="0.0938178" calcext:value-type="float">
            <text:p>0.0938178</text:p>
          </table:table-cell>
          <table:table-cell office:value-type="float" office:value="0.02" calcext:value-type="float">
            <text:p>0.02</text:p>
          </table:table-cell>
          <table:table-cell office:value-type="float" office:value="0.0377359" calcext:value-type="float">
            <text:p>0.0377359</text:p>
          </table:table-cell>
          <table:table-cell office:value-type="float" office:value="0.0494047" calcext:value-type="float">
            <text:p>0.0494047</text:p>
          </table:table-cell>
          <table:table-cell office:value-type="float" office:value="0.0332265" calcext:value-type="float">
            <text:p>0.033226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567292" calcext:value-type="float">
            <text:p>0.05672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7596" calcext:value-type="float">
            <text:p>0.077596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605669" calcext:value-type="float">
            <text:p>0.0605669</text:p>
          </table:table-cell>
          <table:table-cell office:value-type="float" office:value="0.057708" calcext:value-type="float">
            <text:p>0.057708</text:p>
          </table:table-cell>
          <table:table-cell office:value-type="float" office:value="0.0577646" calcext:value-type="float">
            <text:p>0.057764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0.096225" calcext:value-type="float">
            <text:p>0.0962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85746" calcext:value-type="float">
            <text:p>0.0385746</text:p>
          </table:table-cell>
          <table:table-cell office:value-type="float" office:value="0.0540538" calcext:value-type="float">
            <text:p>0.0540538</text:p>
          </table:table-cell>
          <table:table-cell office:value-type="float" office:value="0.0350999" calcext:value-type="float">
            <text:p>0.035099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588205" calcext:value-type="float">
            <text:p>0.05882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715998" calcext:value-type="float">
            <text:p>0.0715998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74667" calcext:value-type="float">
            <text:p>0.0574667</text:p>
          </table:table-cell>
          <table:table-cell office:value-type="float" office:value="0.0592435" calcext:value-type="float">
            <text:p>0.0592435</text:p>
          </table:table-cell>
          <table:table-cell office:value-type="float" office:value="0.0579738" calcext:value-type="float">
            <text:p>0.05797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0.0845909" calcext:value-type="float">
            <text:p>0.0845909</text:p>
          </table:table-cell>
          <table:table-cell office:value-type="float" office:value="0.02" calcext:value-type="float">
            <text:p>0.02</text:p>
          </table:table-cell>
          <table:table-cell office:value-type="float" office:value="0.0425206" calcext:value-type="float">
            <text:p>0.0425206</text:p>
          </table:table-cell>
          <table:table-cell office:value-type="float" office:value="0.0494872" calcext:value-type="float">
            <text:p>0.0494872</text:p>
          </table:table-cell>
          <table:table-cell office:value-type="float" office:value="0.0332265" calcext:value-type="float">
            <text:p>0.03322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57369" calcext:value-type="float">
            <text:p>0.05736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709844" calcext:value-type="float">
            <text:p>0.0709844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4405" calcext:value-type="float">
            <text:p>0.0584405</text:p>
          </table:table-cell>
          <table:table-cell office:value-type="float" office:value="0.0592152" calcext:value-type="float">
            <text:p>0.0592152</text:p>
          </table:table-cell>
          <table:table-cell office:value-type="float" office:value="0.0578029" calcext:value-type="float">
            <text:p>0.05780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22222" calcext:value-type="float">
            <text:p>0.222222</text:p>
          </table:table-cell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0.0978363" calcext:value-type="float">
            <text:p>0.0978363</text:p>
          </table:table-cell>
          <table:table-cell office:value-type="float" office:value="0.02" calcext:value-type="float">
            <text:p>0.0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12623" calcext:value-type="float">
            <text:p>0.0512623</text:p>
          </table:table-cell>
          <table:table-cell office:value-type="float" office:value="0.0368782" calcext:value-type="float">
            <text:p>0.036878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575115" calcext:value-type="float">
            <text:p>0.05751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662958" calcext:value-type="float">
            <text:p>0.0662958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94582" calcext:value-type="float">
            <text:p>0.0594582</text:p>
          </table:table-cell>
          <table:table-cell office:value-type="float" office:value="0.0586118" calcext:value-type="float">
            <text:p>0.0586118</text:p>
          </table:table-cell>
          <table:table-cell office:value-type="float" office:value="0.0584513" calcext:value-type="float">
            <text:p>0.05845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25" calcext:value-type="float">
            <text:p>0.125</text:p>
          </table:table-cell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0.0906152" calcext:value-type="float">
            <text:p>0.0906152</text:p>
          </table:table-cell>
          <table:table-cell office:value-type="float" office:value="0.02" calcext:value-type="float">
            <text:p>0.0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47723" calcext:value-type="float">
            <text:p>0.0547723</text:p>
          </table:table-cell>
          <table:table-cell office:value-type="float" office:value="0.0377359" calcext:value-type="float">
            <text:p>0.037735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0586207" calcext:value-type="float">
            <text:p>0.05862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84138" calcext:value-type="float">
            <text:p>0.0684138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4315" calcext:value-type="float">
            <text:p>0.0584315</text:p>
          </table:table-cell>
          <table:table-cell office:value-type="float" office:value="0.057585" calcext:value-type="float">
            <text:p>0.057585</text:p>
          </table:table-cell>
          <table:table-cell office:value-type="float" office:value="0.0576279" calcext:value-type="float">
            <text:p>0.057627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0.0851637" calcext:value-type="float">
            <text:p>0.0851637</text:p>
          </table:table-cell>
          <table:table-cell office:value-type="float" office:value="0.02" calcext:value-type="float">
            <text:p>0.02</text:p>
          </table:table-cell>
          <table:table-cell office:value-type="float" office:value="0.0405956" calcext:value-type="float">
            <text:p>0.0405956</text:p>
          </table:table-cell>
          <table:table-cell office:value-type="float" office:value="0.0496607" calcext:value-type="float">
            <text:p>0.0496607</text:p>
          </table:table-cell>
          <table:table-cell office:value-type="float" office:value="0.0385746" calcext:value-type="float">
            <text:p>0.03857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589353" calcext:value-type="float">
            <text:p>0.05893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648654" calcext:value-type="float">
            <text:p>0.0648654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8601" calcext:value-type="float">
            <text:p>0.0588601</text:p>
          </table:table-cell>
          <table:table-cell office:value-type="float" office:value="0.0583201" calcext:value-type="float">
            <text:p>0.0583201</text:p>
          </table:table-cell>
          <table:table-cell office:value-type="float" office:value="0.0580313" calcext:value-type="float">
            <text:p>0.05803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555556" calcext:value-type="float">
            <text:p>0.0555556</text:p>
          </table:table-cell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0.0852959" calcext:value-type="float">
            <text:p>0.0852959</text:p>
          </table:table-cell>
          <table:table-cell office:value-type="float" office:value="0.02" calcext:value-type="float">
            <text:p>0.02</text:p>
          </table:table-cell>
          <table:table-cell office:value-type="float" office:value="0.0364417" calcext:value-type="float">
            <text:p>0.0364417</text:p>
          </table:table-cell>
          <table:table-cell office:value-type="float" office:value="0.0493117" calcext:value-type="float">
            <text:p>0.0493117</text:p>
          </table:table-cell>
          <table:table-cell office:value-type="float" office:value="0.036" calcext:value-type="float">
            <text:p>0.03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0577728" calcext:value-type="float">
            <text:p>0.057772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693196" calcext:value-type="float">
            <text:p>0.0693196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90414" calcext:value-type="float">
            <text:p>0.0590414</text:p>
          </table:table-cell>
          <table:table-cell office:value-type="float" office:value="0.0578763" calcext:value-type="float">
            <text:p>0.0578763</text:p>
          </table:table-cell>
          <table:table-cell office:value-type="float" office:value="0.057565" calcext:value-type="float">
            <text:p>0.05756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408163" calcext:value-type="float">
            <text:p>0.0408163</text:p>
          </table:table-cell>
          <table:table-cell table:number-columns-repeated="15"/>
          <table:table-cell office:value-type="float" office:value="33" calcext:value-type="float">
            <text:p>33</text:p>
          </table:table-cell>
          <table:table-cell office:value-type="float" office:value="0.0920634" calcext:value-type="float">
            <text:p>0.0920634</text:p>
          </table:table-cell>
          <table:table-cell office:value-type="float" office:value="0.02" calcext:value-type="float">
            <text:p>0.02</text:p>
          </table:table-cell>
          <table:table-cell office:value-type="float" office:value="0.0381576" calcext:value-type="float">
            <text:p>0.0381576</text:p>
          </table:table-cell>
          <table:table-cell office:value-type="float" office:value="0.0464537" calcext:value-type="float">
            <text:p>0.0464537</text:p>
          </table:table-cell>
          <table:table-cell office:value-type="float" office:value="0.0350999" calcext:value-type="float">
            <text:p>0.035099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575192" calcext:value-type="float">
            <text:p>0.05751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680441" calcext:value-type="float">
            <text:p>0.0680441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037" calcext:value-type="float">
            <text:p>0.058037</text:p>
          </table:table-cell>
          <table:table-cell office:value-type="float" office:value="0.0574941" calcext:value-type="float">
            <text:p>0.0574941</text:p>
          </table:table-cell>
          <table:table-cell office:value-type="float" office:value="0.0583008" calcext:value-type="float">
            <text:p>0.058300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3125" calcext:value-type="float">
            <text:p>0.03125</text:p>
          </table:table-cell>
          <table:table-cell table:number-columns-repeated="15"/>
          <table:table-cell office:value-type="float" office:value="34" calcext:value-type="float">
            <text:p>34</text:p>
          </table:table-cell>
          <table:table-cell office:value-type="float" office:value="0.0833967" calcext:value-type="float">
            <text:p>0.0833967</text:p>
          </table:table-cell>
          <table:table-cell office:value-type="float" office:value="0.02" calcext:value-type="float">
            <text:p>0.02</text:p>
          </table:table-cell>
          <table:table-cell office:value-type="float" office:value="0.0385746" calcext:value-type="float">
            <text:p>0.0385746</text:p>
          </table:table-cell>
          <table:table-cell office:value-type="float" office:value="0.045754" calcext:value-type="float">
            <text:p>0.045754</text:p>
          </table:table-cell>
          <table:table-cell office:value-type="float" office:value="0.032249" calcext:value-type="float">
            <text:p>0.03224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57611" calcext:value-type="float">
            <text:p>0.0576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687942" calcext:value-type="float">
            <text:p>0.0687942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87557" calcext:value-type="float">
            <text:p>0.0587557</text:p>
          </table:table-cell>
          <table:table-cell office:value-type="float" office:value="0.0575528" calcext:value-type="float">
            <text:p>0.0575528</text:p>
          </table:table-cell>
          <table:table-cell office:value-type="float" office:value="0.0580435" calcext:value-type="float">
            <text:p>0.05804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246914" calcext:value-type="float">
            <text:p>0.0246914</text:p>
          </table:table-cell>
          <table:table-cell table:number-columns-repeated="15"/>
          <table:table-cell office:value-type="float" office:value="35" calcext:value-type="float">
            <text:p>35</text:p>
          </table:table-cell>
          <table:table-cell office:value-type="float" office:value="0.0794368" calcext:value-type="float">
            <text:p>0.0794368</text:p>
          </table:table-cell>
          <table:table-cell office:value-type="float" office:value="0.02" calcext:value-type="float">
            <text:p>0.02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503863" calcext:value-type="float">
            <text:p>0.0503863</text:p>
          </table:table-cell>
          <table:table-cell office:value-type="float" office:value="0.034641" calcext:value-type="float">
            <text:p>0.03464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0575307" calcext:value-type="float">
            <text:p>0.05753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672044" calcext:value-type="float">
            <text:p>0.0672044</text:p>
          </table:table-cell>
          <table:table-cell office:value-type="float" office:value="0.0595837" calcext:value-type="float">
            <text:p>0.0595837</text:p>
          </table:table-cell>
          <table:table-cell office:value-type="float" office:value="0.057816" calcext:value-type="float">
            <text:p>0.057816</text:p>
          </table:table-cell>
          <table:table-cell office:value-type="float" office:value="0.0585047" calcext:value-type="float">
            <text:p>0.0585047</text:p>
          </table:table-cell>
          <table:table-cell office:value-type="float" office:value="0.0582313" calcext:value-type="float">
            <text:p>0.058231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table:number-columns-repeated="15"/>
          <table:table-cell office:value-type="float" office:value="36" calcext:value-type="float">
            <text:p>36</text:p>
          </table:table-cell>
          <table:table-cell office:value-type="float" office:value="0.0801234" calcext:value-type="float">
            <text:p>0.080123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37931" calcext:value-type="float">
            <text:p>0.0337931</text:p>
          </table:table-cell>
          <table:table-cell office:value-type="float" office:value="0.0464811" calcext:value-type="float">
            <text:p>0.0464811</text:p>
          </table:table-cell>
          <table:table-cell office:value-type="float" office:value="0.0316715" calcext:value-type="float">
            <text:p>0.031671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057712" calcext:value-type="float">
            <text:p>0.0577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677646" calcext:value-type="float">
            <text:p>0.0677646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2043" calcext:value-type="float">
            <text:p>0.0582043</text:p>
          </table:table-cell>
          <table:table-cell office:value-type="float" office:value="0.0579755" calcext:value-type="float">
            <text:p>0.0579755</text:p>
          </table:table-cell>
          <table:table-cell office:value-type="float" office:value="0.0579375" calcext:value-type="float">
            <text:p>0.057937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165289" calcext:value-type="float">
            <text:p>0.0165289</text:p>
          </table:table-cell>
          <table:table-cell table:number-columns-repeated="15"/>
          <table:table-cell office:value-type="float" office:value="37" calcext:value-type="float">
            <text:p>37</text:p>
          </table:table-cell>
          <table:table-cell office:value-type="float" office:value="0.0851673" calcext:value-type="float">
            <text:p>0.0851673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36788" calcext:value-type="float">
            <text:p>0.0336788</text:p>
          </table:table-cell>
          <table:table-cell office:value-type="float" office:value="0.0479682" calcext:value-type="float">
            <text:p>0.0479682</text:p>
          </table:table-cell>
          <table:table-cell office:value-type="float" office:value="0.028599" calcext:value-type="float">
            <text:p>0.02859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0578593" calcext:value-type="float">
            <text:p>0.057859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646085" calcext:value-type="float">
            <text:p>0.0646085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4776" calcext:value-type="float">
            <text:p>0.0584776</text:p>
          </table:table-cell>
          <table:table-cell office:value-type="float" office:value="0.0586672" calcext:value-type="float">
            <text:p>0.0586672</text:p>
          </table:table-cell>
          <table:table-cell office:value-type="float" office:value="0.0576614" calcext:value-type="float">
            <text:p>0.057661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138889" calcext:value-type="float">
            <text:p>0.0138889</text:p>
          </table:table-cell>
          <table:table-cell table:number-columns-repeated="15"/>
          <table:table-cell office:value-type="float" office:value="38" calcext:value-type="float">
            <text:p>38</text:p>
          </table:table-cell>
          <table:table-cell office:value-type="float" office:value="0.0820867" calcext:value-type="float">
            <text:p>0.082086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0807" calcext:value-type="float">
            <text:p>0.030807</text:p>
          </table:table-cell>
          <table:table-cell office:value-type="float" office:value="0.0454281" calcext:value-type="float">
            <text:p>0.0454281</text:p>
          </table:table-cell>
          <table:table-cell office:value-type="float" office:value="0.0310565" calcext:value-type="float">
            <text:p>0.031056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0579801" calcext:value-type="float">
            <text:p>0.05798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680464" calcext:value-type="float">
            <text:p>0.0680464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3986" calcext:value-type="float">
            <text:p>0.0573986</text:p>
          </table:table-cell>
          <table:table-cell office:value-type="float" office:value="0.0587009" calcext:value-type="float">
            <text:p>0.0587009</text:p>
          </table:table-cell>
          <table:table-cell office:value-type="float" office:value="0.0579622" calcext:value-type="float">
            <text:p>0.057962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118343" calcext:value-type="float">
            <text:p>0.0118343</text:p>
          </table:table-cell>
          <table:table-cell table:number-columns-repeated="15"/>
          <table:table-cell office:value-type="float" office:value="39" calcext:value-type="float">
            <text:p>39</text:p>
          </table:table-cell>
          <table:table-cell office:value-type="float" office:value="0.0761931" calcext:value-type="float">
            <text:p>0.0761931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26315" calcext:value-type="float">
            <text:p>0.0326315</text:p>
          </table:table-cell>
          <table:table-cell office:value-type="float" office:value="0.0435897" calcext:value-type="float">
            <text:p>0.0435897</text:p>
          </table:table-cell>
          <table:table-cell office:value-type="float" office:value="0.031427" calcext:value-type="float">
            <text:p>0.03142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0577646" calcext:value-type="float">
            <text:p>0.05776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632329" calcext:value-type="float">
            <text:p>0.0632329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0387" calcext:value-type="float">
            <text:p>0.0580387</text:p>
          </table:table-cell>
          <table:table-cell office:value-type="float" office:value="0.058865" calcext:value-type="float">
            <text:p>0.058865</text:p>
          </table:table-cell>
          <table:table-cell office:value-type="float" office:value="0.0577835" calcext:value-type="float">
            <text:p>0.057783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102041" calcext:value-type="float">
            <text:p>0.0102041</text:p>
          </table:table-cell>
          <table:table-cell table:number-columns-repeated="15"/>
          <table:table-cell office:value-type="float" office:value="40" calcext:value-type="float">
            <text:p>40</text:p>
          </table:table-cell>
          <table:table-cell office:value-type="float" office:value="0.0728869" calcext:value-type="float">
            <text:p>0.0728869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25131" calcext:value-type="float">
            <text:p>0.0325131</text:p>
          </table:table-cell>
          <table:table-cell office:value-type="float" office:value="0.0429389" calcext:value-type="float">
            <text:p>0.0429389</text:p>
          </table:table-cell>
          <table:table-cell office:value-type="float" office:value="0.0300463" calcext:value-type="float">
            <text:p>0.030046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0579738" calcext:value-type="float">
            <text:p>0.05797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631262" calcext:value-type="float">
            <text:p>0.0631262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8893" calcext:value-type="float">
            <text:p>0.0578893</text:p>
          </table:table-cell>
          <table:table-cell office:value-type="float" office:value="0.0582528" calcext:value-type="float">
            <text:p>0.0582528</text:p>
          </table:table-cell>
          <table:table-cell office:value-type="float" office:value="0.057779" calcext:value-type="float">
            <text:p>0.05777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0888889" calcext:value-type="float">
            <text:p>0.00888889</text:p>
          </table:table-cell>
          <table:table-cell table:number-columns-repeated="15"/>
          <table:table-cell office:value-type="float" office:value="41" calcext:value-type="float">
            <text:p>41</text:p>
          </table:table-cell>
          <table:table-cell office:value-type="float" office:value="0.0702253" calcext:value-type="float">
            <text:p>0.0702253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16715" calcext:value-type="float">
            <text:p>0.0316715</text:p>
          </table:table-cell>
          <table:table-cell office:value-type="float" office:value="0.044508" calcext:value-type="float">
            <text:p>0.044508</text:p>
          </table:table-cell>
          <table:table-cell office:value-type="float" office:value="0.0325131" calcext:value-type="float">
            <text:p>0.032513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0578029" calcext:value-type="float">
            <text:p>0.05780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749777" calcext:value-type="float">
            <text:p>0.0749777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69684" calcext:value-type="float">
            <text:p>0.0569684</text:p>
          </table:table-cell>
          <table:table-cell office:value-type="float" office:value="0.0594461" calcext:value-type="float">
            <text:p>0.0594461</text:p>
          </table:table-cell>
          <table:table-cell office:value-type="float" office:value="0.057919" calcext:value-type="float">
            <text:p>0.0579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78125" calcext:value-type="float">
            <text:p>0.0078125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office:value-type="float" office:value="0.076302" calcext:value-type="float">
            <text:p>0.076302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0932" calcext:value-type="float">
            <text:p>0.030932</text:p>
          </table:table-cell>
          <table:table-cell office:value-type="float" office:value="0.0430551" calcext:value-type="float">
            <text:p>0.0430551</text:p>
          </table:table-cell>
          <table:table-cell office:value-type="float" office:value="0.0299176" calcext:value-type="float">
            <text:p>0.029917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0584513" calcext:value-type="float">
            <text:p>0.058451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677203" calcext:value-type="float">
            <text:p>0.0677203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7556" calcext:value-type="float">
            <text:p>0.0587556</text:p>
          </table:table-cell>
          <table:table-cell office:value-type="float" office:value="0.0591543" calcext:value-type="float">
            <text:p>0.0591543</text:p>
          </table:table-cell>
          <table:table-cell office:value-type="float" office:value="0.0578003" calcext:value-type="float">
            <text:p>0.057800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00692042" calcext:value-type="float">
            <text:p>0.00692042</text:p>
          </table:table-cell>
          <table:table-cell table:number-columns-repeated="15"/>
          <table:table-cell office:value-type="float" office:value="43" calcext:value-type="float">
            <text:p>43</text:p>
          </table:table-cell>
          <table:table-cell office:value-type="float" office:value="0.0800554" calcext:value-type="float">
            <text:p>0.080055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01744" calcext:value-type="float">
            <text:p>0.0301744</text:p>
          </table:table-cell>
          <table:table-cell office:value-type="float" office:value="0.0389838" calcext:value-type="float">
            <text:p>0.0389838</text:p>
          </table:table-cell>
          <table:table-cell office:value-type="float" office:value="0.0321551" calcext:value-type="float">
            <text:p>0.03215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576279" calcext:value-type="float">
            <text:p>0.05762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647292" calcext:value-type="float">
            <text:p>0.0647292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7342" calcext:value-type="float">
            <text:p>0.0577342</text:p>
          </table:table-cell>
          <table:table-cell office:value-type="float" office:value="0.0584599" calcext:value-type="float">
            <text:p>0.0584599</text:p>
          </table:table-cell>
          <table:table-cell office:value-type="float" office:value="0.057652" calcext:value-type="float">
            <text:p>0.05765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0617284" calcext:value-type="float">
            <text:p>0.00617284</text:p>
          </table:table-cell>
          <table:table-cell table:number-columns-repeated="15"/>
          <table:table-cell office:value-type="float" office:value="44" calcext:value-type="float">
            <text:p>44</text:p>
          </table:table-cell>
          <table:table-cell office:value-type="float" office:value="0.0690101" calcext:value-type="float">
            <text:p>0.0690101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99176" calcext:value-type="float">
            <text:p>0.0299176</text:p>
          </table:table-cell>
          <table:table-cell office:value-type="float" office:value="0.0410352" calcext:value-type="float">
            <text:p>0.0410352</text:p>
          </table:table-cell>
          <table:table-cell office:value-type="float" office:value="0.0292657" calcext:value-type="float">
            <text:p>0.029265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0580313" calcext:value-type="float">
            <text:p>0.05803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742758" calcext:value-type="float">
            <text:p>0.0742758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2478" calcext:value-type="float">
            <text:p>0.05724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6931" calcext:value-type="float">
            <text:p>0.057693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00554017" calcext:value-type="float">
            <text:p>0.00554017</text:p>
          </table:table-cell>
          <table:table-cell table:number-columns-repeated="15"/>
          <table:table-cell office:value-type="float" office:value="45" calcext:value-type="float">
            <text:p>45</text:p>
          </table:table-cell>
          <table:table-cell office:value-type="float" office:value="0.0681683" calcext:value-type="float">
            <text:p>0.0681683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10565" calcext:value-type="float">
            <text:p>0.0310565</text:p>
          </table:table-cell>
          <table:table-cell office:value-type="float" office:value="0.0419877" calcext:value-type="float">
            <text:p>0.0419877</text:p>
          </table:table-cell>
          <table:table-cell office:value-type="float" office:value="0.0277778" calcext:value-type="float">
            <text:p>0.027777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7565" calcext:value-type="float">
            <text:p>0.05756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690209" calcext:value-type="float">
            <text:p>0.0690209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73007" calcext:value-type="float">
            <text:p>0.0573007</text:p>
          </table:table-cell>
          <table:table-cell office:value-type="float" office:value="0.0582087" calcext:value-type="float">
            <text:p>0.0582087</text:p>
          </table:table-cell>
          <table:table-cell office:value-type="float" office:value="0.0578506" calcext:value-type="float">
            <text:p>0.057850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table:number-columns-repeated="15"/>
          <table:table-cell office:value-type="float" office:value="46" calcext:value-type="float">
            <text:p>46</text:p>
          </table:table-cell>
          <table:table-cell office:value-type="float" office:value="0.069667" calcext:value-type="float">
            <text:p>0.06966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29843" calcext:value-type="float">
            <text:p>0.0329843</text:p>
          </table:table-cell>
          <table:table-cell office:value-type="float" office:value="0.037716" calcext:value-type="float">
            <text:p>0.037716</text:p>
          </table:table-cell>
          <table:table-cell office:value-type="float" office:value="0.0299176" calcext:value-type="float">
            <text:p>0.029917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0583008" calcext:value-type="float">
            <text:p>0.0583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645131" calcext:value-type="float">
            <text:p>0.0645131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5902" calcext:value-type="float">
            <text:p>0.0585902</text:p>
          </table:table-cell>
          <table:table-cell office:value-type="float" office:value="0.0570024" calcext:value-type="float">
            <text:p>0.0570024</text:p>
          </table:table-cell>
          <table:table-cell office:value-type="float" office:value="0.0575878" calcext:value-type="float">
            <text:p>0.0575878</text:p>
          </table:table-cell>
        </table:table-row>
        <table:table-row table:style-name="ro1">
          <table:table-cell table:number-columns-repeated="18"/>
          <table:table-cell office:value-type="float" office:value="47" calcext:value-type="float">
            <text:p>47</text:p>
          </table:table-cell>
          <table:table-cell office:value-type="float" office:value="0.0674505" calcext:value-type="float">
            <text:p>0.06745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63242" calcext:value-type="float">
            <text:p>0.0363242</text:p>
          </table:table-cell>
          <table:table-cell office:value-type="float" office:value="0.0375217" calcext:value-type="float">
            <text:p>0.0375217</text:p>
          </table:table-cell>
          <table:table-cell office:value-type="float" office:value="0.0319142" calcext:value-type="float">
            <text:p>0.031914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0580435" calcext:value-type="float">
            <text:p>0.058043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67694" calcext:value-type="float">
            <text:p>0.067694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86665" calcext:value-type="float">
            <text:p>0.0586665</text:p>
          </table:table-cell>
          <table:table-cell office:value-type="float" office:value="0.0575794" calcext:value-type="float">
            <text:p>0.0575794</text:p>
          </table:table-cell>
          <table:table-cell office:value-type="float" office:value="0.0578011" calcext:value-type="float">
            <text:p>0.0578011</text:p>
          </table:table-cell>
        </table:table-row>
        <table:table-row table:style-name="ro1">
          <table:table-cell table:number-columns-repeated="18"/>
          <table:table-cell office:value-type="float" office:value="48" calcext:value-type="float">
            <text:p>48</text:p>
          </table:table-cell>
          <table:table-cell office:value-type="float" office:value="0.0709252" calcext:value-type="float">
            <text:p>0.0709252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340207" calcext:value-type="float">
            <text:p>0.0340207</text:p>
          </table:table-cell>
          <table:table-cell office:value-type="float" office:value="0.0376732" calcext:value-type="float">
            <text:p>0.0376732</text:p>
          </table:table-cell>
          <table:table-cell office:value-type="float" office:value="0.0334489" calcext:value-type="float">
            <text:p>0.033448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0582313" calcext:value-type="float">
            <text:p>0.058231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617969" calcext:value-type="float">
            <text:p>0.0617969</text:p>
          </table:table-cell>
          <table:table-cell office:value-type="float" office:value="0.059021" calcext:value-type="float">
            <text:p>0.059021</text:p>
          </table:table-cell>
          <table:table-cell office:value-type="float" office:value="0.0566166" calcext:value-type="float">
            <text:p>0.0566166</text:p>
          </table:table-cell>
          <table:table-cell office:value-type="float" office:value="0.0591495" calcext:value-type="float">
            <text:p>0.0591495</text:p>
          </table:table-cell>
          <table:table-cell office:value-type="float" office:value="0.0575861" calcext:value-type="float">
            <text:p>0.0575861</text:p>
          </table:table-cell>
        </table:table-row>
        <table:table-row table:style-name="ro1">
          <table:table-cell table:number-columns-repeated="18"/>
          <table:table-cell office:value-type="float" office:value="49" calcext:value-type="float">
            <text:p>49</text:p>
          </table:table-cell>
          <table:table-cell office:value-type="float" office:value="0.0758953" calcext:value-type="float">
            <text:p>0.075895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49113" calcext:value-type="float">
            <text:p>0.0249113</text:p>
          </table:table-cell>
          <table:table-cell office:value-type="float" office:value="0.0424666" calcext:value-type="float">
            <text:p>0.0424666</text:p>
          </table:table-cell>
          <table:table-cell office:value-type="float" office:value="0.0240609" calcext:value-type="float">
            <text:p>0.024060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0579375" calcext:value-type="float">
            <text:p>0.057937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698685" calcext:value-type="float">
            <text:p>0.0698685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492" calcext:value-type="float">
            <text:p>0.057492</text:p>
          </table:table-cell>
          <table:table-cell office:value-type="float" office:value="0.0569633" calcext:value-type="float">
            <text:p>0.0569633</text:p>
          </table:table-cell>
          <table:table-cell office:value-type="float" office:value="0.0577915" calcext:value-type="float">
            <text:p>0.0577915</text:p>
          </table:table-cell>
        </table:table-row>
        <table:table-row table:style-name="ro1">
          <table:table-cell table:number-columns-repeated="18"/>
          <table:table-cell office:value-type="float" office:value="50" calcext:value-type="float">
            <text:p>50</text:p>
          </table:table-cell>
          <table:table-cell office:value-type="float" office:value="0.066242" calcext:value-type="float">
            <text:p>0.066242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80566" calcext:value-type="float">
            <text:p>0.0280566</text:p>
          </table:table-cell>
          <table:table-cell office:value-type="float" office:value="0.0401497" calcext:value-type="float">
            <text:p>0.0401497</text:p>
          </table:table-cell>
          <table:table-cell office:value-type="float" office:value="0.022817" calcext:value-type="float">
            <text:p>0.02281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0576614" calcext:value-type="float">
            <text:p>0.05766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608272" calcext:value-type="float">
            <text:p>0.0608272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6857" calcext:value-type="float">
            <text:p>0.0576857</text:p>
          </table:table-cell>
          <table:table-cell office:value-type="float" office:value="0.0583718" calcext:value-type="float">
            <text:p>0.0583718</text:p>
          </table:table-cell>
          <table:table-cell office:value-type="float" office:value="0.0576467" calcext:value-type="float">
            <text:p>0.0576467</text:p>
          </table:table-cell>
        </table:table-row>
        <table:table-row table:style-name="ro1">
          <table:table-cell table:number-columns-repeated="18"/>
          <table:table-cell office:value-type="float" office:value="51" calcext:value-type="float">
            <text:p>51</text:p>
          </table:table-cell>
          <table:table-cell office:value-type="float" office:value="0.0680084" calcext:value-type="float">
            <text:p>0.0680084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71513" calcext:value-type="float">
            <text:p>0.0271513</text:p>
          </table:table-cell>
          <table:table-cell office:value-type="float" office:value="0.0390684" calcext:value-type="float">
            <text:p>0.0390684</text:p>
          </table:table-cell>
          <table:table-cell office:value-type="float" office:value="0.0242334" calcext:value-type="float">
            <text:p>0.02423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0579622" calcext:value-type="float">
            <text:p>0.05796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644277" calcext:value-type="float">
            <text:p>0.0644277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6864" calcext:value-type="float">
            <text:p>0.0576864</text:p>
          </table:table-cell>
          <table:table-cell office:value-type="float" office:value="0.0585331" calcext:value-type="float">
            <text:p>0.0585331</text:p>
          </table:table-cell>
          <table:table-cell office:value-type="float" office:value="0.0581324" calcext:value-type="float">
            <text:p>0.05813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.5429" calcext:value-type="float">
            <text:p>12.5429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office:value-type="float" office:value="0.0662555" calcext:value-type="float">
            <text:p>0.0662555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97847" calcext:value-type="float">
            <text:p>0.0297847</text:p>
          </table:table-cell>
          <table:table-cell office:value-type="float" office:value="0.0406584" calcext:value-type="float">
            <text:p>0.0406584</text:p>
          </table:table-cell>
          <table:table-cell office:value-type="float" office:value="0.0247436" calcext:value-type="float">
            <text:p>0.024743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0577835" calcext:value-type="float">
            <text:p>0.057783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689435" calcext:value-type="float">
            <text:p>0.0689435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715" calcext:value-type="float">
            <text:p>0.057715</text:p>
          </table:table-cell>
          <table:table-cell office:value-type="float" office:value="0.0583763" calcext:value-type="float">
            <text:p>0.0583763</text:p>
          </table:table-cell>
          <table:table-cell office:value-type="float" office:value="0.0576792" calcext:value-type="float">
            <text:p>0.05767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44793" calcext:value-type="float">
            <text:p>4.44793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office:value-type="float" office:value="0.0681077" calcext:value-type="float">
            <text:p>0.0681077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52435" calcext:value-type="float">
            <text:p>0.0252435</text:p>
          </table:table-cell>
          <table:table-cell office:value-type="float" office:value="0.0392616" calcext:value-type="float">
            <text:p>0.0392616</text:p>
          </table:table-cell>
          <table:table-cell office:value-type="float" office:value="0.025078" calcext:value-type="float">
            <text:p>0.02507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57779" calcext:value-type="float">
            <text:p>0.05777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613507" calcext:value-type="float">
            <text:p>0.0613507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4485" calcext:value-type="float">
            <text:p>0.0584485</text:p>
          </table:table-cell>
          <table:table-cell office:value-type="float" office:value="0.0585958" calcext:value-type="float">
            <text:p>0.0585958</text:p>
          </table:table-cell>
          <table:table-cell office:value-type="float" office:value="0.0578503" calcext:value-type="float">
            <text:p>0.057850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.43935" calcext:value-type="float">
            <text:p>2.43935</text:p>
          </table:table-cell>
          <table:table-cell table:number-columns-repeated="15"/>
          <table:table-cell office:value-type="float" office:value="54" calcext:value-type="float">
            <text:p>54</text:p>
          </table:table-cell>
          <table:table-cell office:value-type="float" office:value="0.0695863" calcext:value-type="float">
            <text:p>0.069586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35358" calcext:value-type="float">
            <text:p>0.0235358</text:p>
          </table:table-cell>
          <table:table-cell office:value-type="float" office:value="0.0390209" calcext:value-type="float">
            <text:p>0.0390209</text:p>
          </table:table-cell>
          <table:table-cell office:value-type="float" office:value="0.0260554" calcext:value-type="float">
            <text:p>0.026055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057919" calcext:value-type="float">
            <text:p>0.05791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644754" calcext:value-type="float">
            <text:p>0.0644754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2288" calcext:value-type="float">
            <text:p>0.0582288</text:p>
          </table:table-cell>
          <table:table-cell office:value-type="float" office:value="0.0580816" calcext:value-type="float">
            <text:p>0.0580816</text:p>
          </table:table-cell>
          <table:table-cell office:value-type="float" office:value="0.057763" calcext:value-type="float">
            <text:p>0.05776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57423" calcext:value-type="float">
            <text:p>1.57423</text:p>
          </table:table-cell>
          <table:table-cell table:number-columns-repeated="15"/>
          <table:table-cell office:value-type="float" office:value="55" calcext:value-type="float">
            <text:p>55</text:p>
          </table:table-cell>
          <table:table-cell office:value-type="float" office:value="0.0599449" calcext:value-type="float">
            <text:p>0.0599449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49113" calcext:value-type="float">
            <text:p>0.0249113</text:p>
          </table:table-cell>
          <table:table-cell office:value-type="float" office:value="0.0372173" calcext:value-type="float">
            <text:p>0.0372173</text:p>
          </table:table-cell>
          <table:table-cell office:value-type="float" office:value="0.0242334" calcext:value-type="float">
            <text:p>0.024233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0578003" calcext:value-type="float">
            <text:p>0.05780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678838" calcext:value-type="float">
            <text:p>0.0678838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1261" calcext:value-type="float">
            <text:p>0.0571261</text:p>
          </table:table-cell>
          <table:table-cell office:value-type="float" office:value="0.0580631" calcext:value-type="float">
            <text:p>0.0580631</text:p>
          </table:table-cell>
          <table:table-cell office:value-type="float" office:value="0.0577578" calcext:value-type="float">
            <text:p>0.057757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13142" calcext:value-type="float">
            <text:p>1.13142</text:p>
          </table:table-cell>
          <table:table-cell table:number-columns-repeated="15"/>
          <table:table-cell office:value-type="float" office:value="56" calcext:value-type="float">
            <text:p>56</text:p>
          </table:table-cell>
          <table:table-cell office:value-type="float" office:value="0.0612633" calcext:value-type="float">
            <text:p>0.061263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31792" calcext:value-type="float">
            <text:p>0.0231792</text:p>
          </table:table-cell>
          <table:table-cell office:value-type="float" office:value="0.0351291" calcext:value-type="float">
            <text:p>0.0351291</text:p>
          </table:table-cell>
          <table:table-cell office:value-type="float" office:value="0.0257337" calcext:value-type="float">
            <text:p>0.025733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057652" calcext:value-type="float">
            <text:p>0.0576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61261" calcext:value-type="float">
            <text:p>0.061261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9661" calcext:value-type="float">
            <text:p>0.0579661</text:p>
          </table:table-cell>
          <table:table-cell office:value-type="float" office:value="0.0582441" calcext:value-type="float">
            <text:p>0.0582441</text:p>
          </table:table-cell>
          <table:table-cell office:value-type="float" office:value="0.0576319" calcext:value-type="float">
            <text:p>0.05763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857682" calcext:value-type="float">
            <text:p>0.857682</text:p>
          </table:table-cell>
          <table:table-cell table:number-columns-repeated="15"/>
          <table:table-cell office:value-type="float" office:value="57" calcext:value-type="float">
            <text:p>57</text:p>
          </table:table-cell>
          <table:table-cell office:value-type="float" office:value="0.0566588" calcext:value-type="float">
            <text:p>0.0566588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65306" calcext:value-type="float">
            <text:p>0.0265306</text:p>
          </table:table-cell>
          <table:table-cell office:value-type="float" office:value="0.0386363" calcext:value-type="float">
            <text:p>0.0386363</text:p>
          </table:table-cell>
          <table:table-cell office:value-type="float" office:value="0.0262148" calcext:value-type="float">
            <text:p>0.026214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0576931" calcext:value-type="float">
            <text:p>0.057693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63688" calcext:value-type="float">
            <text:p>0.063688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2862" calcext:value-type="float">
            <text:p>0.0582862</text:p>
          </table:table-cell>
          <table:table-cell office:value-type="float" office:value="0.0577316" calcext:value-type="float">
            <text:p>0.0577316</text:p>
          </table:table-cell>
          <table:table-cell office:value-type="float" office:value="0.0575343" calcext:value-type="float">
            <text:p>0.057534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680149" calcext:value-type="float">
            <text:p>0.680149</text:p>
          </table:table-cell>
          <table:table-cell table:number-columns-repeated="15"/>
          <table:table-cell office:value-type="float" office:value="58" calcext:value-type="float">
            <text:p>58</text:p>
          </table:table-cell>
          <table:table-cell office:value-type="float" office:value="0.0659243" calcext:value-type="float">
            <text:p>0.065924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73043" calcext:value-type="float">
            <text:p>0.0273043</text:p>
          </table:table-cell>
          <table:table-cell office:value-type="float" office:value="0.0375371" calcext:value-type="float">
            <text:p>0.0375371</text:p>
          </table:table-cell>
          <table:table-cell office:value-type="float" office:value="0.0271513" calcext:value-type="float">
            <text:p>0.027151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0578506" calcext:value-type="float">
            <text:p>0.057850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643806" calcext:value-type="float">
            <text:p>0.0643806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9139" calcext:value-type="float">
            <text:p>0.0579139</text:p>
          </table:table-cell>
          <table:table-cell office:value-type="float" office:value="0.0577123" calcext:value-type="float">
            <text:p>0.0577123</text:p>
          </table:table-cell>
          <table:table-cell office:value-type="float" office:value="0.0578099" calcext:value-type="float">
            <text:p>0.057809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560332" calcext:value-type="float">
            <text:p>0.560332</text:p>
          </table:table-cell>
          <table:table-cell table:number-columns-repeated="15"/>
          <table:table-cell office:value-type="float" office:value="59" calcext:value-type="float">
            <text:p>59</text:p>
          </table:table-cell>
          <table:table-cell office:value-type="float" office:value="0.0642952" calcext:value-type="float">
            <text:p>0.0642952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57337" calcext:value-type="float">
            <text:p>0.0257337</text:p>
          </table:table-cell>
          <table:table-cell office:value-type="float" office:value="0.0402163" calcext:value-type="float">
            <text:p>0.0402163</text:p>
          </table:table-cell>
          <table:table-cell office:value-type="float" office:value="0.0296446" calcext:value-type="float">
            <text:p>0.029644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0575878" calcext:value-type="float">
            <text:p>0.057587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585395" calcext:value-type="float">
            <text:p>0.0585395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0659" calcext:value-type="float">
            <text:p>0.0580659</text:p>
          </table:table-cell>
          <table:table-cell office:value-type="float" office:value="0.0582187" calcext:value-type="float">
            <text:p>0.0582187</text:p>
          </table:table-cell>
          <table:table-cell office:value-type="float" office:value="0.0577762" calcext:value-type="float">
            <text:p>0.057776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469842" calcext:value-type="float">
            <text:p>0.469842</text:p>
          </table:table-cell>
          <table:table-cell table:number-columns-repeated="15"/>
          <table:table-cell office:value-type="float" office:value="60" calcext:value-type="float">
            <text:p>60</text:p>
          </table:table-cell>
          <table:table-cell office:value-type="float" office:value="0.0681502" calcext:value-type="float">
            <text:p>0.0681502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74564" calcext:value-type="float">
            <text:p>0.027456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42334" calcext:value-type="float">
            <text:p>0.024233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0578011" calcext:value-type="float">
            <text:p>0.05780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665791" calcext:value-type="float">
            <text:p>0.0665791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5089" calcext:value-type="float">
            <text:p>0.0575089</text:p>
          </table:table-cell>
          <table:table-cell office:value-type="float" office:value="0.0574604" calcext:value-type="float">
            <text:p>0.0574604</text:p>
          </table:table-cell>
          <table:table-cell office:value-type="float" office:value="0.0576664" calcext:value-type="float">
            <text:p>0.057666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98384" calcext:value-type="float">
            <text:p>0.398384</text:p>
          </table:table-cell>
          <table:table-cell table:number-columns-repeated="15"/>
          <table:table-cell office:value-type="float" office:value="61" calcext:value-type="float">
            <text:p>61</text:p>
          </table:table-cell>
          <table:table-cell office:value-type="float" office:value="0.0614043" calcext:value-type="float">
            <text:p>0.0614043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69975" calcext:value-type="float">
            <text:p>0.0269975</text:p>
          </table:table-cell>
          <table:table-cell office:value-type="float" office:value="0.0359536" calcext:value-type="float">
            <text:p>0.0359536</text:p>
          </table:table-cell>
          <table:table-cell office:value-type="float" office:value="0.0255714" calcext:value-type="float">
            <text:p>0.025571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575861" calcext:value-type="float">
            <text:p>0.057586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68756" calcext:value-type="float">
            <text:p>0.068756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80955" calcext:value-type="float">
            <text:p>0.0580955</text:p>
          </table:table-cell>
          <table:table-cell office:value-type="float" office:value="0.057825" calcext:value-type="float">
            <text:p>0.057825</text:p>
          </table:table-cell>
          <table:table-cell office:value-type="float" office:value="0.0579543" calcext:value-type="float">
            <text:p>0.057954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34484" calcext:value-type="float">
            <text:p>0.34484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office:value-type="float" office:value="0.0690918" calcext:value-type="float">
            <text:p>0.0690918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65306" calcext:value-type="float">
            <text:p>0.0265306</text:p>
          </table:table-cell>
          <table:table-cell office:value-type="float" office:value="0.0372018" calcext:value-type="float">
            <text:p>0.0372018</text:p>
          </table:table-cell>
          <table:table-cell office:value-type="float" office:value="0.0245747" calcext:value-type="float">
            <text:p>0.024574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0577915" calcext:value-type="float">
            <text:p>0.057791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605657" calcext:value-type="float">
            <text:p>0.0605657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2665" calcext:value-type="float">
            <text:p>0.0572665</text:p>
          </table:table-cell>
          <table:table-cell office:value-type="float" office:value="0.0581926" calcext:value-type="float">
            <text:p>0.0581926</text:p>
          </table:table-cell>
          <table:table-cell office:value-type="float" office:value="0.0578486" calcext:value-type="float">
            <text:p>0.057848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305447" calcext:value-type="float">
            <text:p>0.305447</text:p>
          </table:table-cell>
          <table:table-cell table:number-columns-repeated="15"/>
          <table:table-cell office:value-type="float" office:value="63" calcext:value-type="float">
            <text:p>63</text:p>
          </table:table-cell>
          <table:table-cell office:value-type="float" office:value="0.0634325" calcext:value-type="float">
            <text:p>0.0634325</text:p>
          </table:table-cell>
          <table:table-cell office:value-type="float" office:value="0.0102041" calcext:value-type="float">
            <text:p>0.0102041</text:p>
          </table:table-cell>
          <table:table-cell office:value-type="float" office:value="0.0299242" calcext:value-type="float">
            <text:p>0.0299242</text:p>
          </table:table-cell>
          <table:table-cell office:value-type="float" office:value="0.0324913" calcext:value-type="float">
            <text:p>0.0324913</text:p>
          </table:table-cell>
          <table:table-cell office:value-type="float" office:value="0.0245747" calcext:value-type="float">
            <text:p>0.024574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576467" calcext:value-type="float">
            <text:p>0.057646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667172" calcext:value-type="float">
            <text:p>0.0667172</text:p>
          </table:table-cell>
          <table:table-cell office:value-type="float" office:value="0.0586823" calcext:value-type="float">
            <text:p>0.0586823</text:p>
          </table:table-cell>
          <table:table-cell office:value-type="float" office:value="0.0575989" calcext:value-type="float">
            <text:p>0.0575989</text:p>
          </table:table-cell>
          <table:table-cell office:value-type="float" office:value="0.0588233" calcext:value-type="float">
            <text:p>0.0588233</text:p>
          </table:table-cell>
          <table:table-cell office:value-type="float" office:value="0.0576649" calcext:value-type="float">
            <text:p>0.057664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271497" calcext:value-type="float">
            <text:p>0.271497</text:p>
          </table:table-cell>
          <table:table-cell table:number-columns-repeated="15"/>
          <table:table-cell office:value-type="float" office:value="64" calcext:value-type="float">
            <text:p>64</text:p>
          </table:table-cell>
          <table:table-cell office:value-type="float" office:value="0.0633535" calcext:value-type="float">
            <text:p>0.063353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0707" calcext:value-type="float">
            <text:p>0.0200707</text:p>
          </table:table-cell>
          <table:table-cell office:value-type="float" office:value="0.037953" calcext:value-type="float">
            <text:p>0.037953</text:p>
          </table:table-cell>
          <table:table-cell office:value-type="float" office:value="0.0206108" calcext:value-type="float">
            <text:p>0.020610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0581324" calcext:value-type="float">
            <text:p>0.05813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636659" calcext:value-type="float">
            <text:p>0.0636659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7825" calcext:value-type="float">
            <text:p>0.0577825</text:p>
          </table:table-cell>
          <table:table-cell office:value-type="float" office:value="0.0585332" calcext:value-type="float">
            <text:p>0.0585332</text:p>
          </table:table-cell>
          <table:table-cell office:value-type="float" office:value="0.0577219" calcext:value-type="float">
            <text:p>0.057721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243842" calcext:value-type="float">
            <text:p>0.243842</text:p>
          </table:table-cell>
          <table:table-cell table:number-columns-repeated="15"/>
          <table:table-cell office:value-type="float" office:value="65" calcext:value-type="float">
            <text:p>65</text:p>
          </table:table-cell>
          <table:table-cell office:value-type="float" office:value="0.0579533" calcext:value-type="float">
            <text:p>0.057953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85537" calcext:value-type="float">
            <text:p>0.0185537</text:p>
          </table:table-cell>
          <table:table-cell office:value-type="float" office:value="0.0331037" calcext:value-type="float">
            <text:p>0.0331037</text:p>
          </table:table-cell>
          <table:table-cell office:value-type="float" office:value="0.0192003" calcext:value-type="float">
            <text:p>0.019200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0576792" calcext:value-type="float">
            <text:p>0.05767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605462" calcext:value-type="float">
            <text:p>0.0605462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1276" calcext:value-type="float">
            <text:p>0.0581276</text:p>
          </table:table-cell>
          <table:table-cell office:value-type="float" office:value="0.0581433" calcext:value-type="float">
            <text:p>0.0581433</text:p>
          </table:table-cell>
          <table:table-cell office:value-type="float" office:value="0.0577918" calcext:value-type="float">
            <text:p>0.05779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217365" calcext:value-type="float">
            <text:p>0.217365</text:p>
          </table:table-cell>
          <table:table-cell table:number-columns-repeated="15"/>
          <table:table-cell office:value-type="float" office:value="66" calcext:value-type="float">
            <text:p>66</text:p>
          </table:table-cell>
          <table:table-cell office:value-type="float" office:value="0.0671983" calcext:value-type="float">
            <text:p>0.067198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98259" calcext:value-type="float">
            <text:p>0.0198259</text:p>
          </table:table-cell>
          <table:table-cell office:value-type="float" office:value="0.0299985" calcext:value-type="float">
            <text:p>0.0299985</text:p>
          </table:table-cell>
          <table:table-cell office:value-type="float" office:value="0.0190727" calcext:value-type="float">
            <text:p>0.019072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0578503" calcext:value-type="float">
            <text:p>0.057850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598071" calcext:value-type="float">
            <text:p>0.0598071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2353" calcext:value-type="float">
            <text:p>0.0582353</text:p>
          </table:table-cell>
          <table:table-cell office:value-type="float" office:value="0.0578449" calcext:value-type="float">
            <text:p>0.0578449</text:p>
          </table:table-cell>
          <table:table-cell office:value-type="float" office:value="0.0576107" calcext:value-type="float">
            <text:p>0.057610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19853" calcext:value-type="float">
            <text:p>0.19853</text:p>
          </table:table-cell>
          <table:table-cell table:number-columns-repeated="15"/>
          <table:table-cell office:value-type="float" office:value="67" calcext:value-type="float">
            <text:p>67</text:p>
          </table:table-cell>
          <table:table-cell office:value-type="float" office:value="0.0600549" calcext:value-type="float">
            <text:p>0.060054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5942" calcext:value-type="float">
            <text:p>0.0215942</text:p>
          </table:table-cell>
          <table:table-cell office:value-type="float" office:value="0.0333408" calcext:value-type="float">
            <text:p>0.0333408</text:p>
          </table:table-cell>
          <table:table-cell office:value-type="float" office:value="0.020492" calcext:value-type="float">
            <text:p>0.02049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057763" calcext:value-type="float">
            <text:p>0.05776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622054" calcext:value-type="float">
            <text:p>0.0622054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1153" calcext:value-type="float">
            <text:p>0.0581153</text:p>
          </table:table-cell>
          <table:table-cell office:value-type="float" office:value="0.0572789" calcext:value-type="float">
            <text:p>0.0572789</text:p>
          </table:table-cell>
          <table:table-cell office:value-type="float" office:value="0.0579644" calcext:value-type="float">
            <text:p>0.057964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180744" calcext:value-type="float">
            <text:p>0.180744</text:p>
          </table:table-cell>
          <table:table-cell table:number-columns-repeated="15"/>
          <table:table-cell office:value-type="float" office:value="68" calcext:value-type="float">
            <text:p>68</text:p>
          </table:table-cell>
          <table:table-cell office:value-type="float" office:value="0.0579718" calcext:value-type="float">
            <text:p>0.057971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82217" calcext:value-type="float">
            <text:p>0.0182217</text:p>
          </table:table-cell>
          <table:table-cell office:value-type="float" office:value="0.0359016" calcext:value-type="float">
            <text:p>0.0359016</text:p>
          </table:table-cell>
          <table:table-cell office:value-type="float" office:value="0.0178836" calcext:value-type="float">
            <text:p>0.017883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0577578" calcext:value-type="float">
            <text:p>0.057757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637575" calcext:value-type="float">
            <text:p>0.0637575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1201" calcext:value-type="float">
            <text:p>0.0581201</text:p>
          </table:table-cell>
          <table:table-cell office:value-type="float" office:value="0.0582058" calcext:value-type="float">
            <text:p>0.0582058</text:p>
          </table:table-cell>
          <table:table-cell office:value-type="float" office:value="0.0576464" calcext:value-type="float">
            <text:p>0.057646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64657" calcext:value-type="float">
            <text:p>0.164657</text:p>
          </table:table-cell>
          <table:table-cell table:number-columns-repeated="15"/>
          <table:table-cell office:value-type="float" office:value="69" calcext:value-type="float">
            <text:p>69</text:p>
          </table:table-cell>
          <table:table-cell office:value-type="float" office:value="0.0528737" calcext:value-type="float">
            <text:p>0.052873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1948" calcext:value-type="float">
            <text:p>0.0211948</text:p>
          </table:table-cell>
          <table:table-cell office:value-type="float" office:value="0.0336469" calcext:value-type="float">
            <text:p>0.0336469</text:p>
          </table:table-cell>
          <table:table-cell office:value-type="float" office:value="0.0193901" calcext:value-type="float">
            <text:p>0.019390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0576319" calcext:value-type="float">
            <text:p>0.057631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64208" calcext:value-type="float">
            <text:p>0.064208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0509" calcext:value-type="float">
            <text:p>0.0580509</text:p>
          </table:table-cell>
          <table:table-cell office:value-type="float" office:value="0.0581439" calcext:value-type="float">
            <text:p>0.0581439</text:p>
          </table:table-cell>
          <table:table-cell office:value-type="float" office:value="0.0577622" calcext:value-type="float">
            <text:p>0.057762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153418" calcext:value-type="float">
            <text:p>0.153418</text:p>
          </table:table-cell>
          <table:table-cell table:number-columns-repeated="15"/>
          <table:table-cell office:value-type="float" office:value="70" calcext:value-type="float">
            <text:p>70</text:p>
          </table:table-cell>
          <table:table-cell office:value-type="float" office:value="0.0597614" calcext:value-type="float">
            <text:p>0.059761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91366" calcext:value-type="float">
            <text:p>0.0191366</text:p>
          </table:table-cell>
          <table:table-cell office:value-type="float" office:value="0.0316228" calcext:value-type="float">
            <text:p>0.0316228</text:p>
          </table:table-cell>
          <table:table-cell office:value-type="float" office:value="0.0178152" calcext:value-type="float">
            <text:p>0.017815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0575343" calcext:value-type="float">
            <text:p>0.057534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639925" calcext:value-type="float">
            <text:p>0.0639925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8924" calcext:value-type="float">
            <text:p>0.0578924</text:p>
          </table:table-cell>
          <table:table-cell office:value-type="float" office:value="0.057309" calcext:value-type="float">
            <text:p>0.057309</text:p>
          </table:table-cell>
          <table:table-cell office:value-type="float" office:value="0.0576532" calcext:value-type="float">
            <text:p>0.05765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1405" calcext:value-type="float">
            <text:p>0.141405</text:p>
          </table:table-cell>
          <table:table-cell table:number-columns-repeated="15"/>
          <table:table-cell office:value-type="float" office:value="71" calcext:value-type="float">
            <text:p>71</text:p>
          </table:table-cell>
          <table:table-cell office:value-type="float" office:value="0.0597389" calcext:value-type="float">
            <text:p>0.059738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0098" calcext:value-type="float">
            <text:p>0.0200098</text:p>
          </table:table-cell>
          <table:table-cell office:value-type="float" office:value="0.0328202" calcext:value-type="float">
            <text:p>0.0328202</text:p>
          </table:table-cell>
          <table:table-cell office:value-type="float" office:value="0.0183552" calcext:value-type="float">
            <text:p>0.018355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0578099" calcext:value-type="float">
            <text:p>0.057809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639661" calcext:value-type="float">
            <text:p>0.0639661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2464" calcext:value-type="float">
            <text:p>0.0582464</text:p>
          </table:table-cell>
          <table:table-cell office:value-type="float" office:value="0.058197" calcext:value-type="float">
            <text:p>0.058197</text:p>
          </table:table-cell>
          <table:table-cell office:value-type="float" office:value="0.0577442" calcext:value-type="float">
            <text:p>0.0577442</text:p>
          </table:table-cell>
        </table:table-row>
        <table:table-row table:style-name="ro1">
          <table:table-cell table:number-columns-repeated="18"/>
          <table:table-cell office:value-type="float" office:value="72" calcext:value-type="float">
            <text:p>72</text:p>
          </table:table-cell>
          <table:table-cell office:value-type="float" office:value="0.0648627" calcext:value-type="float">
            <text:p>0.064862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28039" calcext:value-type="float">
            <text:p>0.0228039</text:p>
          </table:table-cell>
          <table:table-cell office:value-type="float" office:value="0.031702" calcext:value-type="float">
            <text:p>0.031702</text:p>
          </table:table-cell>
          <table:table-cell office:value-type="float" office:value="0.0184216" calcext:value-type="float">
            <text:p>0.018421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0577762" calcext:value-type="float">
            <text:p>0.057776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612987" calcext:value-type="float">
            <text:p>0.0612987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3313" calcext:value-type="float">
            <text:p>0.0583313</text:p>
          </table:table-cell>
          <table:table-cell office:value-type="float" office:value="0.0586158" calcext:value-type="float">
            <text:p>0.0586158</text:p>
          </table:table-cell>
          <table:table-cell office:value-type="float" office:value="0.0577451" calcext:value-type="float">
            <text:p>0.0577451</text:p>
          </table:table-cell>
        </table:table-row>
        <table:table-row table:style-name="ro1">
          <table:table-cell table:number-columns-repeated="18"/>
          <table:table-cell office:value-type="float" office:value="73" calcext:value-type="float">
            <text:p>73</text:p>
          </table:table-cell>
          <table:table-cell office:value-type="float" office:value="0.0579729" calcext:value-type="float">
            <text:p>0.0579729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4323" calcext:value-type="float">
            <text:p>0.0204323</text:p>
          </table:table-cell>
          <table:table-cell office:value-type="float" office:value="0.031921" calcext:value-type="float">
            <text:p>0.031921</text:p>
          </table:table-cell>
          <table:table-cell office:value-type="float" office:value="0.0213669" calcext:value-type="float">
            <text:p>0.021366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0576664" calcext:value-type="float">
            <text:p>0.057666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687189" calcext:value-type="float">
            <text:p>0.0687189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8856" calcext:value-type="float">
            <text:p>0.0578856</text:p>
          </table:table-cell>
          <table:table-cell office:value-type="float" office:value="0.0571602" calcext:value-type="float">
            <text:p>0.0571602</text:p>
          </table:table-cell>
          <table:table-cell office:value-type="float" office:value="0.0577073" calcext:value-type="float">
            <text:p>0.0577073</text:p>
          </table:table-cell>
        </table:table-row>
        <table:table-row table:style-name="ro1">
          <table:table-cell table:number-columns-repeated="18"/>
          <table:table-cell office:value-type="float" office:value="74" calcext:value-type="float">
            <text:p>74</text:p>
          </table:table-cell>
          <table:table-cell office:value-type="float" office:value="0.0621622" calcext:value-type="float">
            <text:p>0.062162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7877" calcext:value-type="float">
            <text:p>0.0207877</text:p>
          </table:table-cell>
          <table:table-cell office:value-type="float" office:value="0.0337297" calcext:value-type="float">
            <text:p>0.0337297</text:p>
          </table:table-cell>
          <table:table-cell office:value-type="float" office:value="0.0184877" calcext:value-type="float">
            <text:p>0.018487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0579543" calcext:value-type="float">
            <text:p>0.057954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601173" calcext:value-type="float">
            <text:p>0.0601173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3894" calcext:value-type="float">
            <text:p>0.0573894</text:p>
          </table:table-cell>
          <table:table-cell office:value-type="float" office:value="0.0580265" calcext:value-type="float">
            <text:p>0.0580265</text:p>
          </table:table-cell>
          <table:table-cell office:value-type="float" office:value="0.0576847" calcext:value-type="float">
            <text:p>0.0576847</text:p>
          </table:table-cell>
        </table:table-row>
        <table:table-row table:style-name="ro1"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0.056206" calcext:value-type="float">
            <text:p>0.05620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99487" calcext:value-type="float">
            <text:p>0.019948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0181546" calcext:value-type="float">
            <text:p>0.018154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0578486" calcext:value-type="float">
            <text:p>0.057848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605733" calcext:value-type="float">
            <text:p>0.0605733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8741" calcext:value-type="float">
            <text:p>0.0578741</text:p>
          </table:table-cell>
          <table:table-cell office:value-type="float" office:value="0.0573589" calcext:value-type="float">
            <text:p>0.0573589</text:p>
          </table:table-cell>
          <table:table-cell office:value-type="float" office:value="0.0577526" calcext:value-type="float">
            <text:p>0.0577526</text:p>
          </table:table-cell>
        </table:table-row>
        <table:table-row table:style-name="ro1">
          <table:table-cell table:number-columns-repeated="18"/>
          <table:table-cell office:value-type="float" office:value="76" calcext:value-type="float">
            <text:p>76</text:p>
          </table:table-cell>
          <table:table-cell office:value-type="float" office:value="0.063595" calcext:value-type="float">
            <text:p>0.06359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1371" calcext:value-type="float">
            <text:p>0.0211371</text:p>
          </table:table-cell>
          <table:table-cell office:value-type="float" office:value="0.0349118" calcext:value-type="float">
            <text:p>0.0349118</text:p>
          </table:table-cell>
          <table:table-cell office:value-type="float" office:value="0.0197024" calcext:value-type="float">
            <text:p>0.019702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0576649" calcext:value-type="float">
            <text:p>0.057664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593253" calcext:value-type="float">
            <text:p>0.0593253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9296" calcext:value-type="float">
            <text:p>0.0579296</text:p>
          </table:table-cell>
          <table:table-cell office:value-type="float" office:value="0.0578884" calcext:value-type="float">
            <text:p>0.0578884</text:p>
          </table:table-cell>
          <table:table-cell office:value-type="float" office:value="0.057905" calcext:value-type="float">
            <text:p>0.057905</text:p>
          </table:table-cell>
        </table:table-row>
        <table:table-row table:style-name="ro1">
          <table:table-cell table:number-columns-repeated="18"/>
          <table:table-cell office:value-type="float" office:value="77" calcext:value-type="float">
            <text:p>77</text:p>
          </table:table-cell>
          <table:table-cell office:value-type="float" office:value="0.050516" calcext:value-type="float">
            <text:p>0.050516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1948" calcext:value-type="float">
            <text:p>0.0211948</text:p>
          </table:table-cell>
          <table:table-cell office:value-type="float" office:value="0.0288358" calcext:value-type="float">
            <text:p>0.0288358</text:p>
          </table:table-cell>
          <table:table-cell office:value-type="float" office:value="0.0222073" calcext:value-type="float">
            <text:p>0.022207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577219" calcext:value-type="float">
            <text:p>0.05772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664966" calcext:value-type="float">
            <text:p>0.0664966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68469" calcext:value-type="float">
            <text:p>0.0568469</text:p>
          </table:table-cell>
          <table:table-cell office:value-type="float" office:value="0.0577494" calcext:value-type="float">
            <text:p>0.0577494</text:p>
          </table:table-cell>
          <table:table-cell office:value-type="float" office:value="0.0578188" calcext:value-type="float">
            <text:p>0.0578188</text:p>
          </table:table-cell>
        </table:table-row>
        <table:table-row table:style-name="ro1">
          <table:table-cell table:number-columns-repeated="18"/>
          <table:table-cell office:value-type="float" office:value="78" calcext:value-type="float">
            <text:p>78</text:p>
          </table:table-cell>
          <table:table-cell office:value-type="float" office:value="0.05547" calcext:value-type="float">
            <text:p>0.0554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0098" calcext:value-type="float">
            <text:p>0.0200098</text:p>
          </table:table-cell>
          <table:table-cell office:value-type="float" office:value="0.0308226" calcext:value-type="float">
            <text:p>0.0308226</text:p>
          </table:table-cell>
          <table:table-cell office:value-type="float" office:value="0.0190727" calcext:value-type="float">
            <text:p>0.01907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0577918" calcext:value-type="float">
            <text:p>0.05779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621148" calcext:value-type="float">
            <text:p>0.0621148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82852" calcext:value-type="float">
            <text:p>0.0582852</text:p>
          </table:table-cell>
          <table:table-cell office:value-type="float" office:value="0.0577639" calcext:value-type="float">
            <text:p>0.0577639</text:p>
          </table:table-cell>
          <table:table-cell office:value-type="float" office:value="0.0578559" calcext:value-type="float">
            <text:p>0.0578559</text:p>
          </table:table-cell>
        </table:table-row>
        <table:table-row table:style-name="ro1">
          <table:table-cell table:number-columns-repeated="18"/>
          <table:table-cell office:value-type="float" office:value="79" calcext:value-type="float">
            <text:p>79</text:p>
          </table:table-cell>
          <table:table-cell office:value-type="float" office:value="0.0594667" calcext:value-type="float">
            <text:p>0.059466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17069" calcext:value-type="float">
            <text:p>0.0217069</text:p>
          </table:table-cell>
          <table:table-cell office:value-type="float" office:value="0.031998" calcext:value-type="float">
            <text:p>0.031998</text:p>
          </table:table-cell>
          <table:table-cell office:value-type="float" office:value="0.0219863" calcext:value-type="float">
            <text:p>0.021986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0576107" calcext:value-type="float">
            <text:p>0.05761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645432" calcext:value-type="float">
            <text:p>0.0645432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7416" calcext:value-type="float">
            <text:p>0.0577416</text:p>
          </table:table-cell>
          <table:table-cell office:value-type="float" office:value="0.0581691" calcext:value-type="float">
            <text:p>0.0581691</text:p>
          </table:table-cell>
          <table:table-cell office:value-type="float" office:value="0.0577225" calcext:value-type="float">
            <text:p>0.0577225</text:p>
          </table:table-cell>
        </table:table-row>
        <table:table-row table:style-name="ro1">
          <table:table-cell table:number-columns-repeated="18"/>
          <table:table-cell office:value-type="float" office:value="80" calcext:value-type="float">
            <text:p>80</text:p>
          </table:table-cell>
          <table:table-cell office:value-type="float" office:value="0.0575272" calcext:value-type="float">
            <text:p>0.057527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205515" calcext:value-type="float">
            <text:p>0.0205515</text:p>
          </table:table-cell>
          <table:table-cell office:value-type="float" office:value="0.0274431" calcext:value-type="float">
            <text:p>0.0274431</text:p>
          </table:table-cell>
          <table:table-cell office:value-type="float" office:value="0.0171163" calcext:value-type="float">
            <text:p>0.017116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0579644" calcext:value-type="float">
            <text:p>0.05796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66487" calcext:value-type="float">
            <text:p>0.066487</text:p>
          </table:table-cell>
          <table:table-cell office:value-type="float" office:value="0.0584626" calcext:value-type="float">
            <text:p>0.0584626</text:p>
          </table:table-cell>
          <table:table-cell office:value-type="float" office:value="0.0578146" calcext:value-type="float">
            <text:p>0.0578146</text:p>
          </table:table-cell>
          <table:table-cell office:value-type="float" office:value="0.0582492" calcext:value-type="float">
            <text:p>0.0582492</text:p>
          </table:table-cell>
          <table:table-cell office:value-type="float" office:value="0.057732" calcext:value-type="float">
            <text:p>0.057732</text:p>
          </table:table-cell>
        </table:table-row>
        <table:table-row table:style-name="ro1">
          <table:table-cell table:number-columns-repeated="18"/>
          <table:table-cell office:value-type="float" office:value="81" calcext:value-type="float">
            <text:p>81</text:p>
          </table:table-cell>
          <table:table-cell office:value-type="float" office:value="0.0602919" calcext:value-type="float">
            <text:p>0.0602919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1441" calcext:value-type="float">
            <text:p>0.0161441</text:p>
          </table:table-cell>
          <table:table-cell office:value-type="float" office:value="0.0323117" calcext:value-type="float">
            <text:p>0.0323117</text:p>
          </table:table-cell>
          <table:table-cell office:value-type="float" office:value="0.0154691" calcext:value-type="float">
            <text:p>0.015469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0576464" calcext:value-type="float">
            <text:p>0.057646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603392" calcext:value-type="float">
            <text:p>0.0603392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9293" calcext:value-type="float">
            <text:p>0.0579293</text:p>
          </table:table-cell>
          <table:table-cell office:value-type="float" office:value="0.0585866" calcext:value-type="float">
            <text:p>0.0585866</text:p>
          </table:table-cell>
          <table:table-cell office:value-type="float" office:value="0.0577905" calcext:value-type="float">
            <text:p>0.0577905</text:p>
          </table:table-cell>
        </table:table-row>
        <table:table-row table:style-name="ro1">
          <table:table-cell table:number-columns-repeated="18"/>
          <table:table-cell office:value-type="float" office:value="82" calcext:value-type="float">
            <text:p>82</text:p>
          </table:table-cell>
          <table:table-cell office:value-type="float" office:value="0.0558984" calcext:value-type="float">
            <text:p>0.0558984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0698" calcext:value-type="float">
            <text:p>0.0150698</text:p>
          </table:table-cell>
          <table:table-cell office:value-type="float" office:value="0.0298718" calcext:value-type="float">
            <text:p>0.0298718</text:p>
          </table:table-cell>
          <table:table-cell office:value-type="float" office:value="0.0155673" calcext:value-type="float">
            <text:p>0.015567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0577622" calcext:value-type="float">
            <text:p>0.057762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599288" calcext:value-type="float">
            <text:p>0.0599288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5233" calcext:value-type="float">
            <text:p>0.0575233</text:p>
          </table:table-cell>
          <table:table-cell office:value-type="float" office:value="0.0571779" calcext:value-type="float">
            <text:p>0.0571779</text:p>
          </table:table-cell>
          <table:table-cell office:value-type="float" office:value="0.0576918" calcext:value-type="float">
            <text:p>0.0576918</text:p>
          </table:table-cell>
        </table:table-row>
        <table:table-row table:style-name="ro1">
          <table:table-cell table:number-columns-repeated="18"/>
          <table:table-cell office:value-type="float" office:value="83" calcext:value-type="float">
            <text:p>83</text:p>
          </table:table-cell>
          <table:table-cell office:value-type="float" office:value="0.049427" calcext:value-type="float">
            <text:p>0.0494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1706" calcext:value-type="float">
            <text:p>0.0151706</text:p>
          </table:table-cell>
          <table:table-cell office:value-type="float" office:value="0.0307878" calcext:value-type="float">
            <text:p>0.0307878</text:p>
          </table:table-cell>
          <table:table-cell office:value-type="float" office:value="0.0151706" calcext:value-type="float">
            <text:p>0.015170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0576532" calcext:value-type="float">
            <text:p>0.057653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5756" calcext:value-type="float">
            <text:p>0.05756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5802" calcext:value-type="float">
            <text:p>0.0575802</text:p>
          </table:table-cell>
          <table:table-cell office:value-type="float" office:value="0.0581869" calcext:value-type="float">
            <text:p>0.0581869</text:p>
          </table:table-cell>
          <table:table-cell office:value-type="float" office:value="0.0577204" calcext:value-type="float">
            <text:p>0.0577204</text:p>
          </table:table-cell>
        </table:table-row>
        <table:table-row table:style-name="ro1">
          <table:table-cell table:number-columns-repeated="18"/>
          <table:table-cell office:value-type="float" office:value="84" calcext:value-type="float">
            <text:p>84</text:p>
          </table:table-cell>
          <table:table-cell office:value-type="float" office:value="0.0591656" calcext:value-type="float">
            <text:p>0.0591656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6094" calcext:value-type="float">
            <text:p>0.0166094</text:p>
          </table:table-cell>
          <table:table-cell office:value-type="float" office:value="0.0296665" calcext:value-type="float">
            <text:p>0.0296665</text:p>
          </table:table-cell>
          <table:table-cell office:value-type="float" office:value="0.0165174" calcext:value-type="float">
            <text:p>0.016517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0577442" calcext:value-type="float">
            <text:p>0.057744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631937" calcext:value-type="float">
            <text:p>0.0631937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692" calcext:value-type="float">
            <text:p>0.0578692</text:p>
          </table:table-cell>
          <table:table-cell office:value-type="float" office:value="0.0573057" calcext:value-type="float">
            <text:p>0.0573057</text:p>
          </table:table-cell>
          <table:table-cell office:value-type="float" office:value="0.0576964" calcext:value-type="float">
            <text:p>0.0576964</text:p>
          </table:table-cell>
        </table:table-row>
        <table:table-row table:style-name="ro1">
          <table:table-cell table:number-columns-repeated="18"/>
          <table:table-cell office:value-type="float" office:value="85" calcext:value-type="float">
            <text:p>85</text:p>
          </table:table-cell>
          <table:table-cell office:value-type="float" office:value="0.0548165" calcext:value-type="float">
            <text:p>0.0548165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0698" calcext:value-type="float">
            <text:p>0.0150698</text:p>
          </table:table-cell>
          <table:table-cell office:value-type="float" office:value="0.0327516" calcext:value-type="float">
            <text:p>0.0327516</text:p>
          </table:table-cell>
          <table:table-cell office:value-type="float" office:value="0.0157619" calcext:value-type="float">
            <text:p>0.01576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0577451" calcext:value-type="float">
            <text:p>0.05774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6141" calcext:value-type="float">
            <text:p>0.06141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6124" calcext:value-type="float">
            <text:p>0.0576124</text:p>
          </table:table-cell>
          <table:table-cell office:value-type="float" office:value="0.0582868" calcext:value-type="float">
            <text:p>0.0582868</text:p>
          </table:table-cell>
          <table:table-cell office:value-type="float" office:value="0.0579241" calcext:value-type="float">
            <text:p>0.0579241</text:p>
          </table:table-cell>
        </table:table-row>
        <table:table-row table:style-name="ro1">
          <table:table-cell table:number-columns-repeated="18"/>
          <table:table-cell office:value-type="float" office:value="86" calcext:value-type="float">
            <text:p>86</text:p>
          </table:table-cell>
          <table:table-cell office:value-type="float" office:value="0.0465697" calcext:value-type="float">
            <text:p>0.046569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1441" calcext:value-type="float">
            <text:p>0.0161441</text:p>
          </table:table-cell>
          <table:table-cell office:value-type="float" office:value="0.0267947" calcext:value-type="float">
            <text:p>0.0267947</text:p>
          </table:table-cell>
          <table:table-cell office:value-type="float" office:value="0.013692" calcext:value-type="float">
            <text:p>0.01369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0577073" calcext:value-type="float">
            <text:p>0.057707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617403" calcext:value-type="float">
            <text:p>0.0617403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81353" calcext:value-type="float">
            <text:p>0.0581353</text:p>
          </table:table-cell>
          <table:table-cell office:value-type="float" office:value="0.0571237" calcext:value-type="float">
            <text:p>0.0571237</text:p>
          </table:table-cell>
          <table:table-cell office:value-type="float" office:value="0.0577905" calcext:value-type="float">
            <text:p>0.0577905</text:p>
          </table:table-cell>
        </table:table-row>
        <table:table-row table:style-name="ro1">
          <table:table-cell table:number-columns-repeated="18"/>
          <table:table-cell office:value-type="float" office:value="87" calcext:value-type="float">
            <text:p>87</text:p>
          </table:table-cell>
          <table:table-cell office:value-type="float" office:value="0.0475173" calcext:value-type="float">
            <text:p>0.0475173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6094" calcext:value-type="float">
            <text:p>0.0166094</text:p>
          </table:table-cell>
          <table:table-cell office:value-type="float" office:value="0.0270298" calcext:value-type="float">
            <text:p>0.0270298</text:p>
          </table:table-cell>
          <table:table-cell office:value-type="float" office:value="0.0176763" calcext:value-type="float">
            <text:p>0.017676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0576847" calcext:value-type="float">
            <text:p>0.05768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605031" calcext:value-type="float">
            <text:p>0.0605031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978" calcext:value-type="float">
            <text:p>0.0578978</text:p>
          </table:table-cell>
          <table:table-cell office:value-type="float" office:value="0.057902" calcext:value-type="float">
            <text:p>0.057902</text:p>
          </table:table-cell>
          <table:table-cell office:value-type="float" office:value="0.0577824" calcext:value-type="float">
            <text:p>0.0577824</text:p>
          </table:table-cell>
        </table:table-row>
        <table:table-row table:style-name="ro1">
          <table:table-cell table:number-columns-repeated="18"/>
          <table:table-cell office:value-type="float" office:value="88" calcext:value-type="float">
            <text:p>88</text:p>
          </table:table-cell>
          <table:table-cell office:value-type="float" office:value="0.0547227" calcext:value-type="float">
            <text:p>0.05472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49683" calcext:value-type="float">
            <text:p>0.0149683</text:p>
          </table:table-cell>
          <table:table-cell office:value-type="float" office:value="0.0310583" calcext:value-type="float">
            <text:p>0.0310583</text:p>
          </table:table-cell>
          <table:table-cell office:value-type="float" office:value="0.0169725" calcext:value-type="float">
            <text:p>0.01697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0577526" calcext:value-type="float">
            <text:p>0.057752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630863" calcext:value-type="float">
            <text:p>0.0630863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591" calcext:value-type="float">
            <text:p>0.0578591</text:p>
          </table:table-cell>
          <table:table-cell office:value-type="float" office:value="0.0574945" calcext:value-type="float">
            <text:p>0.0574945</text:p>
          </table:table-cell>
          <table:table-cell office:value-type="float" office:value="0.0579012" calcext:value-type="float">
            <text:p>0.0579012</text:p>
          </table:table-cell>
        </table:table-row>
        <table:table-row table:style-name="ro1">
          <table:table-cell table:number-columns-repeated="18"/>
          <table:table-cell office:value-type="float" office:value="89" calcext:value-type="float">
            <text:p>89</text:p>
          </table:table-cell>
          <table:table-cell office:value-type="float" office:value="0.0526893" calcext:value-type="float">
            <text:p>0.0526893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43444" calcext:value-type="float">
            <text:p>0.0143444</text:p>
          </table:table-cell>
          <table:table-cell office:value-type="float" office:value="0.0293213" calcext:value-type="float">
            <text:p>0.0293213</text:p>
          </table:table-cell>
          <table:table-cell office:value-type="float" office:value="0.0148662" calcext:value-type="float">
            <text:p>0.014866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057905" calcext:value-type="float">
            <text:p>0.0579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628853" calcext:value-type="float">
            <text:p>0.0628853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80683" calcext:value-type="float">
            <text:p>0.0580683</text:p>
          </table:table-cell>
          <table:table-cell office:value-type="float" office:value="0.0580352" calcext:value-type="float">
            <text:p>0.0580352</text:p>
          </table:table-cell>
          <table:table-cell office:value-type="float" office:value="0.0577885" calcext:value-type="float">
            <text:p>0.0577885</text:p>
          </table:table-cell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0.0488763" calcext:value-type="float">
            <text:p>0.0488763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76763" calcext:value-type="float">
            <text:p>0.0176763</text:p>
          </table:table-cell>
          <table:table-cell office:value-type="float" office:value="0.0323179" calcext:value-type="float">
            <text:p>0.0323179</text:p>
          </table:table-cell>
          <table:table-cell office:value-type="float" office:value="0.0146597" calcext:value-type="float">
            <text:p>0.014659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0578188" calcext:value-type="float">
            <text:p>0.05781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59075" calcext:value-type="float">
            <text:p>0.059075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682" calcext:value-type="float">
            <text:p>0.0578682</text:p>
          </table:table-cell>
          <table:table-cell office:value-type="float" office:value="0.0581096" calcext:value-type="float">
            <text:p>0.0581096</text:p>
          </table:table-cell>
          <table:table-cell office:value-type="float" office:value="0.0578251" calcext:value-type="float">
            <text:p>0.0578251</text:p>
          </table:table-cell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office:value-type="float" office:value="0.0534183" calcext:value-type="float">
            <text:p>0.0534183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44502" calcext:value-type="float">
            <text:p>0.0144502</text:p>
          </table:table-cell>
          <table:table-cell office:value-type="float" office:value="0.028338" calcext:value-type="float">
            <text:p>0.028338</text:p>
          </table:table-cell>
          <table:table-cell office:value-type="float" office:value="0.0146597" calcext:value-type="float">
            <text:p>0.014659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0578559" calcext:value-type="float">
            <text:p>0.05785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619972" calcext:value-type="float">
            <text:p>0.0619972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6978" calcext:value-type="float">
            <text:p>0.0576978</text:p>
          </table:table-cell>
          <table:table-cell office:value-type="float" office:value="0.0579157" calcext:value-type="float">
            <text:p>0.0579157</text:p>
          </table:table-cell>
          <table:table-cell office:value-type="float" office:value="0.0578421" calcext:value-type="float">
            <text:p>0.0578421</text:p>
          </table:table-cell>
        </table:table-row>
        <table:table-row table:style-name="ro1">
          <table:table-cell table:number-columns-repeated="18"/>
          <table:table-cell office:value-type="float" office:value="92" calcext:value-type="float">
            <text:p>92</text:p>
          </table:table-cell>
          <table:table-cell office:value-type="float" office:value="0.0536697" calcext:value-type="float">
            <text:p>0.053669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2708" calcext:value-type="float">
            <text:p>0.0152708</text:p>
          </table:table-cell>
          <table:table-cell office:value-type="float" office:value="0.0289424" calcext:value-type="float">
            <text:p>0.0289424</text:p>
          </table:table-cell>
          <table:table-cell office:value-type="float" office:value="0.0156649" calcext:value-type="float">
            <text:p>0.015664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0577225" calcext:value-type="float">
            <text:p>0.057722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579813" calcext:value-type="float">
            <text:p>0.0579813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7072" calcext:value-type="float">
            <text:p>0.0577072</text:p>
          </table:table-cell>
          <table:table-cell office:value-type="float" office:value="0.0585571" calcext:value-type="float">
            <text:p>0.0585571</text:p>
          </table:table-cell>
          <table:table-cell office:value-type="float" office:value="0.0577497" calcext:value-type="float">
            <text:p>0.0577497</text:p>
          </table:table-cell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office:value-type="float" office:value="0.0479792" calcext:value-type="float">
            <text:p>0.0479792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8583" calcext:value-type="float">
            <text:p>0.0158583</text:p>
          </table:table-cell>
          <table:table-cell office:value-type="float" office:value="0.0276451" calcext:value-type="float">
            <text:p>0.0276451</text:p>
          </table:table-cell>
          <table:table-cell office:value-type="float" office:value="0.0165174" calcext:value-type="float">
            <text:p>0.016517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057732" calcext:value-type="float">
            <text:p>0.05773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613429" calcext:value-type="float">
            <text:p>0.0613429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6413" calcext:value-type="float">
            <text:p>0.0576413</text:p>
          </table:table-cell>
          <table:table-cell office:value-type="float" office:value="0.0571576" calcext:value-type="float">
            <text:p>0.0571576</text:p>
          </table:table-cell>
          <table:table-cell office:value-type="float" office:value="0.0577108" calcext:value-type="float">
            <text:p>0.0577108</text:p>
          </table:table-cell>
        </table:table-row>
        <table:table-row table:style-name="ro1">
          <table:table-cell table:number-columns-repeated="18"/>
          <table:table-cell office:value-type="float" office:value="94" calcext:value-type="float">
            <text:p>94</text:p>
          </table:table-cell>
          <table:table-cell office:value-type="float" office:value="0.0512298" calcext:value-type="float">
            <text:p>0.0512298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6649" calcext:value-type="float">
            <text:p>0.0156649</text:p>
          </table:table-cell>
          <table:table-cell office:value-type="float" office:value="0.0246753" calcext:value-type="float">
            <text:p>0.0246753</text:p>
          </table:table-cell>
          <table:table-cell office:value-type="float" office:value="0.0151706" calcext:value-type="float">
            <text:p>0.015170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0577905" calcext:value-type="float">
            <text:p>0.05779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596696" calcext:value-type="float">
            <text:p>0.0596696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9603" calcext:value-type="float">
            <text:p>0.0579603</text:p>
          </table:table-cell>
          <table:table-cell office:value-type="float" office:value="0.0578296" calcext:value-type="float">
            <text:p>0.0578296</text:p>
          </table:table-cell>
          <table:table-cell office:value-type="float" office:value="0.0576793" calcext:value-type="float">
            <text:p>0.0576793</text:p>
          </table:table-cell>
        </table:table-row>
        <table:table-row table:style-name="ro1">
          <table:table-cell table:number-columns-repeated="18"/>
          <table:table-cell office:value-type="float" office:value="95" calcext:value-type="float">
            <text:p>95</text:p>
          </table:table-cell>
          <table:table-cell office:value-type="float" office:value="0.0507342" calcext:value-type="float">
            <text:p>0.0507342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53702" calcext:value-type="float">
            <text:p>0.0153702</text:p>
          </table:table-cell>
          <table:table-cell office:value-type="float" office:value="0.0258485" calcext:value-type="float">
            <text:p>0.0258485</text:p>
          </table:table-cell>
          <table:table-cell office:value-type="float" office:value="0.0152708" calcext:value-type="float">
            <text:p>0.015270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0576918" calcext:value-type="float">
            <text:p>0.05769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621808" calcext:value-type="float">
            <text:p>0.0621808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7849" calcext:value-type="float">
            <text:p>0.0577849</text:p>
          </table:table-cell>
          <table:table-cell office:value-type="float" office:value="0.0581665" calcext:value-type="float">
            <text:p>0.0581665</text:p>
          </table:table-cell>
          <table:table-cell office:value-type="float" office:value="0.057707" calcext:value-type="float">
            <text:p>0.057707</text:p>
          </table:table-cell>
        </table:table-row>
        <table:table-row table:style-name="ro1">
          <table:table-cell table:number-columns-repeated="18"/>
          <table:table-cell office:value-type="float" office:value="96" calcext:value-type="float">
            <text:p>96</text:p>
          </table:table-cell>
          <table:table-cell office:value-type="float" office:value="0.0522082" calcext:value-type="float">
            <text:p>0.0522082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76763" calcext:value-type="float">
            <text:p>0.0176763</text:p>
          </table:table-cell>
          <table:table-cell office:value-type="float" office:value="0.0286411" calcext:value-type="float">
            <text:p>0.0286411</text:p>
          </table:table-cell>
          <table:table-cell office:value-type="float" office:value="0.0158583" calcext:value-type="float">
            <text:p>0.015858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0577204" calcext:value-type="float">
            <text:p>0.057720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661135" calcext:value-type="float">
            <text:p>0.0661135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69778" calcext:value-type="float">
            <text:p>0.0569778</text:p>
          </table:table-cell>
          <table:table-cell office:value-type="float" office:value="0.0572132" calcext:value-type="float">
            <text:p>0.0572132</text:p>
          </table:table-cell>
          <table:table-cell office:value-type="float" office:value="0.0576132" calcext:value-type="float">
            <text:p>0.0576132</text:p>
          </table:table-cell>
        </table:table-row>
        <table:table-row table:style-name="ro1">
          <table:table-cell table:number-columns-repeated="18"/>
          <table:table-cell office:value-type="float" office:value="97" calcext:value-type="float">
            <text:p>97</text:p>
          </table:table-cell>
          <table:table-cell office:value-type="float" office:value="0.0495167" calcext:value-type="float">
            <text:p>0.049516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7009" calcext:value-type="float">
            <text:p>0.0167009</text:p>
          </table:table-cell>
          <table:table-cell office:value-type="float" office:value="0.0297186" calcext:value-type="float">
            <text:p>0.0297186</text:p>
          </table:table-cell>
          <table:table-cell office:value-type="float" office:value="0.0146597" calcext:value-type="float">
            <text:p>0.014659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0576964" calcext:value-type="float">
            <text:p>0.057696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646085" calcext:value-type="float">
            <text:p>0.0646085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8931" calcext:value-type="float">
            <text:p>0.0578931</text:p>
          </table:table-cell>
          <table:table-cell office:value-type="float" office:value="0.057941" calcext:value-type="float">
            <text:p>0.057941</text:p>
          </table:table-cell>
          <table:table-cell office:value-type="float" office:value="0.0576858" calcext:value-type="float">
            <text:p>0.0576858</text:p>
          </table:table-cell>
        </table:table-row>
        <table:table-row table:style-name="ro1">
          <table:table-cell table:number-columns-repeated="18"/>
          <table:table-cell office:value-type="float" office:value="98" calcext:value-type="float">
            <text:p>98</text:p>
          </table:table-cell>
          <table:table-cell office:value-type="float" office:value="0.0540527" calcext:value-type="float">
            <text:p>0.0540527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313682" calcext:value-type="float">
            <text:p>0.0313682</text:p>
          </table:table-cell>
          <table:table-cell office:value-type="float" office:value="0.0152708" calcext:value-type="float">
            <text:p>0.015270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0579241" calcext:value-type="float">
            <text:p>0.057924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617906" calcext:value-type="float">
            <text:p>0.0617906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2812" calcext:value-type="float">
            <text:p>0.0572812</text:p>
          </table:table-cell>
          <table:table-cell office:value-type="float" office:value="0.0582707" calcext:value-type="float">
            <text:p>0.0582707</text:p>
          </table:table-cell>
          <table:table-cell office:value-type="float" office:value="0.0579281" calcext:value-type="float">
            <text:p>0.0579281</text:p>
          </table:table-cell>
        </table:table-row>
        <table:table-row table:style-name="ro1">
          <table:table-cell table:number-columns-repeated="18"/>
          <table:table-cell office:value-type="float" office:value="99" calcext:value-type="float">
            <text:p>99</text:p>
          </table:table-cell>
          <table:table-cell office:value-type="float" office:value="0.0510776" calcext:value-type="float">
            <text:p>0.0510776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163318" calcext:value-type="float">
            <text:p>0.0163318</text:p>
          </table:table-cell>
          <table:table-cell office:value-type="float" office:value="0.031766" calcext:value-type="float">
            <text:p>0.031766</text:p>
          </table:table-cell>
          <table:table-cell office:value-type="float" office:value="0.0154691" calcext:value-type="float">
            <text:p>0.015469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0577905" calcext:value-type="float">
            <text:p>0.05779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616131" calcext:value-type="float">
            <text:p>0.0616131</text:p>
          </table:table-cell>
          <table:table-cell office:value-type="float" office:value="0.0583121" calcext:value-type="float">
            <text:p>0.0583121</text:p>
          </table:table-cell>
          <table:table-cell office:value-type="float" office:value="0.0577801" calcext:value-type="float">
            <text:p>0.0577801</text:p>
          </table:table-cell>
          <table:table-cell office:value-type="float" office:value="0.0581933" calcext:value-type="float">
            <text:p>0.0581933</text:p>
          </table:table-cell>
          <table:table-cell office:value-type="float" office:value="0.0577212" calcext:value-type="float">
            <text:p>0.0577212</text:p>
          </table:table-cell>
        </table:table-row>
        <table:table-row table:style-name="ro1">
          <table:table-cell table:number-columns-repeated="18"/>
          <table:table-cell office:value-type="float" office:value="100" calcext:value-type="float">
            <text:p>100</text:p>
          </table:table-cell>
          <table:table-cell office:value-type="float" office:value="0.0489694" calcext:value-type="float">
            <text:p>0.0489694</text:p>
          </table:table-cell>
          <table:table-cell office:value-type="float" office:value="0.02" calcext:value-type="float">
            <text:p>0.02</text:p>
          </table:table-cell>
          <table:table-cell office:value-type="float" office:value="0.0149332" calcext:value-type="float">
            <text:p>0.0149332</text:p>
          </table:table-cell>
          <table:table-cell office:value-type="float" office:value="0.0245561" calcext:value-type="float">
            <text:p>0.0245561</text:p>
          </table:table-cell>
          <table:table-cell office:value-type="float" office:value="0.0140712" calcext:value-type="float">
            <text:p>0.014071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0577824" calcext:value-type="float">
            <text:p>0.05778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615642" calcext:value-type="float">
            <text:p>0.061564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928" calcext:value-type="float">
            <text:p>0.0578928</text:p>
          </table:table-cell>
          <table:table-cell office:value-type="float" office:value="0.0578493" calcext:value-type="float">
            <text:p>0.0578493</text:p>
          </table:table-cell>
          <table:table-cell office:value-type="float" office:value="0.0577829" calcext:value-type="float">
            <text:p>0.0577829</text:p>
          </table:table-cell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office:value-type="float" office:value="0.0491173" calcext:value-type="float">
            <text:p>0.0491173</text:p>
          </table:table-cell>
          <table:table-cell office:value-type="float" office:value="0.02" calcext:value-type="float">
            <text:p>0.02</text:p>
          </table:table-cell>
          <table:table-cell office:value-type="float" office:value="0.0134907" calcext:value-type="float">
            <text:p>0.0134907</text:p>
          </table:table-cell>
          <table:table-cell office:value-type="float" office:value="0.0280916" calcext:value-type="float">
            <text:p>0.0280916</text:p>
          </table:table-cell>
          <table:table-cell office:value-type="float" office:value="0.0131149" calcext:value-type="float">
            <text:p>0.013114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0579012" calcext:value-type="float">
            <text:p>0.057901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629432" calcext:value-type="float">
            <text:p>0.062943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81745" calcext:value-type="float">
            <text:p>0.0581745</text:p>
          </table:table-cell>
          <table:table-cell office:value-type="float" office:value="0.0577363" calcext:value-type="float">
            <text:p>0.0577363</text:p>
          </table:table-cell>
          <table:table-cell office:value-type="float" office:value="0.0577946" calcext:value-type="float">
            <text:p>0.0577946</text:p>
          </table:table-cell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office:value-type="float" office:value="0.0498653" calcext:value-type="float">
            <text:p>0.0498653</text:p>
          </table:table-cell>
          <table:table-cell office:value-type="float" office:value="0.02" calcext:value-type="float">
            <text:p>0.02</text:p>
          </table:table-cell>
          <table:table-cell office:value-type="float" office:value="0.0144222" calcext:value-type="float">
            <text:p>0.0144222</text:p>
          </table:table-cell>
          <table:table-cell office:value-type="float" office:value="0.0254713" calcext:value-type="float">
            <text:p>0.0254713</text:p>
          </table:table-cell>
          <table:table-cell office:value-type="float" office:value="0.0140357" calcext:value-type="float">
            <text:p>0.014035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0577885" calcext:value-type="float">
            <text:p>0.057788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64407" calcext:value-type="float">
            <text:p>0.064407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399" calcext:value-type="float">
            <text:p>0.0575399</text:p>
          </table:table-cell>
          <table:table-cell office:value-type="float" office:value="0.0574121" calcext:value-type="float">
            <text:p>0.0574121</text:p>
          </table:table-cell>
          <table:table-cell office:value-type="float" office:value="0.0577613" calcext:value-type="float">
            <text:p>0.0577613</text:p>
          </table:table-cell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office:value-type="float" office:value="0.0531858" calcext:value-type="float">
            <text:p>0.0531858</text:p>
          </table:table-cell>
          <table:table-cell office:value-type="float" office:value="0.02" calcext:value-type="float">
            <text:p>0.02</text:p>
          </table:table-cell>
          <table:table-cell office:value-type="float" office:value="0.0148997" calcext:value-type="float">
            <text:p>0.0148997</text:p>
          </table:table-cell>
          <table:table-cell office:value-type="float" office:value="0.0271324" calcext:value-type="float">
            <text:p>0.0271324</text:p>
          </table:table-cell>
          <table:table-cell office:value-type="float" office:value="0.0144568" calcext:value-type="float">
            <text:p>0.014456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0578251" calcext:value-type="float">
            <text:p>0.057825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65783" calcext:value-type="float">
            <text:p>0.065783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716" calcext:value-type="float">
            <text:p>0.0577716</text:p>
          </table:table-cell>
          <table:table-cell office:value-type="float" office:value="0.0574859" calcext:value-type="float">
            <text:p>0.0574859</text:p>
          </table:table-cell>
          <table:table-cell office:value-type="float" office:value="0.0577792" calcext:value-type="float">
            <text:p>0.0577792</text:p>
          </table:table-cell>
        </table:table-row>
        <table:table-row table:style-name="ro1">
          <table:table-cell table:number-columns-repeated="18"/>
          <table:table-cell office:value-type="float" office:value="104" calcext:value-type="float">
            <text:p>104</text:p>
          </table:table-cell>
          <table:table-cell office:value-type="float" office:value="0.0517536" calcext:value-type="float">
            <text:p>0.0517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116619" calcext:value-type="float">
            <text:p>0.0116619</text:p>
          </table:table-cell>
          <table:table-cell office:value-type="float" office:value="0.0243252" calcext:value-type="float">
            <text:p>0.0243252</text:p>
          </table:table-cell>
          <table:table-cell office:value-type="float" office:value="0.0133791" calcext:value-type="float">
            <text:p>0.01337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0578421" calcext:value-type="float">
            <text:p>0.057842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588652" calcext:value-type="float">
            <text:p>0.058865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82161" calcext:value-type="float">
            <text:p>0.0582161</text:p>
          </table:table-cell>
          <table:table-cell office:value-type="float" office:value="0.0580979" calcext:value-type="float">
            <text:p>0.0580979</text:p>
          </table:table-cell>
          <table:table-cell office:value-type="float" office:value="0.057651" calcext:value-type="float">
            <text:p>0.057651</text:p>
          </table:table-cell>
        </table:table-row>
        <table:table-row table:style-name="ro1">
          <table:table-cell table:number-columns-repeated="18"/>
          <table:table-cell office:value-type="float" office:value="105" calcext:value-type="float">
            <text:p>105</text:p>
          </table:table-cell>
          <table:table-cell office:value-type="float" office:value="0.0496427" calcext:value-type="float">
            <text:p>0.04964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50665" calcext:value-type="float">
            <text:p>0.0150665</text:p>
          </table:table-cell>
          <table:table-cell office:value-type="float" office:value="0.0257143" calcext:value-type="float">
            <text:p>0.0257143</text:p>
          </table:table-cell>
          <table:table-cell office:value-type="float" office:value="0.0111355" calcext:value-type="float">
            <text:p>0.011135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0577497" calcext:value-type="float">
            <text:p>0.05774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610931" calcext:value-type="float">
            <text:p>0.0610931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80419" calcext:value-type="float">
            <text:p>0.0580419</text:p>
          </table:table-cell>
          <table:table-cell office:value-type="float" office:value="0.0577499" calcext:value-type="float">
            <text:p>0.0577499</text:p>
          </table:table-cell>
          <table:table-cell office:value-type="float" office:value="0.0578194" calcext:value-type="float">
            <text:p>0.0578194</text:p>
          </table:table-cell>
        </table:table-row>
        <table:table-row table:style-name="ro1">
          <table:table-cell table:number-columns-repeated="18"/>
          <table:table-cell office:value-type="float" office:value="106" calcext:value-type="float">
            <text:p>106</text:p>
          </table:table-cell>
          <table:table-cell office:value-type="float" office:value="0.047965" calcext:value-type="float">
            <text:p>0.047965</text:p>
          </table:table-cell>
          <table:table-cell office:value-type="float" office:value="0.02" calcext:value-type="float">
            <text:p>0.02</text:p>
          </table:table-cell>
          <table:table-cell office:value-type="float" office:value="0.0141421" calcext:value-type="float">
            <text:p>0.0141421</text:p>
          </table:table-cell>
          <table:table-cell office:value-type="float" office:value="0.0316565" calcext:value-type="float">
            <text:p>0.0316565</text:p>
          </table:table-cell>
          <table:table-cell office:value-type="float" office:value="0.0127671" calcext:value-type="float">
            <text:p>0.012767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0577108" calcext:value-type="float">
            <text:p>0.057710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619818" calcext:value-type="float">
            <text:p>0.0619818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667" calcext:value-type="float">
            <text:p>0.0575667</text:p>
          </table:table-cell>
          <table:table-cell office:value-type="float" office:value="0.058202" calcext:value-type="float">
            <text:p>0.058202</text:p>
          </table:table-cell>
          <table:table-cell office:value-type="float" office:value="0.0577531" calcext:value-type="float">
            <text:p>0.0577531</text:p>
          </table:table-cell>
        </table:table-row>
        <table:table-row table:style-name="ro1">
          <table:table-cell table:number-columns-repeated="18"/>
          <table:table-cell office:value-type="float" office:value="107" calcext:value-type="float">
            <text:p>107</text:p>
          </table:table-cell>
          <table:table-cell office:value-type="float" office:value="0.0510951" calcext:value-type="float">
            <text:p>0.0510951</text:p>
          </table:table-cell>
          <table:table-cell office:value-type="float" office:value="0.02" calcext:value-type="float">
            <text:p>0.02</text:p>
          </table:table-cell>
          <table:table-cell office:value-type="float" office:value="0.0131149" calcext:value-type="float">
            <text:p>0.0131149</text:p>
          </table:table-cell>
          <table:table-cell office:value-type="float" office:value="0.0267133" calcext:value-type="float">
            <text:p>0.0267133</text:p>
          </table:table-cell>
          <table:table-cell office:value-type="float" office:value="0.0136748" calcext:value-type="float">
            <text:p>0.013674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0576793" calcext:value-type="float">
            <text:p>0.05767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600856" calcext:value-type="float">
            <text:p>0.0600856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123" calcext:value-type="float">
            <text:p>0.0578123</text:p>
          </table:table-cell>
          <table:table-cell office:value-type="float" office:value="0.058261" calcext:value-type="float">
            <text:p>0.058261</text:p>
          </table:table-cell>
          <table:table-cell office:value-type="float" office:value="0.0576038" calcext:value-type="float">
            <text:p>0.0576038</text:p>
          </table:table-cell>
        </table:table-row>
        <table:table-row table:style-name="ro1">
          <table:table-cell table:number-columns-repeated="18"/>
          <table:table-cell office:value-type="float" office:value="108" calcext:value-type="float">
            <text:p>108</text:p>
          </table:table-cell>
          <table:table-cell office:value-type="float" office:value="0.0509175" calcext:value-type="float">
            <text:p>0.0509175</text:p>
          </table:table-cell>
          <table:table-cell office:value-type="float" office:value="0.02" calcext:value-type="float">
            <text:p>0.02</text:p>
          </table:table-cell>
          <table:table-cell office:value-type="float" office:value="0.0150665" calcext:value-type="float">
            <text:p>0.0150665</text:p>
          </table:table-cell>
          <table:table-cell office:value-type="float" office:value="0.0271377" calcext:value-type="float">
            <text:p>0.0271377</text:p>
          </table:table-cell>
          <table:table-cell office:value-type="float" office:value="0.0126886" calcext:value-type="float">
            <text:p>0.012688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057707" calcext:value-type="float">
            <text:p>0.05770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622182" calcext:value-type="float">
            <text:p>0.062218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725" calcext:value-type="float">
            <text:p>0.0578725</text:p>
          </table:table-cell>
          <table:table-cell office:value-type="float" office:value="0.057657" calcext:value-type="float">
            <text:p>0.057657</text:p>
          </table:table-cell>
          <table:table-cell office:value-type="float" office:value="0.0577026" calcext:value-type="float">
            <text:p>0.0577026</text:p>
          </table:table-cell>
        </table:table-row>
        <table:table-row table:style-name="ro1">
          <table:table-cell table:number-columns-repeated="18"/>
          <table:table-cell office:value-type="float" office:value="109" calcext:value-type="float">
            <text:p>109</text:p>
          </table:table-cell>
          <table:table-cell office:value-type="float" office:value="0.0461368" calcext:value-type="float">
            <text:p>0.046136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9284" calcext:value-type="float">
            <text:p>0.0139284</text:p>
          </table:table-cell>
          <table:table-cell office:value-type="float" office:value="0.0251751" calcext:value-type="float">
            <text:p>0.0251751</text:p>
          </table:table-cell>
          <table:table-cell office:value-type="float" office:value="0.0137477" calcext:value-type="float">
            <text:p>0.013747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576132" calcext:value-type="float">
            <text:p>0.057613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647567" calcext:value-type="float">
            <text:p>0.0647567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951" calcext:value-type="float">
            <text:p>0.0575951</text:p>
          </table:table-cell>
          <table:table-cell office:value-type="float" office:value="0.0578402" calcext:value-type="float">
            <text:p>0.0578402</text:p>
          </table:table-cell>
          <table:table-cell office:value-type="float" office:value="0.0578661" calcext:value-type="float">
            <text:p>0.0578661</text:p>
          </table:table-cell>
        </table:table-row>
        <table:table-row table:style-name="ro1"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0.0464438" calcext:value-type="float">
            <text:p>0.04644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3791" calcext:value-type="float">
            <text:p>0.0133791</text:p>
          </table:table-cell>
          <table:table-cell office:value-type="float" office:value="0.0237062" calcext:value-type="float">
            <text:p>0.0237062</text:p>
          </table:table-cell>
          <table:table-cell office:value-type="float" office:value="0.0126491" calcext:value-type="float">
            <text:p>0.012649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0576858" calcext:value-type="float">
            <text:p>0.05768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6088" calcext:value-type="float">
            <text:p>0.06088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6564" calcext:value-type="float">
            <text:p>0.0576564</text:p>
          </table:table-cell>
          <table:table-cell office:value-type="float" office:value="0.0573777" calcext:value-type="float">
            <text:p>0.0573777</text:p>
          </table:table-cell>
          <table:table-cell office:value-type="float" office:value="0.057804" calcext:value-type="float">
            <text:p>0.057804</text:p>
          </table:table-cell>
        </table:table-row>
        <table:table-row table:style-name="ro1">
          <table:table-cell table:number-columns-repeated="18"/>
          <table:table-cell office:value-type="float" office:value="111" calcext:value-type="float">
            <text:p>111</text:p>
          </table:table-cell>
          <table:table-cell office:value-type="float" office:value="0.0464204" calcext:value-type="float">
            <text:p>0.04642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23288" calcext:value-type="float">
            <text:p>0.0123288</text:p>
          </table:table-cell>
          <table:table-cell office:value-type="float" office:value="0.0273702" calcext:value-type="float">
            <text:p>0.0273702</text:p>
          </table:table-cell>
          <table:table-cell office:value-type="float" office:value="0.0133417" calcext:value-type="float">
            <text:p>0.013341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0579281" calcext:value-type="float">
            <text:p>0.057928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633199" calcext:value-type="float">
            <text:p>0.0633199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355" calcext:value-type="float">
            <text:p>0.0578355</text:p>
          </table:table-cell>
          <table:table-cell office:value-type="float" office:value="0.0578871" calcext:value-type="float">
            <text:p>0.0578871</text:p>
          </table:table-cell>
          <table:table-cell office:value-type="float" office:value="0.0577262" calcext:value-type="float">
            <text:p>0.0577262</text:p>
          </table:table-cell>
        </table:table-row>
        <table:table-row table:style-name="ro1">
          <table:table-cell table:number-columns-repeated="18"/>
          <table:table-cell office:value-type="float" office:value="112" calcext:value-type="float">
            <text:p>112</text:p>
          </table:table-cell>
          <table:table-cell office:value-type="float" office:value="0.0506416" calcext:value-type="float">
            <text:p>0.05064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43875" calcext:value-type="float">
            <text:p>0.0143875</text:p>
          </table:table-cell>
          <table:table-cell office:value-type="float" office:value="0.0237574" calcext:value-type="float">
            <text:p>0.0237574</text:p>
          </table:table-cell>
          <table:table-cell office:value-type="float" office:value="0.0127279" calcext:value-type="float">
            <text:p>0.012727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0577212" calcext:value-type="float">
            <text:p>0.05772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606994" calcext:value-type="float">
            <text:p>0.0606994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855" calcext:value-type="float">
            <text:p>0.0577855</text:p>
          </table:table-cell>
          <table:table-cell office:value-type="float" office:value="0.0584935" calcext:value-type="float">
            <text:p>0.0584935</text:p>
          </table:table-cell>
          <table:table-cell office:value-type="float" office:value="0.0577481" calcext:value-type="float">
            <text:p>0.0577481</text:p>
          </table:table-cell>
        </table:table-row>
        <table:table-row table:style-name="ro1">
          <table:table-cell table:number-columns-repeated="18"/>
          <table:table-cell office:value-type="float" office:value="113" calcext:value-type="float">
            <text:p>113</text:p>
          </table:table-cell>
          <table:table-cell office:value-type="float" office:value="0.0453232" calcext:value-type="float">
            <text:p>0.04532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36748" calcext:value-type="float">
            <text:p>0.0136748</text:p>
          </table:table-cell>
          <table:table-cell office:value-type="float" office:value="0.0267982" calcext:value-type="float">
            <text:p>0.0267982</text:p>
          </table:table-cell>
          <table:table-cell office:value-type="float" office:value="0.0142478" calcext:value-type="float">
            <text:p>0.014247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577829" calcext:value-type="float">
            <text:p>0.057782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613799" calcext:value-type="float">
            <text:p>0.0613799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51" calcext:value-type="float">
            <text:p>0.057551</text:p>
          </table:table-cell>
          <table:table-cell office:value-type="float" office:value="0.0575565" calcext:value-type="float">
            <text:p>0.0575565</text:p>
          </table:table-cell>
          <table:table-cell office:value-type="float" office:value="0.0577267" calcext:value-type="float">
            <text:p>0.0577267</text:p>
          </table:table-cell>
        </table:table-row>
        <table:table-row table:style-name="ro1">
          <table:table-cell table:number-columns-repeated="18"/>
          <table:table-cell office:value-type="float" office:value="114" calcext:value-type="float">
            <text:p>114</text:p>
          </table:table-cell>
          <table:table-cell office:value-type="float" office:value="0.0470915" calcext:value-type="float">
            <text:p>0.04709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37113" calcext:value-type="float">
            <text:p>0.0137113</text:p>
          </table:table-cell>
          <table:table-cell office:value-type="float" office:value="0.0250423" calcext:value-type="float">
            <text:p>0.0250423</text:p>
          </table:table-cell>
          <table:table-cell office:value-type="float" office:value="0.0133417" calcext:value-type="float">
            <text:p>0.013341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0577946" calcext:value-type="float">
            <text:p>0.057794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592483" calcext:value-type="float">
            <text:p>0.0592483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472" calcext:value-type="float">
            <text:p>0.0577472</text:p>
          </table:table-cell>
          <table:table-cell office:value-type="float" office:value="0.0574326" calcext:value-type="float">
            <text:p>0.0574326</text:p>
          </table:table-cell>
          <table:table-cell office:value-type="float" office:value="0.0577891" calcext:value-type="float">
            <text:p>0.0577891</text:p>
          </table:table-cell>
        </table:table-row>
        <table:table-row table:style-name="ro1">
          <table:table-cell table:number-columns-repeated="18"/>
          <table:table-cell office:value-type="float" office:value="115" calcext:value-type="float">
            <text:p>115</text:p>
          </table:table-cell>
          <table:table-cell office:value-type="float" office:value="0.0399716" calcext:value-type="float">
            <text:p>0.03997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48997" calcext:value-type="float">
            <text:p>0.0148997</text:p>
          </table:table-cell>
          <table:table-cell office:value-type="float" office:value="0.0256337" calcext:value-type="float">
            <text:p>0.0256337</text:p>
          </table:table-cell>
          <table:table-cell office:value-type="float" office:value="0.0130767" calcext:value-type="float">
            <text:p>0.013076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0577613" calcext:value-type="float">
            <text:p>0.057761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636957" calcext:value-type="float">
            <text:p>0.0636957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962" calcext:value-type="float">
            <text:p>0.0577962</text:p>
          </table:table-cell>
          <table:table-cell office:value-type="float" office:value="0.0578314" calcext:value-type="float">
            <text:p>0.0578314</text:p>
          </table:table-cell>
          <table:table-cell office:value-type="float" office:value="0.0577662" calcext:value-type="float">
            <text:p>0.0577662</text:p>
          </table:table-cell>
        </table:table-row>
        <table:table-row table:style-name="ro1">
          <table:table-cell table:number-columns-repeated="18"/>
          <table:table-cell office:value-type="float" office:value="116" calcext:value-type="float">
            <text:p>116</text:p>
          </table:table-cell>
          <table:table-cell office:value-type="float" office:value="0.0486745" calcext:value-type="float">
            <text:p>0.0486745</text:p>
          </table:table-cell>
          <table:table-cell office:value-type="float" office:value="0.02" calcext:value-type="float">
            <text:p>0.02</text:p>
          </table:table-cell>
          <table:table-cell office:value-type="float" office:value="0.0140357" calcext:value-type="float">
            <text:p>0.0140357</text:p>
          </table:table-cell>
          <table:table-cell office:value-type="float" office:value="0.0232439" calcext:value-type="float">
            <text:p>0.0232439</text:p>
          </table:table-cell>
          <table:table-cell office:value-type="float" office:value="0.0137477" calcext:value-type="float">
            <text:p>0.0137477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0577792" calcext:value-type="float">
            <text:p>0.057779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595867" calcext:value-type="float">
            <text:p>0.0595867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81219" calcext:value-type="float">
            <text:p>0.0581219</text:p>
          </table:table-cell>
          <table:table-cell office:value-type="float" office:value="0.0581551" calcext:value-type="float">
            <text:p>0.0581551</text:p>
          </table:table-cell>
          <table:table-cell office:value-type="float" office:value="0.0576941" calcext:value-type="float">
            <text:p>0.0576941</text:p>
          </table:table-cell>
        </table:table-row>
        <table:table-row table:style-name="ro1">
          <table:table-cell table:number-columns-repeated="18"/>
          <table:table-cell office:value-type="float" office:value="117" calcext:value-type="float">
            <text:p>117</text:p>
          </table:table-cell>
          <table:table-cell office:value-type="float" office:value="0.0407487" calcext:value-type="float">
            <text:p>0.0407487</text:p>
          </table:table-cell>
          <table:table-cell office:value-type="float" office:value="0.02" calcext:value-type="float">
            <text:p>0.02</text:p>
          </table:table-cell>
          <table:table-cell office:value-type="float" office:value="0.0123693" calcext:value-type="float">
            <text:p>0.0123693</text:p>
          </table:table-cell>
          <table:table-cell office:value-type="float" office:value="0.0262464" calcext:value-type="float">
            <text:p>0.0262464</text:p>
          </table:table-cell>
          <table:table-cell office:value-type="float" office:value="0.0130384" calcext:value-type="float">
            <text:p>0.013038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057651" calcext:value-type="float">
            <text:p>0.05765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622728" calcext:value-type="float">
            <text:p>0.0622728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441" calcext:value-type="float">
            <text:p>0.0577441</text:p>
          </table:table-cell>
          <table:table-cell office:value-type="float" office:value="0.0583925" calcext:value-type="float">
            <text:p>0.0583925</text:p>
          </table:table-cell>
          <table:table-cell office:value-type="float" office:value="0.0577078" calcext:value-type="float">
            <text:p>0.0577078</text:p>
          </table:table-cell>
        </table:table-row>
        <table:table-row table:style-name="ro1">
          <table:table-cell table:number-columns-repeated="18"/>
          <table:table-cell office:value-type="float" office:value="118" calcext:value-type="float">
            <text:p>118</text:p>
          </table:table-cell>
          <table:table-cell office:value-type="float" office:value="0.0402877" calcext:value-type="float">
            <text:p>0.0402877</text:p>
          </table:table-cell>
          <table:table-cell office:value-type="float" office:value="0.02" calcext:value-type="float">
            <text:p>0.02</text:p>
          </table:table-cell>
          <table:table-cell office:value-type="float" office:value="0.0142478" calcext:value-type="float">
            <text:p>0.0142478</text:p>
          </table:table-cell>
          <table:table-cell office:value-type="float" office:value="0.0277728" calcext:value-type="float">
            <text:p>0.0277728</text:p>
          </table:table-cell>
          <table:table-cell office:value-type="float" office:value="0.0133791" calcext:value-type="float">
            <text:p>0.013379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0578194" calcext:value-type="float">
            <text:p>0.057819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574095" calcext:value-type="float">
            <text:p>0.0574095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7373" calcext:value-type="float">
            <text:p>0.0577373</text:p>
          </table:table-cell>
          <table:table-cell office:value-type="float" office:value="0.0575883" calcext:value-type="float">
            <text:p>0.0575883</text:p>
          </table:table-cell>
          <table:table-cell office:value-type="float" office:value="0.0577072" calcext:value-type="float">
            <text:p>0.0577072</text:p>
          </table:table-cell>
        </table:table-row>
        <table:table-row table:style-name="ro1">
          <table:table-cell table:number-columns-repeated="18"/>
          <table:table-cell office:value-type="float" office:value="119" calcext:value-type="float">
            <text:p>119</text:p>
          </table:table-cell>
          <table:table-cell office:value-type="float" office:value="0.041603" calcext:value-type="float">
            <text:p>0.0416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37477" calcext:value-type="float">
            <text:p>0.0137477</text:p>
          </table:table-cell>
          <table:table-cell office:value-type="float" office:value="0.0231512" calcext:value-type="float">
            <text:p>0.0231512</text:p>
          </table:table-cell>
          <table:table-cell office:value-type="float" office:value="0.0133041" calcext:value-type="float">
            <text:p>0.013304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0577531" calcext:value-type="float">
            <text:p>0.057753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599742" calcext:value-type="float">
            <text:p>0.0599742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8888" calcext:value-type="float">
            <text:p>0.0578888</text:p>
          </table:table-cell>
          <table:table-cell office:value-type="float" office:value="0.0575917" calcext:value-type="float">
            <text:p>0.0575917</text:p>
          </table:table-cell>
          <table:table-cell office:value-type="float" office:value="0.0577538" calcext:value-type="float">
            <text:p>0.0577538</text:p>
          </table:table-cell>
        </table:table-row>
        <table:table-row table:style-name="ro1">
          <table:table-cell table:number-columns-repeated="18"/>
          <table:table-cell office:value-type="float" office:value="120" calcext:value-type="float">
            <text:p>120</text:p>
          </table:table-cell>
          <table:table-cell office:value-type="float" office:value="0.0491101" calcext:value-type="float">
            <text:p>0.04911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24097" calcext:value-type="float">
            <text:p>0.0124097</text:p>
          </table:table-cell>
          <table:table-cell office:value-type="float" office:value="0.0239212" calcext:value-type="float">
            <text:p>0.0239212</text:p>
          </table:table-cell>
          <table:table-cell office:value-type="float" office:value="0.0115326" calcext:value-type="float">
            <text:p>0.0115326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0.0576038" calcext:value-type="float">
            <text:p>0.05760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586049" calcext:value-type="float">
            <text:p>0.0586049</text:p>
          </table:table-cell>
          <table:table-cell office:value-type="float" office:value="0.0582045" calcext:value-type="float">
            <text:p>0.0582045</text:p>
          </table:table-cell>
          <table:table-cell office:value-type="float" office:value="0.0575733" calcext:value-type="float">
            <text:p>0.0575733</text:p>
          </table:table-cell>
          <table:table-cell office:value-type="float" office:value="0.0576005" calcext:value-type="float">
            <text:p>0.0576005</text:p>
          </table:table-cell>
          <table:table-cell office:value-type="float" office:value="0.057752" calcext:value-type="float">
            <text:p>0.057752</text:p>
          </table:table-cell>
        </table:table-row>
        <table:table-row table:style-name="ro1">
          <table:table-cell table:number-columns-repeated="18"/>
          <table:table-cell office:value-type="float" office:value="121" calcext:value-type="float">
            <text:p>121</text:p>
          </table:table-cell>
          <table:table-cell office:value-type="float" office:value="0.0433943" calcext:value-type="float">
            <text:p>0.0433943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6551" calcext:value-type="float">
            <text:p>0.0136551</text:p>
          </table:table-cell>
          <table:table-cell office:value-type="float" office:value="0.0248347" calcext:value-type="float">
            <text:p>0.0248347</text:p>
          </table:table-cell>
          <table:table-cell office:value-type="float" office:value="0.0131973" calcext:value-type="float">
            <text:p>0.013197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0577026" calcext:value-type="float">
            <text:p>0.057702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613412" calcext:value-type="float">
            <text:p>0.061341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948" calcext:value-type="float">
            <text:p>0.0578948</text:p>
          </table:table-cell>
          <table:table-cell office:value-type="float" office:value="0.0583888" calcext:value-type="float">
            <text:p>0.0583888</text:p>
          </table:table-cell>
          <table:table-cell office:value-type="float" office:value="0.0577433" calcext:value-type="float">
            <text:p>0.0577433</text:p>
          </table:table-cell>
        </table:table-row>
        <table:table-row table:style-name="ro1">
          <table:table-cell table:number-columns-repeated="18"/>
          <table:table-cell office:value-type="float" office:value="122" calcext:value-type="float">
            <text:p>122</text:p>
          </table:table-cell>
          <table:table-cell office:value-type="float" office:value="0.0439653" calcext:value-type="float">
            <text:p>0.0439653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5042" calcext:value-type="float">
            <text:p>0.0135042</text:p>
          </table:table-cell>
          <table:table-cell office:value-type="float" office:value="0.0229801" calcext:value-type="float">
            <text:p>0.0229801</text:p>
          </table:table-cell>
          <table:table-cell office:value-type="float" office:value="0.012883" calcext:value-type="float">
            <text:p>0.01288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0.0578661" calcext:value-type="float">
            <text:p>0.057866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576111" calcext:value-type="float">
            <text:p>0.0576111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529" calcext:value-type="float">
            <text:p>0.0577529</text:p>
          </table:table-cell>
          <table:table-cell office:value-type="float" office:value="0.0579141" calcext:value-type="float">
            <text:p>0.0579141</text:p>
          </table:table-cell>
          <table:table-cell office:value-type="float" office:value="0.0577026" calcext:value-type="float">
            <text:p>0.0577026</text:p>
          </table:table-cell>
        </table:table-row>
        <table:table-row table:style-name="ro1">
          <table:table-cell table:number-columns-repeated="18"/>
          <table:table-cell office:value-type="float" office:value="123" calcext:value-type="float">
            <text:p>123</text:p>
          </table:table-cell>
          <table:table-cell office:value-type="float" office:value="0.0463129" calcext:value-type="float">
            <text:p>0.0463129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25064" calcext:value-type="float">
            <text:p>0.0125064</text:p>
          </table:table-cell>
          <table:table-cell office:value-type="float" office:value="0.0223096" calcext:value-type="float">
            <text:p>0.0223096</text:p>
          </table:table-cell>
          <table:table-cell office:value-type="float" office:value="0.0122303" calcext:value-type="float">
            <text:p>0.012230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057804" calcext:value-type="float">
            <text:p>0.05780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595721" calcext:value-type="float">
            <text:p>0.0595721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72" calcext:value-type="float">
            <text:p>0.057772</text:p>
          </table:table-cell>
          <table:table-cell office:value-type="float" office:value="0.0580499" calcext:value-type="float">
            <text:p>0.0580499</text:p>
          </table:table-cell>
          <table:table-cell office:value-type="float" office:value="0.0577417" calcext:value-type="float">
            <text:p>0.0577417</text:p>
          </table:table-cell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office:value-type="float" office:value="0.0436006" calcext:value-type="float">
            <text:p>0.0436006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1973" calcext:value-type="float">
            <text:p>0.0131973</text:p>
          </table:table-cell>
          <table:table-cell office:value-type="float" office:value="0.021076" calcext:value-type="float">
            <text:p>0.021076</text:p>
          </table:table-cell>
          <table:table-cell office:value-type="float" office:value="0.0121181" calcext:value-type="float">
            <text:p>0.012118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0577262" calcext:value-type="float">
            <text:p>0.057726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632453" calcext:value-type="float">
            <text:p>0.0632453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735" calcext:value-type="float">
            <text:p>0.0577735</text:p>
          </table:table-cell>
          <table:table-cell office:value-type="float" office:value="0.0580583" calcext:value-type="float">
            <text:p>0.0580583</text:p>
          </table:table-cell>
          <table:table-cell office:value-type="float" office:value="0.0577955" calcext:value-type="float">
            <text:p>0.0577955</text:p>
          </table:table-cell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office:value-type="float" office:value="0.0423547" calcext:value-type="float">
            <text:p>0.0423547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26152" calcext:value-type="float">
            <text:p>0.0126152</text:p>
          </table:table-cell>
          <table:table-cell office:value-type="float" office:value="0.0249287" calcext:value-type="float">
            <text:p>0.0249287</text:p>
          </table:table-cell>
          <table:table-cell office:value-type="float" office:value="0.013903" calcext:value-type="float">
            <text:p>0.01390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0577481" calcext:value-type="float">
            <text:p>0.05774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636968" calcext:value-type="float">
            <text:p>0.0636968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9966" calcext:value-type="float">
            <text:p>0.0579966</text:p>
          </table:table-cell>
          <table:table-cell office:value-type="float" office:value="0.0576117" calcext:value-type="float">
            <text:p>0.0576117</text:p>
          </table:table-cell>
          <table:table-cell office:value-type="float" office:value="0.0577934" calcext:value-type="float">
            <text:p>0.0577934</text:p>
          </table:table-cell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office:value-type="float" office:value="0.0449377" calcext:value-type="float">
            <text:p>0.0449377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0934" calcext:value-type="float">
            <text:p>0.0130934</text:p>
          </table:table-cell>
          <table:table-cell office:value-type="float" office:value="0.0244491" calcext:value-type="float">
            <text:p>0.0244491</text:p>
          </table:table-cell>
          <table:table-cell office:value-type="float" office:value="0.0116585" calcext:value-type="float">
            <text:p>0.011658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0577267" calcext:value-type="float">
            <text:p>0.057726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6335" calcext:value-type="float">
            <text:p>0.06335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457" calcext:value-type="float">
            <text:p>0.0577457</text:p>
          </table:table-cell>
          <table:table-cell office:value-type="float" office:value="0.0579682" calcext:value-type="float">
            <text:p>0.0579682</text:p>
          </table:table-cell>
          <table:table-cell office:value-type="float" office:value="0.0577206" calcext:value-type="float">
            <text:p>0.0577206</text:p>
          </table:table-cell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office:value-type="float" office:value="0.0453355" calcext:value-type="float">
            <text:p>0.0453355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4027" calcext:value-type="float">
            <text:p>0.0134027</text:p>
          </table:table-cell>
          <table:table-cell office:value-type="float" office:value="0.0215783" calcext:value-type="float">
            <text:p>0.0215783</text:p>
          </table:table-cell>
          <table:table-cell office:value-type="float" office:value="0.0123415" calcext:value-type="float">
            <text:p>0.012341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0577891" calcext:value-type="float">
            <text:p>0.057789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617862" calcext:value-type="float">
            <text:p>0.061786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056" calcext:value-type="float">
            <text:p>0.0577056</text:p>
          </table:table-cell>
          <table:table-cell office:value-type="float" office:value="0.0579239" calcext:value-type="float">
            <text:p>0.0579239</text:p>
          </table:table-cell>
          <table:table-cell office:value-type="float" office:value="0.0578413" calcext:value-type="float">
            <text:p>0.0578413</text:p>
          </table:table-cell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office:value-type="float" office:value="0.0425692" calcext:value-type="float">
            <text:p>0.0425692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3004" calcext:value-type="float">
            <text:p>0.0133004</text:p>
          </table:table-cell>
          <table:table-cell office:value-type="float" office:value="0.0249634" calcext:value-type="float">
            <text:p>0.0249634</text:p>
          </table:table-cell>
          <table:table-cell office:value-type="float" office:value="0.0121743" calcext:value-type="float">
            <text:p>0.012174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0577662" calcext:value-type="float">
            <text:p>0.05776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597669" calcext:value-type="float">
            <text:p>0.0597669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665" calcext:value-type="float">
            <text:p>0.0577665</text:p>
          </table:table-cell>
          <table:table-cell office:value-type="float" office:value="0.0576449" calcext:value-type="float">
            <text:p>0.0576449</text:p>
          </table:table-cell>
          <table:table-cell office:value-type="float" office:value="0.0576598" calcext:value-type="float">
            <text:p>0.0576598</text:p>
          </table:table-cell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office:value-type="float" office:value="0.040496" calcext:value-type="float">
            <text:p>0.040496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7548" calcext:value-type="float">
            <text:p>0.0137548</text:p>
          </table:table-cell>
          <table:table-cell office:value-type="float" office:value="0.0247456" calcext:value-type="float">
            <text:p>0.0247456</text:p>
          </table:table-cell>
          <table:table-cell office:value-type="float" office:value="0.0120048" calcext:value-type="float">
            <text:p>0.012004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0.0576941" calcext:value-type="float">
            <text:p>0.057694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600372" calcext:value-type="float">
            <text:p>0.060037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019" calcext:value-type="float">
            <text:p>0.0578019</text:p>
          </table:table-cell>
          <table:table-cell office:value-type="float" office:value="0.0574597" calcext:value-type="float">
            <text:p>0.0574597</text:p>
          </table:table-cell>
          <table:table-cell office:value-type="float" office:value="0.0577946" calcext:value-type="float">
            <text:p>0.0577946</text:p>
          </table:table-cell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office:value-type="float" office:value="0.0393512" calcext:value-type="float">
            <text:p>0.0393512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0.0267024" calcext:value-type="float">
            <text:p>0.0267024</text:p>
          </table:table-cell>
          <table:table-cell office:value-type="float" office:value="0.0147145" calcext:value-type="float">
            <text:p>0.0147145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0.0577078" calcext:value-type="float">
            <text:p>0.057707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578873" calcext:value-type="float">
            <text:p>0.0578873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5391" calcext:value-type="float">
            <text:p>0.0575391</text:p>
          </table:table-cell>
          <table:table-cell office:value-type="float" office:value="0.0581316" calcext:value-type="float">
            <text:p>0.0581316</text:p>
          </table:table-cell>
          <table:table-cell office:value-type="float" office:value="0.057719" calcext:value-type="float">
            <text:p>0.057719</text:p>
          </table:table-cell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14814" calcext:value-type="float">
            <text:p>0.0114814</text:p>
          </table:table-cell>
          <table:table-cell office:value-type="float" office:value="0.0234663" calcext:value-type="float">
            <text:p>0.0234663</text:p>
          </table:table-cell>
          <table:table-cell office:value-type="float" office:value="0.0118329" calcext:value-type="float">
            <text:p>0.0118329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0.0577072" calcext:value-type="float">
            <text:p>0.05770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62576" calcext:value-type="float">
            <text:p>0.062576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4753" calcext:value-type="float">
            <text:p>0.0574753</text:p>
          </table:table-cell>
          <table:table-cell office:value-type="float" office:value="0.0583971" calcext:value-type="float">
            <text:p>0.0583971</text:p>
          </table:table-cell>
          <table:table-cell office:value-type="float" office:value="0.057762" calcext:value-type="float">
            <text:p>0.057762</text:p>
          </table:table-cell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office:value-type="float" office:value="0.04086" calcext:value-type="float">
            <text:p>0.04086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15407" calcext:value-type="float">
            <text:p>0.0115407</text:p>
          </table:table-cell>
          <table:table-cell office:value-type="float" office:value="0.0231774" calcext:value-type="float">
            <text:p>0.0231774</text:p>
          </table:table-cell>
          <table:table-cell office:value-type="float" office:value="0.0148531" calcext:value-type="float">
            <text:p>0.014853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0.0577538" calcext:value-type="float">
            <text:p>0.057753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598164" calcext:value-type="float">
            <text:p>0.059816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6033" calcext:value-type="float">
            <text:p>0.0576033</text:p>
          </table:table-cell>
          <table:table-cell office:value-type="float" office:value="0.0583827" calcext:value-type="float">
            <text:p>0.0583827</text:p>
          </table:table-cell>
          <table:table-cell office:value-type="float" office:value="0.0577014" calcext:value-type="float">
            <text:p>0.0577014</text:p>
          </table:table-cell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office:value-type="float" office:value="0.0431464" calcext:value-type="float">
            <text:p>0.0431464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2489" calcext:value-type="float">
            <text:p>0.0132489</text:p>
          </table:table-cell>
          <table:table-cell office:value-type="float" office:value="0.0235975" calcext:value-type="float">
            <text:p>0.0235975</text:p>
          </table:table-cell>
          <table:table-cell office:value-type="float" office:value="0.0128299" calcext:value-type="float">
            <text:p>0.012829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057752" calcext:value-type="float">
            <text:p>0.05775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611784" calcext:value-type="float">
            <text:p>0.061178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03" calcext:value-type="float">
            <text:p>0.057803</text:p>
          </table:table-cell>
          <table:table-cell office:value-type="float" office:value="0.0580861" calcext:value-type="float">
            <text:p>0.0580861</text:p>
          </table:table-cell>
          <table:table-cell office:value-type="float" office:value="0.0577798" calcext:value-type="float">
            <text:p>0.0577798</text:p>
          </table:table-cell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office:value-type="float" office:value="0.0497488" calcext:value-type="float">
            <text:p>0.0497488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0.0238923" calcext:value-type="float">
            <text:p>0.0238923</text:p>
          </table:table-cell>
          <table:table-cell office:value-type="float" office:value="0.01118" calcext:value-type="float">
            <text:p>0.01118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0577433" calcext:value-type="float">
            <text:p>0.057743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602542" calcext:value-type="float">
            <text:p>0.060254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935" calcext:value-type="float">
            <text:p>0.0577935</text:p>
          </table:table-cell>
          <table:table-cell office:value-type="float" office:value="0.0574722" calcext:value-type="float">
            <text:p>0.0574722</text:p>
          </table:table-cell>
          <table:table-cell office:value-type="float" office:value="0.0577792" calcext:value-type="float">
            <text:p>0.0577792</text:p>
          </table:table-cell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office:value-type="float" office:value="0.0442155" calcext:value-type="float">
            <text:p>0.0442155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50359" calcext:value-type="float">
            <text:p>0.0150359</text:p>
          </table:table-cell>
          <table:table-cell office:value-type="float" office:value="0.0221108" calcext:value-type="float">
            <text:p>0.0221108</text:p>
          </table:table-cell>
          <table:table-cell office:value-type="float" office:value="0.0120616" calcext:value-type="float">
            <text:p>0.0120616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0.0577026" calcext:value-type="float">
            <text:p>0.057702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610152" calcext:value-type="float">
            <text:p>0.0610152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4487" calcext:value-type="float">
            <text:p>0.0574487</text:p>
          </table:table-cell>
          <table:table-cell office:value-type="float" office:value="0.0569223" calcext:value-type="float">
            <text:p>0.0569223</text:p>
          </table:table-cell>
          <table:table-cell office:value-type="float" office:value="0.0577721" calcext:value-type="float">
            <text:p>0.0577721</text:p>
          </table:table-cell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office:value-type="float" office:value="0.0401594" calcext:value-type="float">
            <text:p>0.0401594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10571" calcext:value-type="float">
            <text:p>0.0110571</text:p>
          </table:table-cell>
          <table:table-cell office:value-type="float" office:value="0.0252796" calcext:value-type="float">
            <text:p>0.0252796</text:p>
          </table:table-cell>
          <table:table-cell office:value-type="float" office:value="0.0129359" calcext:value-type="float">
            <text:p>0.012935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0577417" calcext:value-type="float">
            <text:p>0.057741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601758" calcext:value-type="float">
            <text:p>0.0601758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904" calcext:value-type="float">
            <text:p>0.057904</text:p>
          </table:table-cell>
          <table:table-cell office:value-type="float" office:value="0.0578792" calcext:value-type="float">
            <text:p>0.0578792</text:p>
          </table:table-cell>
          <table:table-cell office:value-type="float" office:value="0.0577148" calcext:value-type="float">
            <text:p>0.0577148</text:p>
          </table:table-cell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office:value-type="float" office:value="0.048236" calcext:value-type="float">
            <text:p>0.048236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1775" calcext:value-type="float">
            <text:p>0.011775</text:p>
          </table:table-cell>
          <table:table-cell office:value-type="float" office:value="0.0259612" calcext:value-type="float">
            <text:p>0.0259612</text:p>
          </table:table-cell>
          <table:table-cell office:value-type="float" office:value="0.0126692" calcext:value-type="float">
            <text:p>0.012669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0577955" calcext:value-type="float">
            <text:p>0.057795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614068" calcext:value-type="float">
            <text:p>0.0614068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935" calcext:value-type="float">
            <text:p>0.0577935</text:p>
          </table:table-cell>
          <table:table-cell office:value-type="float" office:value="0.0577098" calcext:value-type="float">
            <text:p>0.0577098</text:p>
          </table:table-cell>
          <table:table-cell office:value-type="float" office:value="0.0576928" calcext:value-type="float">
            <text:p>0.0576928</text:p>
          </table:table-cell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office:value-type="float" office:value="0.0484208" calcext:value-type="float">
            <text:p>0.0484208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40009" calcext:value-type="float">
            <text:p>0.0140009</text:p>
          </table:table-cell>
          <table:table-cell office:value-type="float" office:value="0.0218476" calcext:value-type="float">
            <text:p>0.0218476</text:p>
          </table:table-cell>
          <table:table-cell office:value-type="float" office:value="0.0115407" calcext:value-type="float">
            <text:p>0.011540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0577934" calcext:value-type="float">
            <text:p>0.057793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604664" calcext:value-type="float">
            <text:p>0.060466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084" calcext:value-type="float">
            <text:p>0.0577084</text:p>
          </table:table-cell>
          <table:table-cell office:value-type="float" office:value="0.0577497" calcext:value-type="float">
            <text:p>0.0577497</text:p>
          </table:table-cell>
          <table:table-cell office:value-type="float" office:value="0.0577903" calcext:value-type="float">
            <text:p>0.0577903</text:p>
          </table:table-cell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office:value-type="float" office:value="0.0427861" calcext:value-type="float">
            <text:p>0.0427861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41465" calcext:value-type="float">
            <text:p>0.0141465</text:p>
          </table:table-cell>
          <table:table-cell office:value-type="float" office:value="0.0276487" calcext:value-type="float">
            <text:p>0.0276487</text:p>
          </table:table-cell>
          <table:table-cell office:value-type="float" office:value="0.0127765" calcext:value-type="float">
            <text:p>0.0127765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0.0577206" calcext:value-type="float">
            <text:p>0.057720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615428" calcext:value-type="float">
            <text:p>0.0615428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7079" calcext:value-type="float">
            <text:p>0.0577079</text:p>
          </table:table-cell>
          <table:table-cell office:value-type="float" office:value="0.0578344" calcext:value-type="float">
            <text:p>0.0578344</text:p>
          </table:table-cell>
          <table:table-cell office:value-type="float" office:value="0.0576994" calcext:value-type="float">
            <text:p>0.0576994</text:p>
          </table:table-cell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office:value-type="float" office:value="0.0440315" calcext:value-type="float">
            <text:p>0.0440315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23415" calcext:value-type="float">
            <text:p>0.0123415</text:p>
          </table:table-cell>
          <table:table-cell office:value-type="float" office:value="0.0258528" calcext:value-type="float">
            <text:p>0.0258528</text:p>
          </table:table-cell>
          <table:table-cell office:value-type="float" office:value="0.012286" calcext:value-type="float">
            <text:p>0.01228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0578413" calcext:value-type="float">
            <text:p>0.057841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619127" calcext:value-type="float">
            <text:p>0.0619127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5431" calcext:value-type="float">
            <text:p>0.0575431</text:p>
          </table:table-cell>
          <table:table-cell office:value-type="float" office:value="0.0580259" calcext:value-type="float">
            <text:p>0.0580259</text:p>
          </table:table-cell>
          <table:table-cell office:value-type="float" office:value="0.0577801" calcext:value-type="float">
            <text:p>0.0577801</text:p>
          </table:table-cell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office:value-type="float" office:value="0.0354113" calcext:value-type="float">
            <text:p>0.0354113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3004" calcext:value-type="float">
            <text:p>0.0133004</text:p>
          </table:table-cell>
          <table:table-cell office:value-type="float" office:value="0.0247821" calcext:value-type="float">
            <text:p>0.0247821</text:p>
          </table:table-cell>
          <table:table-cell office:value-type="float" office:value="0.0120616" calcext:value-type="float">
            <text:p>0.012061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576598" calcext:value-type="float">
            <text:p>0.057659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59644" calcext:value-type="float">
            <text:p>0.05964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133" calcext:value-type="float">
            <text:p>0.0578133</text:p>
          </table:table-cell>
          <table:table-cell office:value-type="float" office:value="0.0577491" calcext:value-type="float">
            <text:p>0.0577491</text:p>
          </table:table-cell>
          <table:table-cell office:value-type="float" office:value="0.0577381" calcext:value-type="float">
            <text:p>0.0577381</text:p>
          </table:table-cell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office:value-type="float" office:value="0.0420004" calcext:value-type="float">
            <text:p>0.0420004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29359" calcext:value-type="float">
            <text:p>0.0129359</text:p>
          </table:table-cell>
          <table:table-cell office:value-type="float" office:value="0.0266398" calcext:value-type="float">
            <text:p>0.0266398</text:p>
          </table:table-cell>
          <table:table-cell office:value-type="float" office:value="0.0130934" calcext:value-type="float">
            <text:p>0.013093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0577946" calcext:value-type="float">
            <text:p>0.057794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593114" calcext:value-type="float">
            <text:p>0.0593114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6509" calcext:value-type="float">
            <text:p>0.0576509</text:p>
          </table:table-cell>
          <table:table-cell office:value-type="float" office:value="0.0579531" calcext:value-type="float">
            <text:p>0.0579531</text:p>
          </table:table-cell>
          <table:table-cell office:value-type="float" office:value="0.0577325" calcext:value-type="float">
            <text:p>0.0577325</text:p>
          </table:table-cell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office:value-type="float" office:value="0.0400682" calcext:value-type="float">
            <text:p>0.0400682</text:p>
          </table:table-cell>
          <table:table-cell office:value-type="float" office:value="0.0123967" calcext:value-type="float">
            <text:p>0.0123967</text:p>
          </table:table-cell>
          <table:table-cell office:value-type="float" office:value="0.0134536" calcext:value-type="float">
            <text:p>0.0134536</text:p>
          </table:table-cell>
          <table:table-cell office:value-type="float" office:value="0.0235593" calcext:value-type="float">
            <text:p>0.0235593</text:p>
          </table:table-cell>
          <table:table-cell office:value-type="float" office:value="0.0113015" calcext:value-type="float">
            <text:p>0.011301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057719" calcext:value-type="float">
            <text:p>0.05771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588035" calcext:value-type="float">
            <text:p>0.0588035</text:p>
          </table:table-cell>
          <table:table-cell office:value-type="float" office:value="0.058125" calcext:value-type="float">
            <text:p>0.058125</text:p>
          </table:table-cell>
          <table:table-cell office:value-type="float" office:value="0.057802" calcext:value-type="float">
            <text:p>0.057802</text:p>
          </table:table-cell>
          <table:table-cell office:value-type="float" office:value="0.0576573" calcext:value-type="float">
            <text:p>0.0576573</text:p>
          </table:table-cell>
          <table:table-cell office:value-type="float" office:value="0.057838" calcext:value-type="float">
            <text:p>0.057838</text:p>
          </table:table-cell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office:value-type="float" office:value="0.0475428" calcext:value-type="float">
            <text:p>0.0475428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26534" calcext:value-type="float">
            <text:p>0.0126534</text:p>
          </table:table-cell>
          <table:table-cell office:value-type="float" office:value="0.0211549" calcext:value-type="float">
            <text:p>0.0211549</text:p>
          </table:table-cell>
          <table:table-cell office:value-type="float" office:value="0.0103237" calcext:value-type="float">
            <text:p>0.010323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057762" calcext:value-type="float">
            <text:p>0.0577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594896" calcext:value-type="float">
            <text:p>0.0594896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722" calcext:value-type="float">
            <text:p>0.057722</text:p>
          </table:table-cell>
          <table:table-cell office:value-type="float" office:value="0.0581594" calcext:value-type="float">
            <text:p>0.0581594</text:p>
          </table:table-cell>
          <table:table-cell office:value-type="float" office:value="0.0578171" calcext:value-type="float">
            <text:p>0.0578171</text:p>
          </table:table-cell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office:value-type="float" office:value="0.0351589" calcext:value-type="float">
            <text:p>0.0351589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07807" calcext:value-type="float">
            <text:p>0.0107807</text:p>
          </table:table-cell>
          <table:table-cell office:value-type="float" office:value="0.0217979" calcext:value-type="float">
            <text:p>0.0217979</text:p>
          </table:table-cell>
          <table:table-cell office:value-type="float" office:value="0.0110021" calcext:value-type="float">
            <text:p>0.011002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0577014" calcext:value-type="float">
            <text:p>0.057701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613141" calcext:value-type="float">
            <text:p>0.0613141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7171" calcext:value-type="float">
            <text:p>0.0577171</text:p>
          </table:table-cell>
          <table:table-cell office:value-type="float" office:value="0.0576128" calcext:value-type="float">
            <text:p>0.0576128</text:p>
          </table:table-cell>
          <table:table-cell office:value-type="float" office:value="0.0577356" calcext:value-type="float">
            <text:p>0.0577356</text:p>
          </table:table-cell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office:value-type="float" office:value="0.0400612" calcext:value-type="float">
            <text:p>0.0400612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11328" calcext:value-type="float">
            <text:p>0.0111328</text:p>
          </table:table-cell>
          <table:table-cell office:value-type="float" office:value="0.0218428" calcext:value-type="float">
            <text:p>0.0218428</text:p>
          </table:table-cell>
          <table:table-cell office:value-type="float" office:value="0.0120482" calcext:value-type="float">
            <text:p>0.0120482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0577798" calcext:value-type="float">
            <text:p>0.057779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630916" calcext:value-type="float">
            <text:p>0.0630916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6051" calcext:value-type="float">
            <text:p>0.0576051</text:p>
          </table:table-cell>
          <table:table-cell office:value-type="float" office:value="0.0571675" calcext:value-type="float">
            <text:p>0.0571675</text:p>
          </table:table-cell>
          <table:table-cell office:value-type="float" office:value="0.05783" calcext:value-type="float">
            <text:p>0.05783</text:p>
          </table:table-cell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office:value-type="float" office:value="0.0393677" calcext:value-type="float">
            <text:p>0.0393677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1641" calcext:value-type="float">
            <text:p>0.011641</text:p>
          </table:table-cell>
          <table:table-cell office:value-type="float" office:value="0.021285" calcext:value-type="float">
            <text:p>0.021285</text:p>
          </table:table-cell>
          <table:table-cell office:value-type="float" office:value="0.0117646" calcext:value-type="float">
            <text:p>0.011764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0577792" calcext:value-type="float">
            <text:p>0.057779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625077" calcext:value-type="float">
            <text:p>0.0625077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6854" calcext:value-type="float">
            <text:p>0.0576854</text:p>
          </table:table-cell>
          <table:table-cell office:value-type="float" office:value="0.0576104" calcext:value-type="float">
            <text:p>0.0576104</text:p>
          </table:table-cell>
          <table:table-cell office:value-type="float" office:value="0.0577613" calcext:value-type="float">
            <text:p>0.0577613</text:p>
          </table:table-cell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office:value-type="float" office:value="0.0395718" calcext:value-type="float">
            <text:p>0.0395718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23837" calcext:value-type="float">
            <text:p>0.0123837</text:p>
          </table:table-cell>
          <table:table-cell office:value-type="float" office:value="0.0214733" calcext:value-type="float">
            <text:p>0.0214733</text:p>
          </table:table-cell>
          <table:table-cell office:value-type="float" office:value="0.0108919" calcext:value-type="float">
            <text:p>0.010891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0577721" calcext:value-type="float">
            <text:p>0.057772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6278" calcext:value-type="float">
            <text:p>0.06278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6475" calcext:value-type="float">
            <text:p>0.0576475</text:p>
          </table:table-cell>
          <table:table-cell office:value-type="float" office:value="0.0579636" calcext:value-type="float">
            <text:p>0.0579636</text:p>
          </table:table-cell>
          <table:table-cell office:value-type="float" office:value="0.0577695" calcext:value-type="float">
            <text:p>0.0577695</text:p>
          </table:table-cell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office:value-type="float" office:value="0.038255" calcext:value-type="float">
            <text:p>0.038255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14109" calcext:value-type="float">
            <text:p>0.0114109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967249" calcext:value-type="float">
            <text:p>0.0096724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0577148" calcext:value-type="float">
            <text:p>0.057714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601036" calcext:value-type="float">
            <text:p>0.0601036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9288" calcext:value-type="float">
            <text:p>0.0579288</text:p>
          </table:table-cell>
          <table:table-cell office:value-type="float" office:value="0.0582321" calcext:value-type="float">
            <text:p>0.0582321</text:p>
          </table:table-cell>
          <table:table-cell office:value-type="float" office:value="0.0577645" calcext:value-type="float">
            <text:p>0.0577645</text:p>
          </table:table-cell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office:value-type="float" office:value="0.0418622" calcext:value-type="float">
            <text:p>0.0418622</text:p>
          </table:table-cell>
          <table:table-cell office:value-type="float" office:value="0.00694444" calcext:value-type="float">
            <text:p>0.00694444</text:p>
          </table:table-cell>
          <table:table-cell office:value-type="float" office:value="0.0122663" calcext:value-type="float">
            <text:p>0.0122663</text:p>
          </table:table-cell>
          <table:table-cell office:value-type="float" office:value="0.0229783" calcext:value-type="float">
            <text:p>0.0229783</text:p>
          </table:table-cell>
          <table:table-cell office:value-type="float" office:value="0.0124226" calcext:value-type="float">
            <text:p>0.012422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0576928" calcext:value-type="float">
            <text:p>0.05769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624164" calcext:value-type="float">
            <text:p>0.0624164</text:p>
          </table:table-cell>
          <table:table-cell office:value-type="float" office:value="0.0580644" calcext:value-type="float">
            <text:p>0.0580644</text:p>
          </table:table-cell>
          <table:table-cell office:value-type="float" office:value="0.0576959" calcext:value-type="float">
            <text:p>0.0576959</text:p>
          </table:table-cell>
          <table:table-cell office:value-type="float" office:value="0.0580664" calcext:value-type="float">
            <text:p>0.0580664</text:p>
          </table:table-cell>
          <table:table-cell office:value-type="float" office:value="0.0577995" calcext:value-type="float">
            <text:p>0.0577995</text:p>
          </table:table-cell>
        </table:table-row>
        <table:table-row table:style-name="ro1">
          <table:table-cell table:number-columns-repeated="26"/>
          <table:table-cell office:value-type="float" office:value="138" calcext:value-type="float">
            <text:p>138</text:p>
          </table:table-cell>
          <table:table-cell office:value-type="float" office:value="0.0577903" calcext:value-type="float">
            <text:p>0.0577903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39" calcext:value-type="float">
            <text:p>139</text:p>
          </table:table-cell>
          <table:table-cell office:value-type="float" office:value="0.0576994" calcext:value-type="float">
            <text:p>0.0576994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0" calcext:value-type="float">
            <text:p>140</text:p>
          </table:table-cell>
          <table:table-cell office:value-type="float" office:value="0.0577801" calcext:value-type="float">
            <text:p>0.0577801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1" calcext:value-type="float">
            <text:p>141</text:p>
          </table:table-cell>
          <table:table-cell office:value-type="float" office:value="0.0577381" calcext:value-type="float">
            <text:p>0.0577381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2" calcext:value-type="float">
            <text:p>142</text:p>
          </table:table-cell>
          <table:table-cell office:value-type="float" office:value="0.0577325" calcext:value-type="float">
            <text:p>0.0577325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3" calcext:value-type="float">
            <text:p>143</text:p>
          </table:table-cell>
          <table:table-cell office:value-type="float" office:value="0.057838" calcext:value-type="float">
            <text:p>0.057838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4" calcext:value-type="float">
            <text:p>144</text:p>
          </table:table-cell>
          <table:table-cell office:value-type="float" office:value="0.0578171" calcext:value-type="float">
            <text:p>0.0578171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5" calcext:value-type="float">
            <text:p>145</text:p>
          </table:table-cell>
          <table:table-cell office:value-type="float" office:value="0.0577356" calcext:value-type="float">
            <text:p>0.0577356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6" calcext:value-type="float">
            <text:p>146</text:p>
          </table:table-cell>
          <table:table-cell office:value-type="float" office:value="0.05783" calcext:value-type="float">
            <text:p>0.05783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7" calcext:value-type="float">
            <text:p>147</text:p>
          </table:table-cell>
          <table:table-cell office:value-type="float" office:value="0.0577613" calcext:value-type="float">
            <text:p>0.0577613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8" calcext:value-type="float">
            <text:p>148</text:p>
          </table:table-cell>
          <table:table-cell office:value-type="float" office:value="0.0577695" calcext:value-type="float">
            <text:p>0.0577695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49" calcext:value-type="float">
            <text:p>149</text:p>
          </table:table-cell>
          <table:table-cell office:value-type="float" office:value="0.0577645" calcext:value-type="float">
            <text:p>0.0577645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150" calcext:value-type="float">
            <text:p>150</text:p>
          </table:table-cell>
          <table:table-cell office:value-type="float" office:value="0.0577995" calcext:value-type="float">
            <text:p>0.05779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2:37:24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1:04:57.678000000</meta:creation-date>
    <dc:date>2021-06-29T13:29:31.647000000</dc:date>
    <meta:editing-duration>PT2H34M33S</meta:editing-duration>
    <meta:editing-cycles>12</meta:editing-cycles>
    <meta:generator>LibreOffice/6.2.8.2$Windows_X86_64 LibreOffice_project/f82ddfca21ebc1e222a662a32b25c0c9d20169ee</meta:generator>
    <meta:document-statistic meta:table-count="1" meta:cell-count="223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85cm" svg:y="0.316cm" chart:style-name="ch2">
          <text:p>Pure Monte Carlo convergence (using quadratic as the test function)</text:p>
        </chart:title>
        <chart:legend chart:legend-position="end" svg:x="13.09cm" svg:y="4.198cm" style:legend-expansion="high" chart:style-name="ch3"/>
        <chart:plot-area chart:style-name="ch4" table:cell-range-address="Sheet1.B2:Sheet1.C21" svg:x="1.321cm" svg:y="1.301cm" svg:width="11.449cm" svg:height="6.548cm">
          <chartooo:coordinate-region svg:x="1.953cm" svg:y="1.503cm" svg:width="10.529cm" svg:height="5.693cm"/>
          <chart:axis chart:dimension="x" chart:name="primary-x" chart:style-name="ch5">
            <chart:title svg:x="5.644cm" svg:y="8.029cm" chart:style-name="ch6">
              <text:p>Number of samples</text:p>
            </chart:title>
          </chart:axis>
          <chart:axis chart:dimension="y" chart:name="primary-y" chart:style-name="ch5">
            <chart:title svg:x="0.451cm" svg:y="5.087cm" chart:style-name="ch7">
              <text:p>RMSE</text:p>
            </chart:title>
            <chart:grid chart:style-name="ch8" chart:class="major"/>
          </chart:axis>
          <chart:series chart:style-name="ch9" chart:values-cell-range-address="Sheet1.C2:Sheet1.C21" chart:class="chart:scatter">
            <chart:domain table:cell-range-address="Sheet1.B2:Sheet1.B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49.0143">
                <text:p>49.0143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4.9482">
                <text:p>34.9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8.2263">
                <text:p>28.2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4.6207">
                <text:p>24.6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1.9299">
                <text:p>21.9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9.7315">
                <text:p>19.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8.5046">
                <text:p>18.5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6.3641">
                <text:p>16.3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5.4104">
                <text:p>15.4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4.6768">
                <text:p>14.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4.0033">
                <text:p>14.0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3.6733">
                <text:p>13.67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3.2131">
                <text:p>13.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2.6131">
                <text:p>12.6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2.3086">
                <text:p>12.3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1.7886">
                <text:p>11.7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.5509">
                <text:p>11.5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1.0987">
                <text:p>11.0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.9679">
                <text:p>10.9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79cm" svg:y="0.316cm" chart:style-name="ch2">
          <text:p>Uniform convergence (using quadratic as the test function)</text:p>
        </chart:title>
        <chart:legend chart:legend-position="end" svg:x="13.09cm" svg:y="4.198cm" style:legend-expansion="high" chart:style-name="ch3"/>
        <chart:plot-area chart:style-name="ch4" table:cell-range-address="Sheet1.B24:Sheet1.C43" svg:x="1.321cm" svg:y="1.301cm" svg:width="11.449cm" svg:height="6.548cm">
          <chartooo:coordinate-region svg:x="2.059cm" svg:y="1.503cm" svg:width="10.423cm" svg:height="5.693cm"/>
          <chart:axis chart:dimension="x" chart:name="primary-x" chart:style-name="ch5">
            <chart:title svg:x="5.644cm" svg:y="8.029cm" chart:style-name="ch6">
              <text:p>Number of samples</text:p>
            </chart:title>
          </chart:axis>
          <chart:axis chart:dimension="y" chart:name="primary-y" chart:style-name="ch5">
            <chart:title svg:x="0.451cm" svg:y="5.087cm" chart:style-name="ch7">
              <text:p>RMSE</text:p>
            </chart:title>
            <chart:grid chart:style-name="ch8" chart:class="major"/>
          </chart:axis>
          <chart:series chart:style-name="ch9" chart:values-cell-range-address="Sheet1.C24:Sheet1.C43" chart:class="chart:scatter">
            <chart:domain table:cell-range-address="Sheet1.B24:Sheet1.B4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4:Sheet1.B43</svg:desc>
                </draw:g>
              </table:table-cell>
              <table:table-cell office:value-type="float" office:value="2">
                <text:p>2</text:p>
                <draw:g>
                  <svg:desc>Sheet1.C24:Sheet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555556">
                <text:p>0.0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408163">
                <text:p>0.0408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246914">
                <text:p>0.0246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165289">
                <text:p>0.0165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138889">
                <text:p>0.013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0118343">
                <text:p>0.0118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102041">
                <text:p>0.0102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0888889">
                <text:p>0.00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00692042">
                <text:p>0.00692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0617284">
                <text:p>0.00617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0554017">
                <text:p>0.00554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11cm" svg:y="0.316cm" chart:style-name="ch2">
          <text:p>Stratified convergence (with quadratic as the test function)</text:p>
        </chart:title>
        <chart:legend chart:legend-position="end" svg:x="13.09cm" svg:y="4.198cm" style:legend-expansion="high" chart:style-name="ch3"/>
        <chart:plot-area chart:style-name="ch4" table:cell-range-address="Sheet1.B49:Sheet1.C68" svg:x="1.321cm" svg:y="1.301cm" svg:width="11.449cm" svg:height="6.548cm">
          <chartooo:coordinate-region svg:x="1.763cm" svg:y="1.504cm" svg:width="10.529cm" svg:height="5.692cm"/>
          <chart:axis chart:dimension="x" chart:name="primary-x" chart:style-name="ch5">
            <chart:title svg:x="5.622cm" svg:y="8.029cm" chart:style-name="ch6">
              <text:p>Number of Samples</text:p>
            </chart:title>
          </chart:axis>
          <chart:axis chart:dimension="y" chart:name="primary-y" chart:style-name="ch5">
            <chart:title svg:x="0.451cm" svg:y="5.087cm" chart:style-name="ch7">
              <text:p>RMSE</text:p>
            </chart:title>
            <chart:grid chart:style-name="ch8" chart:class="major"/>
          </chart:axis>
          <chart:series chart:style-name="ch9" chart:values-cell-range-address="Sheet1.C49:Sheet1.C68" chart:class="chart:scatter">
            <chart:domain table:cell-range-address="Sheet1.B49:Sheet1.B68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49:Sheet1.B68</svg:desc>
                </draw:g>
              </table:table-cell>
              <table:table-cell office:value-type="float" office:value="12.5429">
                <text:p>12.5429</text:p>
                <draw:g>
                  <svg:desc>Sheet1.C49:Sheet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44793">
                <text:p>4.44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.43935">
                <text:p>2.43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57423">
                <text:p>1.57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.13142">
                <text:p>1.13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857682">
                <text:p>0.857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80149">
                <text:p>0.680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560332">
                <text:p>0.560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469842">
                <text:p>0.46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398384">
                <text:p>0.39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34484">
                <text:p>0.34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305447">
                <text:p>0.305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271497">
                <text:p>0.271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243842">
                <text:p>0.243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217365">
                <text:p>0.217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19853">
                <text:p>0.19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180744">
                <text:p>0.180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164657">
                <text:p>0.164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153418">
                <text:p>0.153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41405">
                <text:p>0.141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35cm" svg:height="6.602cm" xlink:href=".." xlink:type="simple" chart:class="chart:scatter" chart:style-name="ch1">
        <chart:title svg:x="3.191cm" svg:y="0.268cm" chart:style-name="ch2">
          <text:p>Pure Monte Carlo w/ step</text:p>
        </chart:title>
        <chart:subtitle svg:x="0.389cm" svg:y="1.205cm" chart:style-name="ch3">
          <text:p>All RMSEs multiplied by 2 in order to compare convergence rate with the quad example.</text:p>
        </chart:subtitle>
        <chart:legend svg:x="9.723cm" svg:y="6.158cm" style:legend-expansion="custom" chartooo:width="2.012cm" chartooo:height="0.443cm" style:legend-expansion-aspect-ratio="4.54176072234763" chart:style-name="ch4"/>
        <chart:plot-area chart:style-name="ch5" table:cell-range-address="Sheet1.L2:Sheet1.M21" svg:x="0.234cm" svg:y="2.418cm" svg:width="11.267cm" svg:height="4.052cm">
          <chartooo:coordinate-region svg:x="0.866cm" svg:y="2.62cm" svg:width="10.348cm" svg:height="3.19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M2:Sheet1.M21" chart:class="chart:scatter">
            <chart:domain table:cell-range-address="Sheet1.L2:Sheet1.L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L2:Sheet1.L21</svg:desc>
                </draw:g>
              </table:table-cell>
              <table:table-cell office:value-type="float" office:value="55.0494">
                <text:p>55.0494</text:p>
                <draw:g>
                  <svg:desc>Sheet1.M2:Sheet1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8.7142">
                <text:p>38.7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.4284">
                <text:p>31.4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7.4226">
                <text:p>27.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4.4058">
                <text:p>24.4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.3626">
                <text:p>22.3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0.5696">
                <text:p>20.5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9.34886">
                <text:p>19.34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8.31346">
                <text:p>18.31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7.25712">
                <text:p>17.25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6.58064">
                <text:p>16.58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5.7634">
                <text:p>15.7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5.17424">
                <text:p>15.17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4.61248">
                <text:p>14.612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4.12016">
                <text:p>14.12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3.79794">
                <text:p>13.79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3.18522">
                <text:p>13.18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2.89014">
                <text:p>12.89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2.59182">
                <text:p>12.59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2.28412">
                <text:p>12.284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24cm" svg:height="10.645cm" xlink:href=".." xlink:type="simple" chart:class="chart:scatter" chart:style-name="ch1">
        <chart:title svg:x="5.018cm" svg:y="0.348cm" chart:style-name="ch2">
          <text:p>Convergence for integrating a disk function</text:p>
        </chart:title>
        <chart:legend chart:legend-position="end" svg:x="14.913cm" svg:y="4.012cm" style:legend-expansion="high" chart:style-name="ch3"/>
        <chart:plot-area chart:style-name="ch4" table:cell-range-address="Sheet1.S2:Sheet1.X147 Sheet1.T1:Sheet1.X1" chart:data-source-has-labels="row" svg:x="1.379cm" svg:y="1.365cm" svg:width="13.156cm" svg:height="8.097cm">
          <chartooo:coordinate-region svg:x="2.307cm" svg:y="1.568cm" svg:width="11.94cm" svg:height="7.241cm"/>
          <chart:axis chart:dimension="x" chart:name="primary-x" chart:style-name="ch5">
            <chart:title svg:x="6.556cm" svg:y="9.674cm" chart:style-name="ch6">
              <text:p>Number of samples</text:p>
            </chart:title>
          </chart:axis>
          <chart:axis chart:dimension="y" chart:name="primary-y" chart:style-name="ch5">
            <chart:title svg:x="0.451cm" svg:y="5.925cm" chart:style-name="ch7">
              <text:p>RMSE</text:p>
            </chart:title>
            <chart:grid chart:style-name="ch8" chart:class="major"/>
          </chart:axis>
          <chart:series chart:style-name="ch9" chart:values-cell-range-address="Sheet1.T2:Sheet1.T147" chart:label-cell-address="Sheet1.T1:Sheet1.T1" chart:class="chart:scatter">
            <chart:domain table:cell-range-address="Sheet1.S2:Sheet1.S147"/>
            <chart:data-point chart:repeated="146"/>
          </chart:series>
          <chart:series chart:style-name="ch10" chart:values-cell-range-address="Sheet1.U2:Sheet1.U147" chart:label-cell-address="Sheet1.U1:Sheet1.U1" chart:class="chart:scatter">
            <chart:data-point chart:repeated="146"/>
          </chart:series>
          <chart:series chart:style-name="ch11" chart:values-cell-range-address="Sheet1.V2:Sheet1.V147" chart:label-cell-address="Sheet1.V1:Sheet1.V1" chart:class="chart:scatter">
            <chart:data-point chart:repeated="146"/>
          </chart:series>
          <chart:series chart:style-name="ch12" chart:values-cell-range-address="Sheet1.W2:Sheet1.W147" chart:label-cell-address="Sheet1.W1:Sheet1.W1" chart:class="chart:scatter">
            <chart:data-point chart:repeated="146"/>
          </chart:series>
          <chart:series chart:style-name="ch13" chart:values-cell-range-address="Sheet1.X2:Sheet1.X147" chart:label-cell-address="Sheet1.X1:Sheet1.X1" chart:class="chart:scatter">
            <chart:data-point chart:repeated="14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pure monte carlo</text:p>
                <draw:g>
                  <svg:desc>Sheet1.T1:Sheet1.T1</svg:desc>
                </draw:g>
              </table:table-cell>
              <table:table-cell office:value-type="string">
                <text:p>uniform</text:p>
                <draw:g>
                  <svg:desc>Sheet1.U1:Sheet1.U1</svg:desc>
                </draw:g>
              </table:table-cell>
              <table:table-cell office:value-type="string">
                <text:p>stratified</text:p>
                <draw:g>
                  <svg:desc>Sheet1.V1:Sheet1.V1</svg:desc>
                </draw:g>
              </table:table-cell>
              <table:table-cell office:value-type="string">
                <text:p>N Rooks</text:p>
                <draw:g>
                  <svg:desc>Sheet1.W1:Sheet1.W1</svg:desc>
                </draw:g>
              </table:table-cell>
              <table:table-cell office:value-type="string">
                <text:p>Multi Jitter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S2:Sheet1.S147</svg:desc>
                </draw:g>
              </table:table-cell>
              <table:table-cell office:value-type="float" office:value="0.234094">
                <text:p>0.234094</text:p>
                <draw:g>
                  <svg:desc>Sheet1.T2:Sheet1.T147</svg:desc>
                </draw:g>
              </table:table-cell>
              <table:table-cell office:value-type="float" office:value="0.25">
                <text:p>0.25</text:p>
                <draw:g>
                  <svg:desc>Sheet1.U2:Sheet1.U147</svg:desc>
                </draw:g>
              </table:table-cell>
              <table:table-cell office:value-type="float" office:value="0.162019">
                <text:p>0.162019</text:p>
                <draw:g>
                  <svg:desc>Sheet1.V2:Sheet1.V147</svg:desc>
                </draw:g>
              </table:table-cell>
              <table:table-cell office:value-type="float" office:value="0.131149">
                <text:p>0.131149</text:p>
                <draw:g>
                  <svg:desc>Sheet1.W2:Sheet1.W147</svg:desc>
                </draw:g>
              </table:table-cell>
              <table:table-cell office:value-type="float" office:value="0.165831">
                <text:p>0.165831</text:p>
                <draw:g>
                  <svg:desc>Sheet1.X2:Sheet1.X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04124">
                <text:p>0.204124</text:p>
              </table:table-cell>
              <table:table-cell office:value-type="float" office:value="0.25">
                <text:p>0.25</text:p>
              </table:table-cell>
              <table:table-cell office:value-type="float" office:value="0.169558">
                <text:p>0.169558</text:p>
              </table:table-cell>
              <table:table-cell office:value-type="float" office:value="0.120185">
                <text:p>0.120185</text:p>
              </table:table-cell>
              <table:table-cell office:value-type="float" office:value="0.158114">
                <text:p>0.158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173205">
                <text:p>0.173205</text:p>
              </table:table-cell>
              <table:table-cell office:value-type="float" office:value="0.25">
                <text:p>0.25</text:p>
              </table:table-cell>
              <table:table-cell office:value-type="float" office:value="0.183712">
                <text:p>0.183712</text:p>
              </table:table-cell>
              <table:table-cell office:value-type="float" office:value="0.111575">
                <text:p>0.111575</text:p>
              </table:table-cell>
              <table:table-cell office:value-type="float" office:value="0.173205">
                <text:p>0.173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74553">
                <text:p>0.174553</text:p>
              </table:table-cell>
              <table:table-cell office:value-type="float" office:value="0.25">
                <text:p>0.25</text:p>
              </table:table-cell>
              <table:table-cell office:value-type="float" office:value="0.178536">
                <text:p>0.178536</text:p>
              </table:table-cell>
              <table:table-cell office:value-type="float" office:value="0.0856957">
                <text:p>0.0856957</text:p>
              </table:table-cell>
              <table:table-cell office:value-type="float" office:value="0.169558">
                <text:p>0.169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17533">
                <text:p>0.17533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3887">
                <text:p>0.083887</text:p>
              </table:table-cell>
              <table:table-cell office:value-type="float" office:value="0.0936239">
                <text:p>0.0936239</text:p>
              </table:table-cell>
              <table:table-cell office:value-type="float" office:value="0.0867806">
                <text:p>0.0867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66433">
                <text:p>0.166433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81917">
                <text:p>0.0881917</text:p>
              </table:table-cell>
              <table:table-cell office:value-type="float" office:value="0.0888819">
                <text:p>0.0888819</text:p>
              </table:table-cell>
              <table:table-cell office:value-type="float" office:value="0.0909484">
                <text:p>0.0909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151303">
                <text:p>0.151303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3887">
                <text:p>0.083887</text:p>
              </table:table-cell>
              <table:table-cell office:value-type="float" office:value="0.0818182">
                <text:p>0.0818182</text:p>
              </table:table-cell>
              <table:table-cell office:value-type="float" office:value="0.0793492">
                <text:p>0.0793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145297">
                <text:p>0.145297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3887">
                <text:p>0.083887</text:p>
              </table:table-cell>
              <table:table-cell office:value-type="float" office:value="0.0829156">
                <text:p>0.0829156</text:p>
              </table:table-cell>
              <table:table-cell office:value-type="float" office:value="0.0793492">
                <text:p>0.07934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126163">
                <text:p>0.126163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909484">
                <text:p>0.0909484</text:p>
              </table:table-cell>
              <table:table-cell office:value-type="float" office:value="0.0773067">
                <text:p>0.0773067</text:p>
              </table:table-cell>
              <table:table-cell office:value-type="float" office:value="0.0808901">
                <text:p>0.0808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129756">
                <text:p>0.129756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808901">
                <text:p>0.0808901</text:p>
              </table:table-cell>
              <table:table-cell office:value-type="float" office:value="0.0731925">
                <text:p>0.0731925</text:p>
              </table:table-cell>
              <table:table-cell office:value-type="float" office:value="0.0793492">
                <text:p>0.0793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124186">
                <text:p>0.124186</text:p>
              </table:table-cell>
              <table:table-cell office:value-type="float" office:value="0.0555556">
                <text:p>0.0555556</text:p>
              </table:table-cell>
              <table:table-cell office:value-type="float" office:value="0.0987577">
                <text:p>0.0987577</text:p>
              </table:table-cell>
              <table:table-cell office:value-type="float" office:value="0.071492">
                <text:p>0.071492</text:p>
              </table:table-cell>
              <table:table-cell office:value-type="float" office:value="0.0909484">
                <text:p>0.0909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139474">
                <text:p>0.139474</text:p>
              </table:table-cell>
              <table:table-cell office:value-type="float" office:value="0">
                <text:p>0</text:p>
              </table:table-cell>
              <table:table-cell office:value-type="float" office:value="0.0511585">
                <text:p>0.0511585</text:p>
              </table:table-cell>
              <table:table-cell office:value-type="float" office:value="0.0747391">
                <text:p>0.0747391</text:p>
              </table:table-cell>
              <table:table-cell office:value-type="float" office:value="0.0480072">
                <text:p>0.0480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128742">
                <text:p>0.128742</text:p>
              </table:table-cell>
              <table:table-cell office:value-type="float" office:value="0">
                <text:p>0</text:p>
              </table:table-cell>
              <table:table-cell office:value-type="float" office:value="0.0582961">
                <text:p>0.0582961</text:p>
              </table:table-cell>
              <table:table-cell office:value-type="float" office:value="0.0727607">
                <text:p>0.0727607</text:p>
              </table:table-cell>
              <table:table-cell office:value-type="float" office:value="0.0503891">
                <text:p>0.0503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122852">
                <text:p>0.122852</text:p>
              </table:table-cell>
              <table:table-cell office:value-type="float" office:value="0">
                <text:p>0</text:p>
              </table:table-cell>
              <table:table-cell office:value-type="float" office:value="0.0455007">
                <text:p>0.0455007</text:p>
              </table:table-cell>
              <table:table-cell office:value-type="float" office:value="0.0587945">
                <text:p>0.0587945</text:p>
              </table:table-cell>
              <table:table-cell office:value-type="float" office:value="0.0484123">
                <text:p>0.0484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116148">
                <text:p>0.116148</text:p>
              </table:table-cell>
              <table:table-cell office:value-type="float" office:value="0">
                <text:p>0</text:p>
              </table:table-cell>
              <table:table-cell office:value-type="float" office:value="0.0522913">
                <text:p>0.0522913</text:p>
              </table:table-cell>
              <table:table-cell office:value-type="float" office:value="0.0638124">
                <text:p>0.0638124</text:p>
              </table:table-cell>
              <table:table-cell office:value-type="float" office:value="0.0475986">
                <text:p>0.0475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19373">
                <text:p>0.119373</text:p>
              </table:table-cell>
              <table:table-cell office:value-type="float" office:value="0">
                <text:p>0</text:p>
              </table:table-cell>
              <table:table-cell office:value-type="float" office:value="0.053033">
                <text:p>0.053033</text:p>
              </table:table-cell>
              <table:table-cell office:value-type="float" office:value="0.0593717">
                <text:p>0.0593717</text:p>
              </table:table-cell>
              <table:table-cell office:value-type="float" office:value="0.0459279">
                <text:p>0.0459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121125">
                <text:p>0.121125</text:p>
              </table:table-cell>
              <table:table-cell office:value-type="float" office:value="0">
                <text:p>0</text:p>
              </table:table-cell>
              <table:table-cell office:value-type="float" office:value="0.0471865">
                <text:p>0.0471865</text:p>
              </table:table-cell>
              <table:table-cell office:value-type="float" office:value="0.0671749">
                <text:p>0.0671749</text:p>
              </table:table-cell>
              <table:table-cell office:value-type="float" office:value="0.0484123">
                <text:p>0.0484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107853">
                <text:p>0.107853</text:p>
              </table:table-cell>
              <table:table-cell office:value-type="float" office:value="0">
                <text:p>0</text:p>
              </table:table-cell>
              <table:table-cell office:value-type="float" office:value="0.0484123">
                <text:p>0.0484123</text:p>
              </table:table-cell>
              <table:table-cell office:value-type="float" office:value="0.0560401">
                <text:p>0.0560401</text:p>
              </table:table-cell>
              <table:table-cell office:value-type="float" office:value="0.0459279">
                <text:p>0.0459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943588">
                <text:p>0.0943588</text:p>
              </table:table-cell>
              <table:table-cell office:value-type="float" office:value="0">
                <text:p>0</text:p>
              </table:table-cell>
              <table:table-cell office:value-type="float" office:value="0.0467707">
                <text:p>0.0467707</text:p>
              </table:table-cell>
              <table:table-cell office:value-type="float" office:value="0.053427">
                <text:p>0.053427</text:p>
              </table:table-cell>
              <table:table-cell office:value-type="float" office:value="0.0414578">
                <text:p>0.0414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915719">
                <text:p>0.0915719</text:p>
              </table:table-cell>
              <table:table-cell office:value-type="float" office:value="0">
                <text:p>0</text:p>
              </table:table-cell>
              <table:table-cell office:value-type="float" office:value="0.0537645">
                <text:p>0.0537645</text:p>
              </table:table-cell>
              <table:table-cell office:value-type="float" office:value="0.0515388">
                <text:p>0.0515388</text:p>
              </table:table-cell>
              <table:table-cell office:value-type="float" office:value="0.0511585">
                <text:p>0.0511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993579">
                <text:p>0.0993579</text:p>
              </table:table-cell>
              <table:table-cell office:value-type="float" office:value="0.02">
                <text:p>0.02</text:p>
              </table:table-cell>
              <table:table-cell office:value-type="float" office:value="0.0364417">
                <text:p>0.0364417</text:p>
              </table:table-cell>
              <table:table-cell office:value-type="float" office:value="0.0504381">
                <text:p>0.0504381</text:p>
              </table:table-cell>
              <table:table-cell office:value-type="float" office:value="0.0364417">
                <text:p>0.0364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938178">
                <text:p>0.0938178</text:p>
              </table:table-cell>
              <table:table-cell office:value-type="float" office:value="0.02">
                <text:p>0.02</text:p>
              </table:table-cell>
              <table:table-cell office:value-type="float" office:value="0.0377359">
                <text:p>0.0377359</text:p>
              </table:table-cell>
              <table:table-cell office:value-type="float" office:value="0.0494047">
                <text:p>0.0494047</text:p>
              </table:table-cell>
              <table:table-cell office:value-type="float" office:value="0.0332265">
                <text:p>0.0332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96225">
                <text:p>0.096225</text:p>
              </table:table-cell>
              <table:table-cell office:value-type="float" office:value="0.02">
                <text:p>0.02</text:p>
              </table:table-cell>
              <table:table-cell office:value-type="float" office:value="0.0385746">
                <text:p>0.0385746</text:p>
              </table:table-cell>
              <table:table-cell office:value-type="float" office:value="0.0540538">
                <text:p>0.0540538</text:p>
              </table:table-cell>
              <table:table-cell office:value-type="float" office:value="0.0350999">
                <text:p>0.0350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845909">
                <text:p>0.0845909</text:p>
              </table:table-cell>
              <table:table-cell office:value-type="float" office:value="0.02">
                <text:p>0.02</text:p>
              </table:table-cell>
              <table:table-cell office:value-type="float" office:value="0.0425206">
                <text:p>0.0425206</text:p>
              </table:table-cell>
              <table:table-cell office:value-type="float" office:value="0.0494872">
                <text:p>0.0494872</text:p>
              </table:table-cell>
              <table:table-cell office:value-type="float" office:value="0.0332265">
                <text:p>0.0332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978363">
                <text:p>0.0978363</text:p>
              </table:table-cell>
              <table:table-cell office:value-type="float" office:value="0.02">
                <text:p>0.02</text:p>
              </table:table-cell>
              <table:table-cell office:value-type="float" office:value="0.036">
                <text:p>0.036</text:p>
              </table:table-cell>
              <table:table-cell office:value-type="float" office:value="0.0512623">
                <text:p>0.0512623</text:p>
              </table:table-cell>
              <table:table-cell office:value-type="float" office:value="0.0368782">
                <text:p>0.0368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906152">
                <text:p>0.0906152</text:p>
              </table:table-cell>
              <table:table-cell office:value-type="float" office:value="0.02">
                <text:p>0.02</text:p>
              </table:table-cell>
              <table:table-cell office:value-type="float" office:value="0.036">
                <text:p>0.036</text:p>
              </table:table-cell>
              <table:table-cell office:value-type="float" office:value="0.0547723">
                <text:p>0.0547723</text:p>
              </table:table-cell>
              <table:table-cell office:value-type="float" office:value="0.0377359">
                <text:p>0.0377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851637">
                <text:p>0.0851637</text:p>
              </table:table-cell>
              <table:table-cell office:value-type="float" office:value="0.02">
                <text:p>0.02</text:p>
              </table:table-cell>
              <table:table-cell office:value-type="float" office:value="0.0405956">
                <text:p>0.0405956</text:p>
              </table:table-cell>
              <table:table-cell office:value-type="float" office:value="0.0496607">
                <text:p>0.0496607</text:p>
              </table:table-cell>
              <table:table-cell office:value-type="float" office:value="0.0385746">
                <text:p>0.0385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852959">
                <text:p>0.0852959</text:p>
              </table:table-cell>
              <table:table-cell office:value-type="float" office:value="0.02">
                <text:p>0.02</text:p>
              </table:table-cell>
              <table:table-cell office:value-type="float" office:value="0.0364417">
                <text:p>0.0364417</text:p>
              </table:table-cell>
              <table:table-cell office:value-type="float" office:value="0.0493117">
                <text:p>0.049311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920634">
                <text:p>0.0920634</text:p>
              </table:table-cell>
              <table:table-cell office:value-type="float" office:value="0.02">
                <text:p>0.02</text:p>
              </table:table-cell>
              <table:table-cell office:value-type="float" office:value="0.0381576">
                <text:p>0.0381576</text:p>
              </table:table-cell>
              <table:table-cell office:value-type="float" office:value="0.0464537">
                <text:p>0.0464537</text:p>
              </table:table-cell>
              <table:table-cell office:value-type="float" office:value="0.0350999">
                <text:p>0.0350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33967">
                <text:p>0.0833967</text:p>
              </table:table-cell>
              <table:table-cell office:value-type="float" office:value="0.02">
                <text:p>0.02</text:p>
              </table:table-cell>
              <table:table-cell office:value-type="float" office:value="0.0385746">
                <text:p>0.0385746</text:p>
              </table:table-cell>
              <table:table-cell office:value-type="float" office:value="0.045754">
                <text:p>0.045754</text:p>
              </table:table-cell>
              <table:table-cell office:value-type="float" office:value="0.032249">
                <text:p>0.032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794368">
                <text:p>0.0794368</text:p>
              </table:table-cell>
              <table:table-cell office:value-type="float" office:value="0.02">
                <text:p>0.02</text:p>
              </table:table-cell>
              <table:table-cell office:value-type="float" office:value="0.034176">
                <text:p>0.034176</text:p>
              </table:table-cell>
              <table:table-cell office:value-type="float" office:value="0.0503863">
                <text:p>0.0503863</text:p>
              </table:table-cell>
              <table:table-cell office:value-type="float" office:value="0.034641">
                <text:p>0.034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801234">
                <text:p>0.0801234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37931">
                <text:p>0.0337931</text:p>
              </table:table-cell>
              <table:table-cell office:value-type="float" office:value="0.0464811">
                <text:p>0.0464811</text:p>
              </table:table-cell>
              <table:table-cell office:value-type="float" office:value="0.0316715">
                <text:p>0.031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851673">
                <text:p>0.0851673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36788">
                <text:p>0.0336788</text:p>
              </table:table-cell>
              <table:table-cell office:value-type="float" office:value="0.0479682">
                <text:p>0.0479682</text:p>
              </table:table-cell>
              <table:table-cell office:value-type="float" office:value="0.028599">
                <text:p>0.0285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820867">
                <text:p>0.0820867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0807">
                <text:p>0.030807</text:p>
              </table:table-cell>
              <table:table-cell office:value-type="float" office:value="0.0454281">
                <text:p>0.0454281</text:p>
              </table:table-cell>
              <table:table-cell office:value-type="float" office:value="0.0310565">
                <text:p>0.0310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761931">
                <text:p>0.0761931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26315">
                <text:p>0.0326315</text:p>
              </table:table-cell>
              <table:table-cell office:value-type="float" office:value="0.0435897">
                <text:p>0.0435897</text:p>
              </table:table-cell>
              <table:table-cell office:value-type="float" office:value="0.031427">
                <text:p>0.0314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728869">
                <text:p>0.0728869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25131">
                <text:p>0.0325131</text:p>
              </table:table-cell>
              <table:table-cell office:value-type="float" office:value="0.0429389">
                <text:p>0.0429389</text:p>
              </table:table-cell>
              <table:table-cell office:value-type="float" office:value="0.0300463">
                <text:p>0.0300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702253">
                <text:p>0.0702253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16715">
                <text:p>0.0316715</text:p>
              </table:table-cell>
              <table:table-cell office:value-type="float" office:value="0.044508">
                <text:p>0.044508</text:p>
              </table:table-cell>
              <table:table-cell office:value-type="float" office:value="0.0325131">
                <text:p>0.0325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76302">
                <text:p>0.076302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0932">
                <text:p>0.030932</text:p>
              </table:table-cell>
              <table:table-cell office:value-type="float" office:value="0.0430551">
                <text:p>0.0430551</text:p>
              </table:table-cell>
              <table:table-cell office:value-type="float" office:value="0.0299176">
                <text:p>0.02991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800554">
                <text:p>0.0800554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01744">
                <text:p>0.0301744</text:p>
              </table:table-cell>
              <table:table-cell office:value-type="float" office:value="0.0389838">
                <text:p>0.0389838</text:p>
              </table:table-cell>
              <table:table-cell office:value-type="float" office:value="0.0321551">
                <text:p>0.0321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690101">
                <text:p>0.0690101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299176">
                <text:p>0.0299176</text:p>
              </table:table-cell>
              <table:table-cell office:value-type="float" office:value="0.0410352">
                <text:p>0.0410352</text:p>
              </table:table-cell>
              <table:table-cell office:value-type="float" office:value="0.0292657">
                <text:p>0.0292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681683">
                <text:p>0.0681683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10565">
                <text:p>0.0310565</text:p>
              </table:table-cell>
              <table:table-cell office:value-type="float" office:value="0.0419877">
                <text:p>0.0419877</text:p>
              </table:table-cell>
              <table:table-cell office:value-type="float" office:value="0.0277778">
                <text:p>0.027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69667">
                <text:p>0.069667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29843">
                <text:p>0.0329843</text:p>
              </table:table-cell>
              <table:table-cell office:value-type="float" office:value="0.037716">
                <text:p>0.037716</text:p>
              </table:table-cell>
              <table:table-cell office:value-type="float" office:value="0.0299176">
                <text:p>0.0299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674505">
                <text:p>0.0674505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63242">
                <text:p>0.0363242</text:p>
              </table:table-cell>
              <table:table-cell office:value-type="float" office:value="0.0375217">
                <text:p>0.0375217</text:p>
              </table:table-cell>
              <table:table-cell office:value-type="float" office:value="0.0319142">
                <text:p>0.0319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709252">
                <text:p>0.0709252</text:p>
              </table:table-cell>
              <table:table-cell office:value-type="float" office:value="0.0277778">
                <text:p>0.0277778</text:p>
              </table:table-cell>
              <table:table-cell office:value-type="float" office:value="0.0340207">
                <text:p>0.0340207</text:p>
              </table:table-cell>
              <table:table-cell office:value-type="float" office:value="0.0376732">
                <text:p>0.0376732</text:p>
              </table:table-cell>
              <table:table-cell office:value-type="float" office:value="0.0334489">
                <text:p>0.0334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758953">
                <text:p>0.075895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49113">
                <text:p>0.0249113</text:p>
              </table:table-cell>
              <table:table-cell office:value-type="float" office:value="0.0424666">
                <text:p>0.0424666</text:p>
              </table:table-cell>
              <table:table-cell office:value-type="float" office:value="0.0240609">
                <text:p>0.02406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66242">
                <text:p>0.066242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80566">
                <text:p>0.0280566</text:p>
              </table:table-cell>
              <table:table-cell office:value-type="float" office:value="0.0401497">
                <text:p>0.0401497</text:p>
              </table:table-cell>
              <table:table-cell office:value-type="float" office:value="0.022817">
                <text:p>0.022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680084">
                <text:p>0.0680084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71513">
                <text:p>0.0271513</text:p>
              </table:table-cell>
              <table:table-cell office:value-type="float" office:value="0.0390684">
                <text:p>0.0390684</text:p>
              </table:table-cell>
              <table:table-cell office:value-type="float" office:value="0.0242334">
                <text:p>0.0242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662555">
                <text:p>0.0662555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97847">
                <text:p>0.0297847</text:p>
              </table:table-cell>
              <table:table-cell office:value-type="float" office:value="0.0406584">
                <text:p>0.0406584</text:p>
              </table:table-cell>
              <table:table-cell office:value-type="float" office:value="0.0247436">
                <text:p>0.0247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681077">
                <text:p>0.0681077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52435">
                <text:p>0.0252435</text:p>
              </table:table-cell>
              <table:table-cell office:value-type="float" office:value="0.0392616">
                <text:p>0.0392616</text:p>
              </table:table-cell>
              <table:table-cell office:value-type="float" office:value="0.025078">
                <text:p>0.025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695863">
                <text:p>0.069586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35358">
                <text:p>0.0235358</text:p>
              </table:table-cell>
              <table:table-cell office:value-type="float" office:value="0.0390209">
                <text:p>0.0390209</text:p>
              </table:table-cell>
              <table:table-cell office:value-type="float" office:value="0.0260554">
                <text:p>0.0260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599449">
                <text:p>0.0599449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49113">
                <text:p>0.0249113</text:p>
              </table:table-cell>
              <table:table-cell office:value-type="float" office:value="0.0372173">
                <text:p>0.0372173</text:p>
              </table:table-cell>
              <table:table-cell office:value-type="float" office:value="0.0242334">
                <text:p>0.0242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612633">
                <text:p>0.061263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31792">
                <text:p>0.0231792</text:p>
              </table:table-cell>
              <table:table-cell office:value-type="float" office:value="0.0351291">
                <text:p>0.0351291</text:p>
              </table:table-cell>
              <table:table-cell office:value-type="float" office:value="0.0257337">
                <text:p>0.02573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566588">
                <text:p>0.0566588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65306">
                <text:p>0.0265306</text:p>
              </table:table-cell>
              <table:table-cell office:value-type="float" office:value="0.0386363">
                <text:p>0.0386363</text:p>
              </table:table-cell>
              <table:table-cell office:value-type="float" office:value="0.0262148">
                <text:p>0.0262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659243">
                <text:p>0.065924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73043">
                <text:p>0.0273043</text:p>
              </table:table-cell>
              <table:table-cell office:value-type="float" office:value="0.0375371">
                <text:p>0.0375371</text:p>
              </table:table-cell>
              <table:table-cell office:value-type="float" office:value="0.0271513">
                <text:p>0.02715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642952">
                <text:p>0.0642952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57337">
                <text:p>0.0257337</text:p>
              </table:table-cell>
              <table:table-cell office:value-type="float" office:value="0.0402163">
                <text:p>0.0402163</text:p>
              </table:table-cell>
              <table:table-cell office:value-type="float" office:value="0.0296446">
                <text:p>0.02964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681502">
                <text:p>0.0681502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74564">
                <text:p>0.0274564</text:p>
              </table:table-cell>
              <table:table-cell office:value-type="float" office:value="0.035">
                <text:p>0.035</text:p>
              </table:table-cell>
              <table:table-cell office:value-type="float" office:value="0.0242334">
                <text:p>0.0242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614043">
                <text:p>0.0614043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69975">
                <text:p>0.0269975</text:p>
              </table:table-cell>
              <table:table-cell office:value-type="float" office:value="0.0359536">
                <text:p>0.0359536</text:p>
              </table:table-cell>
              <table:table-cell office:value-type="float" office:value="0.0255714">
                <text:p>0.02557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690918">
                <text:p>0.0690918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65306">
                <text:p>0.0265306</text:p>
              </table:table-cell>
              <table:table-cell office:value-type="float" office:value="0.0372018">
                <text:p>0.0372018</text:p>
              </table:table-cell>
              <table:table-cell office:value-type="float" office:value="0.0245747">
                <text:p>0.02457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634325">
                <text:p>0.0634325</text:p>
              </table:table-cell>
              <table:table-cell office:value-type="float" office:value="0.0102041">
                <text:p>0.0102041</text:p>
              </table:table-cell>
              <table:table-cell office:value-type="float" office:value="0.0299242">
                <text:p>0.0299242</text:p>
              </table:table-cell>
              <table:table-cell office:value-type="float" office:value="0.0324913">
                <text:p>0.0324913</text:p>
              </table:table-cell>
              <table:table-cell office:value-type="float" office:value="0.0245747">
                <text:p>0.02457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633535">
                <text:p>0.0633535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0707">
                <text:p>0.0200707</text:p>
              </table:table-cell>
              <table:table-cell office:value-type="float" office:value="0.037953">
                <text:p>0.037953</text:p>
              </table:table-cell>
              <table:table-cell office:value-type="float" office:value="0.0206108">
                <text:p>0.0206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579533">
                <text:p>0.0579533</text:p>
              </table:table-cell>
              <table:table-cell office:value-type="float" office:value="0.015625">
                <text:p>0.015625</text:p>
              </table:table-cell>
              <table:table-cell office:value-type="float" office:value="0.0185537">
                <text:p>0.0185537</text:p>
              </table:table-cell>
              <table:table-cell office:value-type="float" office:value="0.0331037">
                <text:p>0.0331037</text:p>
              </table:table-cell>
              <table:table-cell office:value-type="float" office:value="0.0192003">
                <text:p>0.0192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671983">
                <text:p>0.0671983</text:p>
              </table:table-cell>
              <table:table-cell office:value-type="float" office:value="0.015625">
                <text:p>0.015625</text:p>
              </table:table-cell>
              <table:table-cell office:value-type="float" office:value="0.0198259">
                <text:p>0.0198259</text:p>
              </table:table-cell>
              <table:table-cell office:value-type="float" office:value="0.0299985">
                <text:p>0.0299985</text:p>
              </table:table-cell>
              <table:table-cell office:value-type="float" office:value="0.0190727">
                <text:p>0.01907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600549">
                <text:p>0.0600549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5942">
                <text:p>0.0215942</text:p>
              </table:table-cell>
              <table:table-cell office:value-type="float" office:value="0.0333408">
                <text:p>0.0333408</text:p>
              </table:table-cell>
              <table:table-cell office:value-type="float" office:value="0.020492">
                <text:p>0.020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579718">
                <text:p>0.0579718</text:p>
              </table:table-cell>
              <table:table-cell office:value-type="float" office:value="0.015625">
                <text:p>0.015625</text:p>
              </table:table-cell>
              <table:table-cell office:value-type="float" office:value="0.0182217">
                <text:p>0.0182217</text:p>
              </table:table-cell>
              <table:table-cell office:value-type="float" office:value="0.0359016">
                <text:p>0.0359016</text:p>
              </table:table-cell>
              <table:table-cell office:value-type="float" office:value="0.0178836">
                <text:p>0.0178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528737">
                <text:p>0.0528737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1948">
                <text:p>0.0211948</text:p>
              </table:table-cell>
              <table:table-cell office:value-type="float" office:value="0.0336469">
                <text:p>0.0336469</text:p>
              </table:table-cell>
              <table:table-cell office:value-type="float" office:value="0.0193901">
                <text:p>0.0193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597614">
                <text:p>0.0597614</text:p>
              </table:table-cell>
              <table:table-cell office:value-type="float" office:value="0.015625">
                <text:p>0.015625</text:p>
              </table:table-cell>
              <table:table-cell office:value-type="float" office:value="0.0191366">
                <text:p>0.0191366</text:p>
              </table:table-cell>
              <table:table-cell office:value-type="float" office:value="0.0316228">
                <text:p>0.0316228</text:p>
              </table:table-cell>
              <table:table-cell office:value-type="float" office:value="0.0178152">
                <text:p>0.01781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597389">
                <text:p>0.0597389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0098">
                <text:p>0.0200098</text:p>
              </table:table-cell>
              <table:table-cell office:value-type="float" office:value="0.0328202">
                <text:p>0.0328202</text:p>
              </table:table-cell>
              <table:table-cell office:value-type="float" office:value="0.0183552">
                <text:p>0.0183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648627">
                <text:p>0.0648627</text:p>
              </table:table-cell>
              <table:table-cell office:value-type="float" office:value="0.015625">
                <text:p>0.015625</text:p>
              </table:table-cell>
              <table:table-cell office:value-type="float" office:value="0.0228039">
                <text:p>0.0228039</text:p>
              </table:table-cell>
              <table:table-cell office:value-type="float" office:value="0.031702">
                <text:p>0.031702</text:p>
              </table:table-cell>
              <table:table-cell office:value-type="float" office:value="0.0184216">
                <text:p>0.01842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579729">
                <text:p>0.0579729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4323">
                <text:p>0.0204323</text:p>
              </table:table-cell>
              <table:table-cell office:value-type="float" office:value="0.031921">
                <text:p>0.031921</text:p>
              </table:table-cell>
              <table:table-cell office:value-type="float" office:value="0.0213669">
                <text:p>0.0213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621622">
                <text:p>0.0621622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7877">
                <text:p>0.0207877</text:p>
              </table:table-cell>
              <table:table-cell office:value-type="float" office:value="0.0337297">
                <text:p>0.0337297</text:p>
              </table:table-cell>
              <table:table-cell office:value-type="float" office:value="0.0184877">
                <text:p>0.0184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56206">
                <text:p>0.056206</text:p>
              </table:table-cell>
              <table:table-cell office:value-type="float" office:value="0.015625">
                <text:p>0.015625</text:p>
              </table:table-cell>
              <table:table-cell office:value-type="float" office:value="0.0199487">
                <text:p>0.0199487</text:p>
              </table:table-cell>
              <table:table-cell office:value-type="float" office:value="0.0333333">
                <text:p>0.0333333</text:p>
              </table:table-cell>
              <table:table-cell office:value-type="float" office:value="0.0181546">
                <text:p>0.0181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63595">
                <text:p>0.063595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1371">
                <text:p>0.0211371</text:p>
              </table:table-cell>
              <table:table-cell office:value-type="float" office:value="0.0349118">
                <text:p>0.0349118</text:p>
              </table:table-cell>
              <table:table-cell office:value-type="float" office:value="0.0197024">
                <text:p>0.0197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50516">
                <text:p>0.050516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1948">
                <text:p>0.0211948</text:p>
              </table:table-cell>
              <table:table-cell office:value-type="float" office:value="0.0288358">
                <text:p>0.0288358</text:p>
              </table:table-cell>
              <table:table-cell office:value-type="float" office:value="0.0222073">
                <text:p>0.0222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5547">
                <text:p>0.05547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0098">
                <text:p>0.0200098</text:p>
              </table:table-cell>
              <table:table-cell office:value-type="float" office:value="0.0308226">
                <text:p>0.0308226</text:p>
              </table:table-cell>
              <table:table-cell office:value-type="float" office:value="0.0190727">
                <text:p>0.0190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594667">
                <text:p>0.0594667</text:p>
              </table:table-cell>
              <table:table-cell office:value-type="float" office:value="0.015625">
                <text:p>0.015625</text:p>
              </table:table-cell>
              <table:table-cell office:value-type="float" office:value="0.0217069">
                <text:p>0.0217069</text:p>
              </table:table-cell>
              <table:table-cell office:value-type="float" office:value="0.031998">
                <text:p>0.031998</text:p>
              </table:table-cell>
              <table:table-cell office:value-type="float" office:value="0.0219863">
                <text:p>0.02198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575272">
                <text:p>0.0575272</text:p>
              </table:table-cell>
              <table:table-cell office:value-type="float" office:value="0.015625">
                <text:p>0.015625</text:p>
              </table:table-cell>
              <table:table-cell office:value-type="float" office:value="0.0205515">
                <text:p>0.0205515</text:p>
              </table:table-cell>
              <table:table-cell office:value-type="float" office:value="0.0274431">
                <text:p>0.0274431</text:p>
              </table:table-cell>
              <table:table-cell office:value-type="float" office:value="0.0171163">
                <text:p>0.0171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602919">
                <text:p>0.0602919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1441">
                <text:p>0.0161441</text:p>
              </table:table-cell>
              <table:table-cell office:value-type="float" office:value="0.0323117">
                <text:p>0.0323117</text:p>
              </table:table-cell>
              <table:table-cell office:value-type="float" office:value="0.0154691">
                <text:p>0.01546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558984">
                <text:p>0.0558984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0698">
                <text:p>0.0150698</text:p>
              </table:table-cell>
              <table:table-cell office:value-type="float" office:value="0.0298718">
                <text:p>0.0298718</text:p>
              </table:table-cell>
              <table:table-cell office:value-type="float" office:value="0.0155673">
                <text:p>0.0155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49427">
                <text:p>0.04942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1706">
                <text:p>0.0151706</text:p>
              </table:table-cell>
              <table:table-cell office:value-type="float" office:value="0.0307878">
                <text:p>0.0307878</text:p>
              </table:table-cell>
              <table:table-cell office:value-type="float" office:value="0.0151706">
                <text:p>0.0151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591656">
                <text:p>0.0591656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6094">
                <text:p>0.0166094</text:p>
              </table:table-cell>
              <table:table-cell office:value-type="float" office:value="0.0296665">
                <text:p>0.0296665</text:p>
              </table:table-cell>
              <table:table-cell office:value-type="float" office:value="0.0165174">
                <text:p>0.0165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548165">
                <text:p>0.0548165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0698">
                <text:p>0.0150698</text:p>
              </table:table-cell>
              <table:table-cell office:value-type="float" office:value="0.0327516">
                <text:p>0.0327516</text:p>
              </table:table-cell>
              <table:table-cell office:value-type="float" office:value="0.0157619">
                <text:p>0.0157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465697">
                <text:p>0.046569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1441">
                <text:p>0.0161441</text:p>
              </table:table-cell>
              <table:table-cell office:value-type="float" office:value="0.0267947">
                <text:p>0.0267947</text:p>
              </table:table-cell>
              <table:table-cell office:value-type="float" office:value="0.013692">
                <text:p>0.0136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475173">
                <text:p>0.0475173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6094">
                <text:p>0.0166094</text:p>
              </table:table-cell>
              <table:table-cell office:value-type="float" office:value="0.0270298">
                <text:p>0.0270298</text:p>
              </table:table-cell>
              <table:table-cell office:value-type="float" office:value="0.0176763">
                <text:p>0.01767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547227">
                <text:p>0.054722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49683">
                <text:p>0.0149683</text:p>
              </table:table-cell>
              <table:table-cell office:value-type="float" office:value="0.0310583">
                <text:p>0.0310583</text:p>
              </table:table-cell>
              <table:table-cell office:value-type="float" office:value="0.0169725">
                <text:p>0.0169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526893">
                <text:p>0.0526893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43444">
                <text:p>0.0143444</text:p>
              </table:table-cell>
              <table:table-cell office:value-type="float" office:value="0.0293213">
                <text:p>0.0293213</text:p>
              </table:table-cell>
              <table:table-cell office:value-type="float" office:value="0.0148662">
                <text:p>0.01486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488763">
                <text:p>0.0488763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76763">
                <text:p>0.0176763</text:p>
              </table:table-cell>
              <table:table-cell office:value-type="float" office:value="0.0323179">
                <text:p>0.0323179</text:p>
              </table:table-cell>
              <table:table-cell office:value-type="float" office:value="0.0146597">
                <text:p>0.01465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534183">
                <text:p>0.0534183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44502">
                <text:p>0.0144502</text:p>
              </table:table-cell>
              <table:table-cell office:value-type="float" office:value="0.028338">
                <text:p>0.028338</text:p>
              </table:table-cell>
              <table:table-cell office:value-type="float" office:value="0.0146597">
                <text:p>0.0146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536697">
                <text:p>0.053669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2708">
                <text:p>0.0152708</text:p>
              </table:table-cell>
              <table:table-cell office:value-type="float" office:value="0.0289424">
                <text:p>0.0289424</text:p>
              </table:table-cell>
              <table:table-cell office:value-type="float" office:value="0.0156649">
                <text:p>0.0156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479792">
                <text:p>0.0479792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8583">
                <text:p>0.0158583</text:p>
              </table:table-cell>
              <table:table-cell office:value-type="float" office:value="0.0276451">
                <text:p>0.0276451</text:p>
              </table:table-cell>
              <table:table-cell office:value-type="float" office:value="0.0165174">
                <text:p>0.0165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512298">
                <text:p>0.0512298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6649">
                <text:p>0.0156649</text:p>
              </table:table-cell>
              <table:table-cell office:value-type="float" office:value="0.0246753">
                <text:p>0.0246753</text:p>
              </table:table-cell>
              <table:table-cell office:value-type="float" office:value="0.0151706">
                <text:p>0.01517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507342">
                <text:p>0.0507342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53702">
                <text:p>0.0153702</text:p>
              </table:table-cell>
              <table:table-cell office:value-type="float" office:value="0.0258485">
                <text:p>0.0258485</text:p>
              </table:table-cell>
              <table:table-cell office:value-type="float" office:value="0.0152708">
                <text:p>0.01527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522082">
                <text:p>0.0522082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76763">
                <text:p>0.0176763</text:p>
              </table:table-cell>
              <table:table-cell office:value-type="float" office:value="0.0286411">
                <text:p>0.0286411</text:p>
              </table:table-cell>
              <table:table-cell office:value-type="float" office:value="0.0158583">
                <text:p>0.0158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495167">
                <text:p>0.049516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7009">
                <text:p>0.0167009</text:p>
              </table:table-cell>
              <table:table-cell office:value-type="float" office:value="0.0297186">
                <text:p>0.0297186</text:p>
              </table:table-cell>
              <table:table-cell office:value-type="float" office:value="0.0146597">
                <text:p>0.0146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540527">
                <text:p>0.0540527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2382">
                <text:p>0.0162382</text:p>
              </table:table-cell>
              <table:table-cell office:value-type="float" office:value="0.0313682">
                <text:p>0.0313682</text:p>
              </table:table-cell>
              <table:table-cell office:value-type="float" office:value="0.0152708">
                <text:p>0.01527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510776">
                <text:p>0.0510776</text:p>
              </table:table-cell>
              <table:table-cell office:value-type="float" office:value="0.00617284">
                <text:p>0.00617284</text:p>
              </table:table-cell>
              <table:table-cell office:value-type="float" office:value="0.0163318">
                <text:p>0.0163318</text:p>
              </table:table-cell>
              <table:table-cell office:value-type="float" office:value="0.031766">
                <text:p>0.031766</text:p>
              </table:table-cell>
              <table:table-cell office:value-type="float" office:value="0.0154691">
                <text:p>0.0154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489694">
                <text:p>0.0489694</text:p>
              </table:table-cell>
              <table:table-cell office:value-type="float" office:value="0.02">
                <text:p>0.02</text:p>
              </table:table-cell>
              <table:table-cell office:value-type="float" office:value="0.0149332">
                <text:p>0.0149332</text:p>
              </table:table-cell>
              <table:table-cell office:value-type="float" office:value="0.0245561">
                <text:p>0.0245561</text:p>
              </table:table-cell>
              <table:table-cell office:value-type="float" office:value="0.0140712">
                <text:p>0.0140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491173">
                <text:p>0.0491173</text:p>
              </table:table-cell>
              <table:table-cell office:value-type="float" office:value="0.02">
                <text:p>0.02</text:p>
              </table:table-cell>
              <table:table-cell office:value-type="float" office:value="0.0134907">
                <text:p>0.0134907</text:p>
              </table:table-cell>
              <table:table-cell office:value-type="float" office:value="0.0280916">
                <text:p>0.0280916</text:p>
              </table:table-cell>
              <table:table-cell office:value-type="float" office:value="0.0131149">
                <text:p>0.0131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498653">
                <text:p>0.0498653</text:p>
              </table:table-cell>
              <table:table-cell office:value-type="float" office:value="0.02">
                <text:p>0.02</text:p>
              </table:table-cell>
              <table:table-cell office:value-type="float" office:value="0.0144222">
                <text:p>0.0144222</text:p>
              </table:table-cell>
              <table:table-cell office:value-type="float" office:value="0.0254713">
                <text:p>0.0254713</text:p>
              </table:table-cell>
              <table:table-cell office:value-type="float" office:value="0.0140357">
                <text:p>0.01403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531858">
                <text:p>0.0531858</text:p>
              </table:table-cell>
              <table:table-cell office:value-type="float" office:value="0.02">
                <text:p>0.02</text:p>
              </table:table-cell>
              <table:table-cell office:value-type="float" office:value="0.0148997">
                <text:p>0.0148997</text:p>
              </table:table-cell>
              <table:table-cell office:value-type="float" office:value="0.0271324">
                <text:p>0.0271324</text:p>
              </table:table-cell>
              <table:table-cell office:value-type="float" office:value="0.0144568">
                <text:p>0.0144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517536">
                <text:p>0.0517536</text:p>
              </table:table-cell>
              <table:table-cell office:value-type="float" office:value="0.02">
                <text:p>0.02</text:p>
              </table:table-cell>
              <table:table-cell office:value-type="float" office:value="0.0116619">
                <text:p>0.0116619</text:p>
              </table:table-cell>
              <table:table-cell office:value-type="float" office:value="0.0243252">
                <text:p>0.0243252</text:p>
              </table:table-cell>
              <table:table-cell office:value-type="float" office:value="0.0133791">
                <text:p>0.0133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496427">
                <text:p>0.0496427</text:p>
              </table:table-cell>
              <table:table-cell office:value-type="float" office:value="0.02">
                <text:p>0.02</text:p>
              </table:table-cell>
              <table:table-cell office:value-type="float" office:value="0.0150665">
                <text:p>0.0150665</text:p>
              </table:table-cell>
              <table:table-cell office:value-type="float" office:value="0.0257143">
                <text:p>0.0257143</text:p>
              </table:table-cell>
              <table:table-cell office:value-type="float" office:value="0.0111355">
                <text:p>0.011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47965">
                <text:p>0.047965</text:p>
              </table:table-cell>
              <table:table-cell office:value-type="float" office:value="0.02">
                <text:p>0.02</text:p>
              </table:table-cell>
              <table:table-cell office:value-type="float" office:value="0.0141421">
                <text:p>0.0141421</text:p>
              </table:table-cell>
              <table:table-cell office:value-type="float" office:value="0.0316565">
                <text:p>0.0316565</text:p>
              </table:table-cell>
              <table:table-cell office:value-type="float" office:value="0.0127671">
                <text:p>0.01276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510951">
                <text:p>0.0510951</text:p>
              </table:table-cell>
              <table:table-cell office:value-type="float" office:value="0.02">
                <text:p>0.02</text:p>
              </table:table-cell>
              <table:table-cell office:value-type="float" office:value="0.0131149">
                <text:p>0.0131149</text:p>
              </table:table-cell>
              <table:table-cell office:value-type="float" office:value="0.0267133">
                <text:p>0.0267133</text:p>
              </table:table-cell>
              <table:table-cell office:value-type="float" office:value="0.0136748">
                <text:p>0.01367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509175">
                <text:p>0.0509175</text:p>
              </table:table-cell>
              <table:table-cell office:value-type="float" office:value="0.02">
                <text:p>0.02</text:p>
              </table:table-cell>
              <table:table-cell office:value-type="float" office:value="0.0150665">
                <text:p>0.0150665</text:p>
              </table:table-cell>
              <table:table-cell office:value-type="float" office:value="0.0271377">
                <text:p>0.0271377</text:p>
              </table:table-cell>
              <table:table-cell office:value-type="float" office:value="0.0126886">
                <text:p>0.01268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461368">
                <text:p>0.0461368</text:p>
              </table:table-cell>
              <table:table-cell office:value-type="float" office:value="0.02">
                <text:p>0.02</text:p>
              </table:table-cell>
              <table:table-cell office:value-type="float" office:value="0.0139284">
                <text:p>0.0139284</text:p>
              </table:table-cell>
              <table:table-cell office:value-type="float" office:value="0.0251751">
                <text:p>0.0251751</text:p>
              </table:table-cell>
              <table:table-cell office:value-type="float" office:value="0.0137477">
                <text:p>0.0137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464438">
                <text:p>0.0464438</text:p>
              </table:table-cell>
              <table:table-cell office:value-type="float" office:value="0.02">
                <text:p>0.02</text:p>
              </table:table-cell>
              <table:table-cell office:value-type="float" office:value="0.0133791">
                <text:p>0.0133791</text:p>
              </table:table-cell>
              <table:table-cell office:value-type="float" office:value="0.0237062">
                <text:p>0.0237062</text:p>
              </table:table-cell>
              <table:table-cell office:value-type="float" office:value="0.0126491">
                <text:p>0.01264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464204">
                <text:p>0.0464204</text:p>
              </table:table-cell>
              <table:table-cell office:value-type="float" office:value="0.02">
                <text:p>0.02</text:p>
              </table:table-cell>
              <table:table-cell office:value-type="float" office:value="0.0123288">
                <text:p>0.0123288</text:p>
              </table:table-cell>
              <table:table-cell office:value-type="float" office:value="0.0273702">
                <text:p>0.0273702</text:p>
              </table:table-cell>
              <table:table-cell office:value-type="float" office:value="0.0133417">
                <text:p>0.01334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506416">
                <text:p>0.0506416</text:p>
              </table:table-cell>
              <table:table-cell office:value-type="float" office:value="0.02">
                <text:p>0.02</text:p>
              </table:table-cell>
              <table:table-cell office:value-type="float" office:value="0.0143875">
                <text:p>0.0143875</text:p>
              </table:table-cell>
              <table:table-cell office:value-type="float" office:value="0.0237574">
                <text:p>0.0237574</text:p>
              </table:table-cell>
              <table:table-cell office:value-type="float" office:value="0.0127279">
                <text:p>0.01272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453232">
                <text:p>0.0453232</text:p>
              </table:table-cell>
              <table:table-cell office:value-type="float" office:value="0.02">
                <text:p>0.02</text:p>
              </table:table-cell>
              <table:table-cell office:value-type="float" office:value="0.0136748">
                <text:p>0.0136748</text:p>
              </table:table-cell>
              <table:table-cell office:value-type="float" office:value="0.0267982">
                <text:p>0.0267982</text:p>
              </table:table-cell>
              <table:table-cell office:value-type="float" office:value="0.0142478">
                <text:p>0.01424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470915">
                <text:p>0.0470915</text:p>
              </table:table-cell>
              <table:table-cell office:value-type="float" office:value="0.02">
                <text:p>0.02</text:p>
              </table:table-cell>
              <table:table-cell office:value-type="float" office:value="0.0137113">
                <text:p>0.0137113</text:p>
              </table:table-cell>
              <table:table-cell office:value-type="float" office:value="0.0250423">
                <text:p>0.0250423</text:p>
              </table:table-cell>
              <table:table-cell office:value-type="float" office:value="0.0133417">
                <text:p>0.0133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399716">
                <text:p>0.0399716</text:p>
              </table:table-cell>
              <table:table-cell office:value-type="float" office:value="0.02">
                <text:p>0.02</text:p>
              </table:table-cell>
              <table:table-cell office:value-type="float" office:value="0.0148997">
                <text:p>0.0148997</text:p>
              </table:table-cell>
              <table:table-cell office:value-type="float" office:value="0.0256337">
                <text:p>0.0256337</text:p>
              </table:table-cell>
              <table:table-cell office:value-type="float" office:value="0.0130767">
                <text:p>0.01307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486745">
                <text:p>0.0486745</text:p>
              </table:table-cell>
              <table:table-cell office:value-type="float" office:value="0.02">
                <text:p>0.02</text:p>
              </table:table-cell>
              <table:table-cell office:value-type="float" office:value="0.0140357">
                <text:p>0.0140357</text:p>
              </table:table-cell>
              <table:table-cell office:value-type="float" office:value="0.0232439">
                <text:p>0.0232439</text:p>
              </table:table-cell>
              <table:table-cell office:value-type="float" office:value="0.0137477">
                <text:p>0.01374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407487">
                <text:p>0.0407487</text:p>
              </table:table-cell>
              <table:table-cell office:value-type="float" office:value="0.02">
                <text:p>0.02</text:p>
              </table:table-cell>
              <table:table-cell office:value-type="float" office:value="0.0123693">
                <text:p>0.0123693</text:p>
              </table:table-cell>
              <table:table-cell office:value-type="float" office:value="0.0262464">
                <text:p>0.0262464</text:p>
              </table:table-cell>
              <table:table-cell office:value-type="float" office:value="0.0130384">
                <text:p>0.01303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402877">
                <text:p>0.0402877</text:p>
              </table:table-cell>
              <table:table-cell office:value-type="float" office:value="0.02">
                <text:p>0.02</text:p>
              </table:table-cell>
              <table:table-cell office:value-type="float" office:value="0.0142478">
                <text:p>0.0142478</text:p>
              </table:table-cell>
              <table:table-cell office:value-type="float" office:value="0.0277728">
                <text:p>0.0277728</text:p>
              </table:table-cell>
              <table:table-cell office:value-type="float" office:value="0.0133791">
                <text:p>0.0133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41603">
                <text:p>0.041603</text:p>
              </table:table-cell>
              <table:table-cell office:value-type="float" office:value="0.02">
                <text:p>0.02</text:p>
              </table:table-cell>
              <table:table-cell office:value-type="float" office:value="0.0137477">
                <text:p>0.0137477</text:p>
              </table:table-cell>
              <table:table-cell office:value-type="float" office:value="0.0231512">
                <text:p>0.0231512</text:p>
              </table:table-cell>
              <table:table-cell office:value-type="float" office:value="0.0133041">
                <text:p>0.01330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491101">
                <text:p>0.0491101</text:p>
              </table:table-cell>
              <table:table-cell office:value-type="float" office:value="0.02">
                <text:p>0.02</text:p>
              </table:table-cell>
              <table:table-cell office:value-type="float" office:value="0.0124097">
                <text:p>0.0124097</text:p>
              </table:table-cell>
              <table:table-cell office:value-type="float" office:value="0.0239212">
                <text:p>0.0239212</text:p>
              </table:table-cell>
              <table:table-cell office:value-type="float" office:value="0.0115326">
                <text:p>0.01153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433943">
                <text:p>0.0433943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6551">
                <text:p>0.0136551</text:p>
              </table:table-cell>
              <table:table-cell office:value-type="float" office:value="0.0248347">
                <text:p>0.0248347</text:p>
              </table:table-cell>
              <table:table-cell office:value-type="float" office:value="0.0131973">
                <text:p>0.01319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439653">
                <text:p>0.0439653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5042">
                <text:p>0.0135042</text:p>
              </table:table-cell>
              <table:table-cell office:value-type="float" office:value="0.0229801">
                <text:p>0.0229801</text:p>
              </table:table-cell>
              <table:table-cell office:value-type="float" office:value="0.012883">
                <text:p>0.0128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463129">
                <text:p>0.0463129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25064">
                <text:p>0.0125064</text:p>
              </table:table-cell>
              <table:table-cell office:value-type="float" office:value="0.0223096">
                <text:p>0.0223096</text:p>
              </table:table-cell>
              <table:table-cell office:value-type="float" office:value="0.0122303">
                <text:p>0.01223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436006">
                <text:p>0.0436006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1973">
                <text:p>0.0131973</text:p>
              </table:table-cell>
              <table:table-cell office:value-type="float" office:value="0.021076">
                <text:p>0.021076</text:p>
              </table:table-cell>
              <table:table-cell office:value-type="float" office:value="0.0121181">
                <text:p>0.0121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423547">
                <text:p>0.0423547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26152">
                <text:p>0.0126152</text:p>
              </table:table-cell>
              <table:table-cell office:value-type="float" office:value="0.0249287">
                <text:p>0.0249287</text:p>
              </table:table-cell>
              <table:table-cell office:value-type="float" office:value="0.013903">
                <text:p>0.0139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449377">
                <text:p>0.0449377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0934">
                <text:p>0.0130934</text:p>
              </table:table-cell>
              <table:table-cell office:value-type="float" office:value="0.0244491">
                <text:p>0.0244491</text:p>
              </table:table-cell>
              <table:table-cell office:value-type="float" office:value="0.0116585">
                <text:p>0.01165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453355">
                <text:p>0.0453355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4027">
                <text:p>0.0134027</text:p>
              </table:table-cell>
              <table:table-cell office:value-type="float" office:value="0.0215783">
                <text:p>0.0215783</text:p>
              </table:table-cell>
              <table:table-cell office:value-type="float" office:value="0.0123415">
                <text:p>0.01234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425692">
                <text:p>0.0425692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3004">
                <text:p>0.0133004</text:p>
              </table:table-cell>
              <table:table-cell office:value-type="float" office:value="0.0249634">
                <text:p>0.0249634</text:p>
              </table:table-cell>
              <table:table-cell office:value-type="float" office:value="0.0121743">
                <text:p>0.01217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40496">
                <text:p>0.040496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7548">
                <text:p>0.0137548</text:p>
              </table:table-cell>
              <table:table-cell office:value-type="float" office:value="0.0247456">
                <text:p>0.0247456</text:p>
              </table:table-cell>
              <table:table-cell office:value-type="float" office:value="0.0120048">
                <text:p>0.01200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393512">
                <text:p>0.0393512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952">
                <text:p>0.013952</text:p>
              </table:table-cell>
              <table:table-cell office:value-type="float" office:value="0.0267024">
                <text:p>0.0267024</text:p>
              </table:table-cell>
              <table:table-cell office:value-type="float" office:value="0.0147145">
                <text:p>0.01471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4411">
                <text:p>0.04411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14814">
                <text:p>0.0114814</text:p>
              </table:table-cell>
              <table:table-cell office:value-type="float" office:value="0.0234663">
                <text:p>0.0234663</text:p>
              </table:table-cell>
              <table:table-cell office:value-type="float" office:value="0.0118329">
                <text:p>0.01183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4086">
                <text:p>0.04086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15407">
                <text:p>0.0115407</text:p>
              </table:table-cell>
              <table:table-cell office:value-type="float" office:value="0.0231774">
                <text:p>0.0231774</text:p>
              </table:table-cell>
              <table:table-cell office:value-type="float" office:value="0.0148531">
                <text:p>0.01485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431464">
                <text:p>0.0431464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2489">
                <text:p>0.0132489</text:p>
              </table:table-cell>
              <table:table-cell office:value-type="float" office:value="0.0235975">
                <text:p>0.0235975</text:p>
              </table:table-cell>
              <table:table-cell office:value-type="float" office:value="0.0128299">
                <text:p>0.01282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497488">
                <text:p>0.0497488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605">
                <text:p>0.013605</text:p>
              </table:table-cell>
              <table:table-cell office:value-type="float" office:value="0.0238923">
                <text:p>0.0238923</text:p>
              </table:table-cell>
              <table:table-cell office:value-type="float" office:value="0.01118">
                <text:p>0.011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442155">
                <text:p>0.0442155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50359">
                <text:p>0.0150359</text:p>
              </table:table-cell>
              <table:table-cell office:value-type="float" office:value="0.0221108">
                <text:p>0.0221108</text:p>
              </table:table-cell>
              <table:table-cell office:value-type="float" office:value="0.0120616">
                <text:p>0.01206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401594">
                <text:p>0.0401594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10571">
                <text:p>0.0110571</text:p>
              </table:table-cell>
              <table:table-cell office:value-type="float" office:value="0.0252796">
                <text:p>0.0252796</text:p>
              </table:table-cell>
              <table:table-cell office:value-type="float" office:value="0.0129359">
                <text:p>0.01293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48236">
                <text:p>0.048236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1775">
                <text:p>0.011775</text:p>
              </table:table-cell>
              <table:table-cell office:value-type="float" office:value="0.0259612">
                <text:p>0.0259612</text:p>
              </table:table-cell>
              <table:table-cell office:value-type="float" office:value="0.0126692">
                <text:p>0.0126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484208">
                <text:p>0.0484208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40009">
                <text:p>0.0140009</text:p>
              </table:table-cell>
              <table:table-cell office:value-type="float" office:value="0.0218476">
                <text:p>0.0218476</text:p>
              </table:table-cell>
              <table:table-cell office:value-type="float" office:value="0.0115407">
                <text:p>0.0115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427861">
                <text:p>0.0427861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41465">
                <text:p>0.0141465</text:p>
              </table:table-cell>
              <table:table-cell office:value-type="float" office:value="0.0276487">
                <text:p>0.0276487</text:p>
              </table:table-cell>
              <table:table-cell office:value-type="float" office:value="0.0127765">
                <text:p>0.01277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440315">
                <text:p>0.0440315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23415">
                <text:p>0.0123415</text:p>
              </table:table-cell>
              <table:table-cell office:value-type="float" office:value="0.0258528">
                <text:p>0.0258528</text:p>
              </table:table-cell>
              <table:table-cell office:value-type="float" office:value="0.012286">
                <text:p>0.0122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354113">
                <text:p>0.0354113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3004">
                <text:p>0.0133004</text:p>
              </table:table-cell>
              <table:table-cell office:value-type="float" office:value="0.0247821">
                <text:p>0.0247821</text:p>
              </table:table-cell>
              <table:table-cell office:value-type="float" office:value="0.0120616">
                <text:p>0.01206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420004">
                <text:p>0.0420004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29359">
                <text:p>0.0129359</text:p>
              </table:table-cell>
              <table:table-cell office:value-type="float" office:value="0.0266398">
                <text:p>0.0266398</text:p>
              </table:table-cell>
              <table:table-cell office:value-type="float" office:value="0.0130934">
                <text:p>0.0130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400682">
                <text:p>0.0400682</text:p>
              </table:table-cell>
              <table:table-cell office:value-type="float" office:value="0.0123967">
                <text:p>0.0123967</text:p>
              </table:table-cell>
              <table:table-cell office:value-type="float" office:value="0.0134536">
                <text:p>0.0134536</text:p>
              </table:table-cell>
              <table:table-cell office:value-type="float" office:value="0.0235593">
                <text:p>0.0235593</text:p>
              </table:table-cell>
              <table:table-cell office:value-type="float" office:value="0.0113015">
                <text:p>0.01130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475428">
                <text:p>0.0475428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26534">
                <text:p>0.0126534</text:p>
              </table:table-cell>
              <table:table-cell office:value-type="float" office:value="0.0211549">
                <text:p>0.0211549</text:p>
              </table:table-cell>
              <table:table-cell office:value-type="float" office:value="0.0103237">
                <text:p>0.01032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351589">
                <text:p>0.0351589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07807">
                <text:p>0.0107807</text:p>
              </table:table-cell>
              <table:table-cell office:value-type="float" office:value="0.0217979">
                <text:p>0.0217979</text:p>
              </table:table-cell>
              <table:table-cell office:value-type="float" office:value="0.0110021">
                <text:p>0.0110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400612">
                <text:p>0.0400612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11328">
                <text:p>0.0111328</text:p>
              </table:table-cell>
              <table:table-cell office:value-type="float" office:value="0.0218428">
                <text:p>0.0218428</text:p>
              </table:table-cell>
              <table:table-cell office:value-type="float" office:value="0.0120482">
                <text:p>0.01204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393677">
                <text:p>0.0393677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1641">
                <text:p>0.011641</text:p>
              </table:table-cell>
              <table:table-cell office:value-type="float" office:value="0.021285">
                <text:p>0.021285</text:p>
              </table:table-cell>
              <table:table-cell office:value-type="float" office:value="0.0117646">
                <text:p>0.01176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395718">
                <text:p>0.0395718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23837">
                <text:p>0.0123837</text:p>
              </table:table-cell>
              <table:table-cell office:value-type="float" office:value="0.0214733">
                <text:p>0.0214733</text:p>
              </table:table-cell>
              <table:table-cell office:value-type="float" office:value="0.0108919">
                <text:p>0.01089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38255">
                <text:p>0.038255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14109">
                <text:p>0.0114109</text:p>
              </table:table-cell>
              <table:table-cell office:value-type="float" office:value="0.0215289">
                <text:p>0.0215289</text:p>
              </table:table-cell>
              <table:table-cell office:value-type="float" office:value="0.00967249">
                <text:p>0.009672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418622">
                <text:p>0.0418622</text:p>
              </table:table-cell>
              <table:table-cell office:value-type="float" office:value="0.00694444">
                <text:p>0.00694444</text:p>
              </table:table-cell>
              <table:table-cell office:value-type="float" office:value="0.0122663">
                <text:p>0.0122663</text:p>
              </table:table-cell>
              <table:table-cell office:value-type="float" office:value="0.0229783">
                <text:p>0.0229783</text:p>
              </table:table-cell>
              <table:table-cell office:value-type="float" office:value="0.0124226">
                <text:p>0.01242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16cm" svg:height="10.753cm" xlink:href=".." xlink:type="simple" chart:class="chart:scatter" chart:style-name="ch1">
        <chart:title svg:x="4.606cm" svg:y="0.351cm" chart:style-name="ch2">
          <text:p>Convergence for integrating a gaussian function</text:p>
        </chart:title>
        <chart:legend chart:legend-position="end" svg:x="14.999cm" svg:y="4.066cm" style:legend-expansion="high" chart:style-name="ch3"/>
        <chart:plot-area chart:style-name="ch4" table:cell-range-address="Sheet1.AD2:Sheet1.AI147 Sheet1.AE1:Sheet1.AI1" chart:data-source-has-labels="row" svg:x="1.383cm" svg:y="1.371cm" svg:width="13.234cm" svg:height="8.196cm">
          <chartooo:coordinate-region svg:x="2.311cm" svg:y="1.573cm" svg:width="12.018cm" svg:height="7.341cm"/>
          <chart:axis chart:dimension="x" chart:name="primary-x" chart:style-name="ch5">
            <chart:title svg:x="6.577cm" svg:y="9.782cm" chart:style-name="ch6">
              <text:p>Number of Samples</text:p>
            </chart:title>
          </chart:axis>
          <chart:axis chart:dimension="y" chart:name="primary-y" chart:style-name="ch7">
            <chart:title svg:x="0.451cm" svg:y="5.981cm" chart:style-name="ch8">
              <text:p>RMSE</text:p>
            </chart:title>
            <chart:grid chart:style-name="ch9" chart:class="major"/>
          </chart:axis>
          <chart:series chart:style-name="ch10" chart:values-cell-range-address="Sheet1.AE2:Sheet1.AE147" chart:label-cell-address="Sheet1.AE1:Sheet1.AE1" chart:class="chart:scatter">
            <chart:domain table:cell-range-address="Sheet1.AD2:Sheet1.AD147"/>
            <chart:data-point chart:repeated="146"/>
          </chart:series>
          <chart:series chart:style-name="ch11" chart:values-cell-range-address="Sheet1.AF2:Sheet1.AF147" chart:label-cell-address="Sheet1.AF1:Sheet1.AF1" chart:class="chart:scatter">
            <chart:data-point chart:repeated="146"/>
          </chart:series>
          <chart:series chart:style-name="ch12" chart:values-cell-range-address="Sheet1.AG2:Sheet1.AG147" chart:label-cell-address="Sheet1.AG1:Sheet1.AG1" chart:class="chart:scatter">
            <chart:data-point chart:repeated="146"/>
          </chart:series>
          <chart:series chart:style-name="ch13" chart:values-cell-range-address="Sheet1.AH2:Sheet1.AH147" chart:label-cell-address="Sheet1.AH1:Sheet1.AH1" chart:class="chart:scatter">
            <chart:data-point chart:repeated="146"/>
          </chart:series>
          <chart:series chart:style-name="ch14" chart:values-cell-range-address="Sheet1.AI2:Sheet1.AI147" chart:label-cell-address="Sheet1.AI1:Sheet1.AI1" chart:class="chart:scatter">
            <chart:data-point chart:repeated="1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Pure Monte Carlo</text:p>
                <draw:g>
                  <svg:desc>Sheet1.AE1:Sheet1.AE1</svg:desc>
                </draw:g>
              </table:table-cell>
              <table:table-cell office:value-type="string">
                <text:p>Uniform</text:p>
                <draw:g>
                  <svg:desc>Sheet1.AF1:Sheet1.AF1</svg:desc>
                </draw:g>
              </table:table-cell>
              <table:table-cell office:value-type="string">
                <text:p>Stratified</text:p>
                <draw:g>
                  <svg:desc>Sheet1.AG1:Sheet1.AG1</svg:desc>
                </draw:g>
              </table:table-cell>
              <table:table-cell office:value-type="string">
                <text:p>N-Rooks</text:p>
                <draw:g>
                  <svg:desc>Sheet1.AH1:Sheet1.AH1</svg:desc>
                </draw:g>
              </table:table-cell>
              <table:table-cell office:value-type="string">
                <text:p>Multi Jitter</text:p>
                <draw:g>
                  <svg:desc>Sheet1.AI1:Sheet1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D2:Sheet1.AD147</svg:desc>
                </draw:g>
              </table:table-cell>
              <table:table-cell office:value-type="float" office:value="0.115544">
                <text:p>0.115544</text:p>
                <draw:g>
                  <svg:desc>Sheet1.AE2:Sheet1.AE147</svg:desc>
                </draw:g>
              </table:table-cell>
              <table:table-cell office:value-type="float" office:value="0.0694181">
                <text:p>0.0694181</text:p>
                <draw:g>
                  <svg:desc>Sheet1.AF2:Sheet1.AF147</svg:desc>
                </draw:g>
              </table:table-cell>
              <table:table-cell office:value-type="float" office:value="0.0795601">
                <text:p>0.0795601</text:p>
                <draw:g>
                  <svg:desc>Sheet1.AG2:Sheet1.AG147</svg:desc>
                </draw:g>
              </table:table-cell>
              <table:table-cell office:value-type="float" office:value="0.0654268">
                <text:p>0.0654268</text:p>
                <draw:g>
                  <svg:desc>Sheet1.AH2:Sheet1.AH147</svg:desc>
                </draw:g>
              </table:table-cell>
              <table:table-cell office:value-type="float" office:value="0.0685402">
                <text:p>0.0685402</text:p>
                <draw:g>
                  <svg:desc>Sheet1.AI2:Sheet1.AI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11148">
                <text:p>0.11148</text:p>
              </table:table-cell>
              <table:table-cell office:value-type="float" office:value="0.0694181">
                <text:p>0.0694181</text:p>
              </table:table-cell>
              <table:table-cell office:value-type="float" office:value="0.0738231">
                <text:p>0.0738231</text:p>
              </table:table-cell>
              <table:table-cell office:value-type="float" office:value="0.0618517">
                <text:p>0.0618517</text:p>
              </table:table-cell>
              <table:table-cell office:value-type="float" office:value="0.0672834">
                <text:p>0.0672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10229">
                <text:p>0.10229</text:p>
              </table:table-cell>
              <table:table-cell office:value-type="float" office:value="0.0694181">
                <text:p>0.0694181</text:p>
              </table:table-cell>
              <table:table-cell office:value-type="float" office:value="0.0827148">
                <text:p>0.0827148</text:p>
              </table:table-cell>
              <table:table-cell office:value-type="float" office:value="0.0615216">
                <text:p>0.0615216</text:p>
              </table:table-cell>
              <table:table-cell office:value-type="float" office:value="0.06429">
                <text:p>0.06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944551">
                <text:p>0.0944551</text:p>
              </table:table-cell>
              <table:table-cell office:value-type="float" office:value="0.0694181">
                <text:p>0.0694181</text:p>
              </table:table-cell>
              <table:table-cell office:value-type="float" office:value="0.0810065">
                <text:p>0.0810065</text:p>
              </table:table-cell>
              <table:table-cell office:value-type="float" office:value="0.0608009">
                <text:p>0.0608009</text:p>
              </table:table-cell>
              <table:table-cell office:value-type="float" office:value="0.0594744">
                <text:p>0.0594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914376">
                <text:p>0.0914376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628216">
                <text:p>0.0628216</text:p>
              </table:table-cell>
              <table:table-cell office:value-type="float" office:value="0.0616116">
                <text:p>0.0616116</text:p>
              </table:table-cell>
              <table:table-cell office:value-type="float" office:value="0.0588599">
                <text:p>0.0588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783818">
                <text:p>0.0783818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589306">
                <text:p>0.0589306</text:p>
              </table:table-cell>
              <table:table-cell office:value-type="float" office:value="0.060183">
                <text:p>0.060183</text:p>
              </table:table-cell>
              <table:table-cell office:value-type="float" office:value="0.0577046">
                <text:p>0.0577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82324">
                <text:p>0.082324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615478">
                <text:p>0.0615478</text:p>
              </table:table-cell>
              <table:table-cell office:value-type="float" office:value="0.0586739">
                <text:p>0.0586739</text:p>
              </table:table-cell>
              <table:table-cell office:value-type="float" office:value="0.05659">
                <text:p>0.05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0784917">
                <text:p>0.0784917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616282">
                <text:p>0.0616282</text:p>
              </table:table-cell>
              <table:table-cell office:value-type="float" office:value="0.0588635">
                <text:p>0.0588635</text:p>
              </table:table-cell>
              <table:table-cell office:value-type="float" office:value="0.0579248">
                <text:p>0.0579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0807626">
                <text:p>0.0807626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596071">
                <text:p>0.0596071</text:p>
              </table:table-cell>
              <table:table-cell office:value-type="float" office:value="0.0580283">
                <text:p>0.0580283</text:p>
              </table:table-cell>
              <table:table-cell office:value-type="float" office:value="0.0567292">
                <text:p>0.0567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0758574">
                <text:p>0.0758574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611071">
                <text:p>0.0611071</text:p>
              </table:table-cell>
              <table:table-cell office:value-type="float" office:value="0.0575773">
                <text:p>0.0575773</text:p>
              </table:table-cell>
              <table:table-cell office:value-type="float" office:value="0.0588205">
                <text:p>0.0588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867069">
                <text:p>0.0867069</text:p>
              </table:table-cell>
              <table:table-cell office:value-type="float" office:value="0.0628786">
                <text:p>0.0628786</text:p>
              </table:table-cell>
              <table:table-cell office:value-type="float" office:value="0.0598876">
                <text:p>0.0598876</text:p>
              </table:table-cell>
              <table:table-cell office:value-type="float" office:value="0.0591514">
                <text:p>0.0591514</text:p>
              </table:table-cell>
              <table:table-cell office:value-type="float" office:value="0.057369">
                <text:p>0.057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0780472">
                <text:p>0.0780472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83694">
                <text:p>0.0583694</text:p>
              </table:table-cell>
              <table:table-cell office:value-type="float" office:value="0.0587806">
                <text:p>0.0587806</text:p>
              </table:table-cell>
              <table:table-cell office:value-type="float" office:value="0.0575115">
                <text:p>0.0575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.0765187">
                <text:p>0.0765187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79213">
                <text:p>0.0579213</text:p>
              </table:table-cell>
              <table:table-cell office:value-type="float" office:value="0.0585528">
                <text:p>0.0585528</text:p>
              </table:table-cell>
              <table:table-cell office:value-type="float" office:value="0.0586207">
                <text:p>0.0586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.0828694">
                <text:p>0.0828694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82858">
                <text:p>0.0582858</text:p>
              </table:table-cell>
              <table:table-cell office:value-type="float" office:value="0.060631">
                <text:p>0.060631</text:p>
              </table:table-cell>
              <table:table-cell office:value-type="float" office:value="0.0589353">
                <text:p>0.0589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0738917">
                <text:p>0.0738917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99429">
                <text:p>0.0599429</text:p>
              </table:table-cell>
              <table:table-cell office:value-type="float" office:value="0.0560581">
                <text:p>0.0560581</text:p>
              </table:table-cell>
              <table:table-cell office:value-type="float" office:value="0.0577728">
                <text:p>0.0577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725873">
                <text:p>0.0725873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611316">
                <text:p>0.0611316</text:p>
              </table:table-cell>
              <table:table-cell office:value-type="float" office:value="0.0592035">
                <text:p>0.0592035</text:p>
              </table:table-cell>
              <table:table-cell office:value-type="float" office:value="0.0575192">
                <text:p>0.05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0.079382">
                <text:p>0.079382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7874">
                <text:p>0.057874</text:p>
              </table:table-cell>
              <table:table-cell office:value-type="float" office:value="0.0581731">
                <text:p>0.0581731</text:p>
              </table:table-cell>
              <table:table-cell office:value-type="float" office:value="0.057611">
                <text:p>0.0576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0.0770955">
                <text:p>0.0770955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92396">
                <text:p>0.0592396</text:p>
              </table:table-cell>
              <table:table-cell office:value-type="float" office:value="0.0568309">
                <text:p>0.0568309</text:p>
              </table:table-cell>
              <table:table-cell office:value-type="float" office:value="0.0575307">
                <text:p>0.0575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0800845">
                <text:p>0.0800845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576561">
                <text:p>0.0576561</text:p>
              </table:table-cell>
              <table:table-cell office:value-type="float" office:value="0.0590925">
                <text:p>0.0590925</text:p>
              </table:table-cell>
              <table:table-cell office:value-type="float" office:value="0.057712">
                <text:p>0.057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694679">
                <text:p>0.0694679</text:p>
              </table:table-cell>
              <table:table-cell office:value-type="float" office:value="0.0606223">
                <text:p>0.0606223</text:p>
              </table:table-cell>
              <table:table-cell office:value-type="float" office:value="0.0607959">
                <text:p>0.0607959</text:p>
              </table:table-cell>
              <table:table-cell office:value-type="float" office:value="0.0588196">
                <text:p>0.0588196</text:p>
              </table:table-cell>
              <table:table-cell office:value-type="float" office:value="0.0578593">
                <text:p>0.0578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0.0728588">
                <text:p>0.0728588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94665">
                <text:p>0.0594665</text:p>
              </table:table-cell>
              <table:table-cell office:value-type="float" office:value="0.0592453">
                <text:p>0.0592453</text:p>
              </table:table-cell>
              <table:table-cell office:value-type="float" office:value="0.0579801">
                <text:p>0.0579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.077596">
                <text:p>0.077596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605669">
                <text:p>0.0605669</text:p>
              </table:table-cell>
              <table:table-cell office:value-type="float" office:value="0.057708">
                <text:p>0.057708</text:p>
              </table:table-cell>
              <table:table-cell office:value-type="float" office:value="0.0577646">
                <text:p>0.0577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.0715998">
                <text:p>0.0715998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74667">
                <text:p>0.0574667</text:p>
              </table:table-cell>
              <table:table-cell office:value-type="float" office:value="0.0592435">
                <text:p>0.0592435</text:p>
              </table:table-cell>
              <table:table-cell office:value-type="float" office:value="0.0579738">
                <text:p>0.0579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0.0709844">
                <text:p>0.0709844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4405">
                <text:p>0.0584405</text:p>
              </table:table-cell>
              <table:table-cell office:value-type="float" office:value="0.0592152">
                <text:p>0.0592152</text:p>
              </table:table-cell>
              <table:table-cell office:value-type="float" office:value="0.0578029">
                <text:p>0.0578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0662958">
                <text:p>0.0662958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94582">
                <text:p>0.0594582</text:p>
              </table:table-cell>
              <table:table-cell office:value-type="float" office:value="0.0586118">
                <text:p>0.0586118</text:p>
              </table:table-cell>
              <table:table-cell office:value-type="float" office:value="0.0584513">
                <text:p>0.0584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.0684138">
                <text:p>0.0684138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4315">
                <text:p>0.0584315</text:p>
              </table:table-cell>
              <table:table-cell office:value-type="float" office:value="0.057585">
                <text:p>0.057585</text:p>
              </table:table-cell>
              <table:table-cell office:value-type="float" office:value="0.0576279">
                <text:p>0.0576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0.0648654">
                <text:p>0.0648654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8601">
                <text:p>0.0588601</text:p>
              </table:table-cell>
              <table:table-cell office:value-type="float" office:value="0.0583201">
                <text:p>0.0583201</text:p>
              </table:table-cell>
              <table:table-cell office:value-type="float" office:value="0.0580313">
                <text:p>0.0580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0.0693196">
                <text:p>0.0693196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90414">
                <text:p>0.0590414</text:p>
              </table:table-cell>
              <table:table-cell office:value-type="float" office:value="0.0578763">
                <text:p>0.0578763</text:p>
              </table:table-cell>
              <table:table-cell office:value-type="float" office:value="0.057565">
                <text:p>0.057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.0680441">
                <text:p>0.0680441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037">
                <text:p>0.058037</text:p>
              </table:table-cell>
              <table:table-cell office:value-type="float" office:value="0.0574941">
                <text:p>0.0574941</text:p>
              </table:table-cell>
              <table:table-cell office:value-type="float" office:value="0.0583008">
                <text:p>0.0583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687942">
                <text:p>0.0687942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87557">
                <text:p>0.0587557</text:p>
              </table:table-cell>
              <table:table-cell office:value-type="float" office:value="0.0575528">
                <text:p>0.0575528</text:p>
              </table:table-cell>
              <table:table-cell office:value-type="float" office:value="0.0580435">
                <text:p>0.0580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0672044">
                <text:p>0.0672044</text:p>
              </table:table-cell>
              <table:table-cell office:value-type="float" office:value="0.0595837">
                <text:p>0.0595837</text:p>
              </table:table-cell>
              <table:table-cell office:value-type="float" office:value="0.057816">
                <text:p>0.057816</text:p>
              </table:table-cell>
              <table:table-cell office:value-type="float" office:value="0.0585047">
                <text:p>0.0585047</text:p>
              </table:table-cell>
              <table:table-cell office:value-type="float" office:value="0.0582313">
                <text:p>0.0582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0.0677646">
                <text:p>0.0677646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2043">
                <text:p>0.0582043</text:p>
              </table:table-cell>
              <table:table-cell office:value-type="float" office:value="0.0579755">
                <text:p>0.0579755</text:p>
              </table:table-cell>
              <table:table-cell office:value-type="float" office:value="0.0579375">
                <text:p>0.057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0.0646085">
                <text:p>0.0646085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4776">
                <text:p>0.0584776</text:p>
              </table:table-cell>
              <table:table-cell office:value-type="float" office:value="0.0586672">
                <text:p>0.0586672</text:p>
              </table:table-cell>
              <table:table-cell office:value-type="float" office:value="0.0576614">
                <text:p>0.0576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0.0680464">
                <text:p>0.0680464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3986">
                <text:p>0.0573986</text:p>
              </table:table-cell>
              <table:table-cell office:value-type="float" office:value="0.0587009">
                <text:p>0.0587009</text:p>
              </table:table-cell>
              <table:table-cell office:value-type="float" office:value="0.0579622">
                <text:p>0.0579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0632329">
                <text:p>0.0632329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0387">
                <text:p>0.0580387</text:p>
              </table:table-cell>
              <table:table-cell office:value-type="float" office:value="0.058865">
                <text:p>0.058865</text:p>
              </table:table-cell>
              <table:table-cell office:value-type="float" office:value="0.0577835">
                <text:p>0.0577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0631262">
                <text:p>0.0631262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8893">
                <text:p>0.0578893</text:p>
              </table:table-cell>
              <table:table-cell office:value-type="float" office:value="0.0582528">
                <text:p>0.0582528</text:p>
              </table:table-cell>
              <table:table-cell office:value-type="float" office:value="0.057779">
                <text:p>0.057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0.0749777">
                <text:p>0.0749777</text:p>
              </table:table-cell>
              <table:table-cell office:value-type="float" office:value="0.059021">
                <text:p>0.059021</text:p>
              </table:table-cell>
              <table:table-cell office:value-type="float" office:value="0.0569684">
                <text:p>0.0569684</text:p>
              </table:table-cell>
              <table:table-cell office:value-type="float" office:value="0.0594461">
                <text:p>0.0594461</text:p>
              </table:table-cell>
              <table:table-cell office:value-type="float" office:value="0.057919">
                <text:p>0.057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0.0677203">
                <text:p>0.0677203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7556">
                <text:p>0.0587556</text:p>
              </table:table-cell>
              <table:table-cell office:value-type="float" office:value="0.0591543">
                <text:p>0.0591543</text:p>
              </table:table-cell>
              <table:table-cell office:value-type="float" office:value="0.0578003">
                <text:p>0.05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0647292">
                <text:p>0.0647292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7342">
                <text:p>0.0577342</text:p>
              </table:table-cell>
              <table:table-cell office:value-type="float" office:value="0.0584599">
                <text:p>0.0584599</text:p>
              </table:table-cell>
              <table:table-cell office:value-type="float" office:value="0.057652">
                <text:p>0.057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0742758">
                <text:p>0.0742758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2478">
                <text:p>0.0572478</text:p>
              </table:table-cell>
              <table:table-cell office:value-type="float" office:value="0.058">
                <text:p>0.058</text:p>
              </table:table-cell>
              <table:table-cell office:value-type="float" office:value="0.0576931">
                <text:p>0.0576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0690209">
                <text:p>0.0690209</text:p>
              </table:table-cell>
              <table:table-cell office:value-type="float" office:value="0.059021">
                <text:p>0.059021</text:p>
              </table:table-cell>
              <table:table-cell office:value-type="float" office:value="0.0573007">
                <text:p>0.0573007</text:p>
              </table:table-cell>
              <table:table-cell office:value-type="float" office:value="0.0582087">
                <text:p>0.0582087</text:p>
              </table:table-cell>
              <table:table-cell office:value-type="float" office:value="0.0578506">
                <text:p>0.0578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0.0645131">
                <text:p>0.0645131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5902">
                <text:p>0.0585902</text:p>
              </table:table-cell>
              <table:table-cell office:value-type="float" office:value="0.0570024">
                <text:p>0.0570024</text:p>
              </table:table-cell>
              <table:table-cell office:value-type="float" office:value="0.0575878">
                <text:p>0.0575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0.067694">
                <text:p>0.067694</text:p>
              </table:table-cell>
              <table:table-cell office:value-type="float" office:value="0.059021">
                <text:p>0.059021</text:p>
              </table:table-cell>
              <table:table-cell office:value-type="float" office:value="0.0586665">
                <text:p>0.0586665</text:p>
              </table:table-cell>
              <table:table-cell office:value-type="float" office:value="0.0575794">
                <text:p>0.0575794</text:p>
              </table:table-cell>
              <table:table-cell office:value-type="float" office:value="0.0578011">
                <text:p>0.0578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0.0617969">
                <text:p>0.0617969</text:p>
              </table:table-cell>
              <table:table-cell office:value-type="float" office:value="0.059021">
                <text:p>0.059021</text:p>
              </table:table-cell>
              <table:table-cell office:value-type="float" office:value="0.0566166">
                <text:p>0.0566166</text:p>
              </table:table-cell>
              <table:table-cell office:value-type="float" office:value="0.0591495">
                <text:p>0.0591495</text:p>
              </table:table-cell>
              <table:table-cell office:value-type="float" office:value="0.0575861">
                <text:p>0.0575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698685">
                <text:p>0.0698685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492">
                <text:p>0.057492</text:p>
              </table:table-cell>
              <table:table-cell office:value-type="float" office:value="0.0569633">
                <text:p>0.0569633</text:p>
              </table:table-cell>
              <table:table-cell office:value-type="float" office:value="0.0577915">
                <text:p>0.0577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608272">
                <text:p>0.0608272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6857">
                <text:p>0.0576857</text:p>
              </table:table-cell>
              <table:table-cell office:value-type="float" office:value="0.0583718">
                <text:p>0.0583718</text:p>
              </table:table-cell>
              <table:table-cell office:value-type="float" office:value="0.0576467">
                <text:p>0.05764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0.0644277">
                <text:p>0.0644277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6864">
                <text:p>0.0576864</text:p>
              </table:table-cell>
              <table:table-cell office:value-type="float" office:value="0.0585331">
                <text:p>0.0585331</text:p>
              </table:table-cell>
              <table:table-cell office:value-type="float" office:value="0.0581324">
                <text:p>0.058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0689435">
                <text:p>0.0689435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715">
                <text:p>0.057715</text:p>
              </table:table-cell>
              <table:table-cell office:value-type="float" office:value="0.0583763">
                <text:p>0.0583763</text:p>
              </table:table-cell>
              <table:table-cell office:value-type="float" office:value="0.0576792">
                <text:p>0.05767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0.0613507">
                <text:p>0.0613507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4485">
                <text:p>0.0584485</text:p>
              </table:table-cell>
              <table:table-cell office:value-type="float" office:value="0.0585958">
                <text:p>0.0585958</text:p>
              </table:table-cell>
              <table:table-cell office:value-type="float" office:value="0.0578503">
                <text:p>0.05785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0644754">
                <text:p>0.0644754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2288">
                <text:p>0.0582288</text:p>
              </table:table-cell>
              <table:table-cell office:value-type="float" office:value="0.0580816">
                <text:p>0.0580816</text:p>
              </table:table-cell>
              <table:table-cell office:value-type="float" office:value="0.057763">
                <text:p>0.057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0678838">
                <text:p>0.0678838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1261">
                <text:p>0.0571261</text:p>
              </table:table-cell>
              <table:table-cell office:value-type="float" office:value="0.0580631">
                <text:p>0.0580631</text:p>
              </table:table-cell>
              <table:table-cell office:value-type="float" office:value="0.0577578">
                <text:p>0.0577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0.061261">
                <text:p>0.061261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9661">
                <text:p>0.0579661</text:p>
              </table:table-cell>
              <table:table-cell office:value-type="float" office:value="0.0582441">
                <text:p>0.0582441</text:p>
              </table:table-cell>
              <table:table-cell office:value-type="float" office:value="0.0576319">
                <text:p>0.0576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0.063688">
                <text:p>0.063688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2862">
                <text:p>0.0582862</text:p>
              </table:table-cell>
              <table:table-cell office:value-type="float" office:value="0.0577316">
                <text:p>0.0577316</text:p>
              </table:table-cell>
              <table:table-cell office:value-type="float" office:value="0.0575343">
                <text:p>0.0575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0.0643806">
                <text:p>0.0643806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9139">
                <text:p>0.0579139</text:p>
              </table:table-cell>
              <table:table-cell office:value-type="float" office:value="0.0577123">
                <text:p>0.0577123</text:p>
              </table:table-cell>
              <table:table-cell office:value-type="float" office:value="0.0578099">
                <text:p>0.05780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0585395">
                <text:p>0.0585395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0659">
                <text:p>0.0580659</text:p>
              </table:table-cell>
              <table:table-cell office:value-type="float" office:value="0.0582187">
                <text:p>0.0582187</text:p>
              </table:table-cell>
              <table:table-cell office:value-type="float" office:value="0.0577762">
                <text:p>0.0577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0.0665791">
                <text:p>0.0665791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5089">
                <text:p>0.0575089</text:p>
              </table:table-cell>
              <table:table-cell office:value-type="float" office:value="0.0574604">
                <text:p>0.0574604</text:p>
              </table:table-cell>
              <table:table-cell office:value-type="float" office:value="0.0576664">
                <text:p>0.0576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0.068756">
                <text:p>0.068756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80955">
                <text:p>0.0580955</text:p>
              </table:table-cell>
              <table:table-cell office:value-type="float" office:value="0.057825">
                <text:p>0.057825</text:p>
              </table:table-cell>
              <table:table-cell office:value-type="float" office:value="0.0579543">
                <text:p>0.0579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0.0605657">
                <text:p>0.0605657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2665">
                <text:p>0.0572665</text:p>
              </table:table-cell>
              <table:table-cell office:value-type="float" office:value="0.0581926">
                <text:p>0.0581926</text:p>
              </table:table-cell>
              <table:table-cell office:value-type="float" office:value="0.0578486">
                <text:p>0.0578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0.0667172">
                <text:p>0.0667172</text:p>
              </table:table-cell>
              <table:table-cell office:value-type="float" office:value="0.0586823">
                <text:p>0.0586823</text:p>
              </table:table-cell>
              <table:table-cell office:value-type="float" office:value="0.0575989">
                <text:p>0.0575989</text:p>
              </table:table-cell>
              <table:table-cell office:value-type="float" office:value="0.0588233">
                <text:p>0.0588233</text:p>
              </table:table-cell>
              <table:table-cell office:value-type="float" office:value="0.0576649">
                <text:p>0.0576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0636659">
                <text:p>0.0636659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7825">
                <text:p>0.0577825</text:p>
              </table:table-cell>
              <table:table-cell office:value-type="float" office:value="0.0585332">
                <text:p>0.0585332</text:p>
              </table:table-cell>
              <table:table-cell office:value-type="float" office:value="0.0577219">
                <text:p>0.0577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0605462">
                <text:p>0.0605462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1276">
                <text:p>0.0581276</text:p>
              </table:table-cell>
              <table:table-cell office:value-type="float" office:value="0.0581433">
                <text:p>0.0581433</text:p>
              </table:table-cell>
              <table:table-cell office:value-type="float" office:value="0.0577918">
                <text:p>0.0577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0598071">
                <text:p>0.0598071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2353">
                <text:p>0.0582353</text:p>
              </table:table-cell>
              <table:table-cell office:value-type="float" office:value="0.0578449">
                <text:p>0.0578449</text:p>
              </table:table-cell>
              <table:table-cell office:value-type="float" office:value="0.0576107">
                <text:p>0.0576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0.0622054">
                <text:p>0.0622054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1153">
                <text:p>0.0581153</text:p>
              </table:table-cell>
              <table:table-cell office:value-type="float" office:value="0.0572789">
                <text:p>0.0572789</text:p>
              </table:table-cell>
              <table:table-cell office:value-type="float" office:value="0.0579644">
                <text:p>0.05796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0.0637575">
                <text:p>0.0637575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1201">
                <text:p>0.0581201</text:p>
              </table:table-cell>
              <table:table-cell office:value-type="float" office:value="0.0582058">
                <text:p>0.0582058</text:p>
              </table:table-cell>
              <table:table-cell office:value-type="float" office:value="0.0576464">
                <text:p>0.0576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064208">
                <text:p>0.064208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0509">
                <text:p>0.0580509</text:p>
              </table:table-cell>
              <table:table-cell office:value-type="float" office:value="0.0581439">
                <text:p>0.0581439</text:p>
              </table:table-cell>
              <table:table-cell office:value-type="float" office:value="0.0577622">
                <text:p>0.05776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0.0639925">
                <text:p>0.0639925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8924">
                <text:p>0.0578924</text:p>
              </table:table-cell>
              <table:table-cell office:value-type="float" office:value="0.057309">
                <text:p>0.057309</text:p>
              </table:table-cell>
              <table:table-cell office:value-type="float" office:value="0.0576532">
                <text:p>0.0576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0.0639661">
                <text:p>0.0639661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2464">
                <text:p>0.0582464</text:p>
              </table:table-cell>
              <table:table-cell office:value-type="float" office:value="0.058197">
                <text:p>0.058197</text:p>
              </table:table-cell>
              <table:table-cell office:value-type="float" office:value="0.0577442">
                <text:p>0.0577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0.0612987">
                <text:p>0.0612987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3313">
                <text:p>0.0583313</text:p>
              </table:table-cell>
              <table:table-cell office:value-type="float" office:value="0.0586158">
                <text:p>0.0586158</text:p>
              </table:table-cell>
              <table:table-cell office:value-type="float" office:value="0.0577451">
                <text:p>0.0577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0.0687189">
                <text:p>0.0687189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8856">
                <text:p>0.0578856</text:p>
              </table:table-cell>
              <table:table-cell office:value-type="float" office:value="0.0571602">
                <text:p>0.0571602</text:p>
              </table:table-cell>
              <table:table-cell office:value-type="float" office:value="0.0577073">
                <text:p>0.05770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0601173">
                <text:p>0.0601173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3894">
                <text:p>0.0573894</text:p>
              </table:table-cell>
              <table:table-cell office:value-type="float" office:value="0.0580265">
                <text:p>0.0580265</text:p>
              </table:table-cell>
              <table:table-cell office:value-type="float" office:value="0.0576847">
                <text:p>0.05768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0.0605733">
                <text:p>0.0605733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8741">
                <text:p>0.0578741</text:p>
              </table:table-cell>
              <table:table-cell office:value-type="float" office:value="0.0573589">
                <text:p>0.0573589</text:p>
              </table:table-cell>
              <table:table-cell office:value-type="float" office:value="0.0577526">
                <text:p>0.05775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0.0593253">
                <text:p>0.0593253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9296">
                <text:p>0.0579296</text:p>
              </table:table-cell>
              <table:table-cell office:value-type="float" office:value="0.0578884">
                <text:p>0.0578884</text:p>
              </table:table-cell>
              <table:table-cell office:value-type="float" office:value="0.057905">
                <text:p>0.057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0.0664966">
                <text:p>0.0664966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68469">
                <text:p>0.0568469</text:p>
              </table:table-cell>
              <table:table-cell office:value-type="float" office:value="0.0577494">
                <text:p>0.0577494</text:p>
              </table:table-cell>
              <table:table-cell office:value-type="float" office:value="0.0578188">
                <text:p>0.0578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0.0621148">
                <text:p>0.0621148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82852">
                <text:p>0.0582852</text:p>
              </table:table-cell>
              <table:table-cell office:value-type="float" office:value="0.0577639">
                <text:p>0.0577639</text:p>
              </table:table-cell>
              <table:table-cell office:value-type="float" office:value="0.0578559">
                <text:p>0.0578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0645432">
                <text:p>0.0645432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7416">
                <text:p>0.0577416</text:p>
              </table:table-cell>
              <table:table-cell office:value-type="float" office:value="0.0581691">
                <text:p>0.0581691</text:p>
              </table:table-cell>
              <table:table-cell office:value-type="float" office:value="0.0577225">
                <text:p>0.0577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0.066487">
                <text:p>0.066487</text:p>
              </table:table-cell>
              <table:table-cell office:value-type="float" office:value="0.0584626">
                <text:p>0.0584626</text:p>
              </table:table-cell>
              <table:table-cell office:value-type="float" office:value="0.0578146">
                <text:p>0.0578146</text:p>
              </table:table-cell>
              <table:table-cell office:value-type="float" office:value="0.0582492">
                <text:p>0.0582492</text:p>
              </table:table-cell>
              <table:table-cell office:value-type="float" office:value="0.057732">
                <text:p>0.057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0.0603392">
                <text:p>0.0603392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9293">
                <text:p>0.0579293</text:p>
              </table:table-cell>
              <table:table-cell office:value-type="float" office:value="0.0585866">
                <text:p>0.0585866</text:p>
              </table:table-cell>
              <table:table-cell office:value-type="float" office:value="0.0577905">
                <text:p>0.0577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0.0599288">
                <text:p>0.0599288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5233">
                <text:p>0.0575233</text:p>
              </table:table-cell>
              <table:table-cell office:value-type="float" office:value="0.0571779">
                <text:p>0.0571779</text:p>
              </table:table-cell>
              <table:table-cell office:value-type="float" office:value="0.0576918">
                <text:p>0.05769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0.05756">
                <text:p>0.05756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5802">
                <text:p>0.0575802</text:p>
              </table:table-cell>
              <table:table-cell office:value-type="float" office:value="0.0581869">
                <text:p>0.0581869</text:p>
              </table:table-cell>
              <table:table-cell office:value-type="float" office:value="0.0577204">
                <text:p>0.0577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0631937">
                <text:p>0.0631937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692">
                <text:p>0.0578692</text:p>
              </table:table-cell>
              <table:table-cell office:value-type="float" office:value="0.0573057">
                <text:p>0.0573057</text:p>
              </table:table-cell>
              <table:table-cell office:value-type="float" office:value="0.0576964">
                <text:p>0.0576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0.06141">
                <text:p>0.06141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6124">
                <text:p>0.0576124</text:p>
              </table:table-cell>
              <table:table-cell office:value-type="float" office:value="0.0582868">
                <text:p>0.0582868</text:p>
              </table:table-cell>
              <table:table-cell office:value-type="float" office:value="0.0579241">
                <text:p>0.0579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0.0617403">
                <text:p>0.0617403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81353">
                <text:p>0.0581353</text:p>
              </table:table-cell>
              <table:table-cell office:value-type="float" office:value="0.0571237">
                <text:p>0.0571237</text:p>
              </table:table-cell>
              <table:table-cell office:value-type="float" office:value="0.0577905">
                <text:p>0.0577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0.0605031">
                <text:p>0.0605031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978">
                <text:p>0.0578978</text:p>
              </table:table-cell>
              <table:table-cell office:value-type="float" office:value="0.057902">
                <text:p>0.057902</text:p>
              </table:table-cell>
              <table:table-cell office:value-type="float" office:value="0.0577824">
                <text:p>0.0577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0.0630863">
                <text:p>0.0630863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591">
                <text:p>0.0578591</text:p>
              </table:table-cell>
              <table:table-cell office:value-type="float" office:value="0.0574945">
                <text:p>0.0574945</text:p>
              </table:table-cell>
              <table:table-cell office:value-type="float" office:value="0.0579012">
                <text:p>0.0579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0628853">
                <text:p>0.0628853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80683">
                <text:p>0.0580683</text:p>
              </table:table-cell>
              <table:table-cell office:value-type="float" office:value="0.0580352">
                <text:p>0.0580352</text:p>
              </table:table-cell>
              <table:table-cell office:value-type="float" office:value="0.0577885">
                <text:p>0.0577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0.059075">
                <text:p>0.059075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682">
                <text:p>0.0578682</text:p>
              </table:table-cell>
              <table:table-cell office:value-type="float" office:value="0.0581096">
                <text:p>0.0581096</text:p>
              </table:table-cell>
              <table:table-cell office:value-type="float" office:value="0.0578251">
                <text:p>0.0578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0.0619972">
                <text:p>0.0619972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6978">
                <text:p>0.0576978</text:p>
              </table:table-cell>
              <table:table-cell office:value-type="float" office:value="0.0579157">
                <text:p>0.0579157</text:p>
              </table:table-cell>
              <table:table-cell office:value-type="float" office:value="0.0578421">
                <text:p>0.0578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0.0579813">
                <text:p>0.0579813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7072">
                <text:p>0.0577072</text:p>
              </table:table-cell>
              <table:table-cell office:value-type="float" office:value="0.0585571">
                <text:p>0.0585571</text:p>
              </table:table-cell>
              <table:table-cell office:value-type="float" office:value="0.0577497">
                <text:p>0.0577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0.0613429">
                <text:p>0.0613429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6413">
                <text:p>0.0576413</text:p>
              </table:table-cell>
              <table:table-cell office:value-type="float" office:value="0.0571576">
                <text:p>0.0571576</text:p>
              </table:table-cell>
              <table:table-cell office:value-type="float" office:value="0.0577108">
                <text:p>0.0577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0596696">
                <text:p>0.0596696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9603">
                <text:p>0.0579603</text:p>
              </table:table-cell>
              <table:table-cell office:value-type="float" office:value="0.0578296">
                <text:p>0.0578296</text:p>
              </table:table-cell>
              <table:table-cell office:value-type="float" office:value="0.0576793">
                <text:p>0.05767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0.0621808">
                <text:p>0.0621808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7849">
                <text:p>0.0577849</text:p>
              </table:table-cell>
              <table:table-cell office:value-type="float" office:value="0.0581665">
                <text:p>0.0581665</text:p>
              </table:table-cell>
              <table:table-cell office:value-type="float" office:value="0.057707">
                <text:p>0.057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0.0661135">
                <text:p>0.0661135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69778">
                <text:p>0.0569778</text:p>
              </table:table-cell>
              <table:table-cell office:value-type="float" office:value="0.0572132">
                <text:p>0.0572132</text:p>
              </table:table-cell>
              <table:table-cell office:value-type="float" office:value="0.0576132">
                <text:p>0.05761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0.0646085">
                <text:p>0.0646085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8931">
                <text:p>0.0578931</text:p>
              </table:table-cell>
              <table:table-cell office:value-type="float" office:value="0.057941">
                <text:p>0.057941</text:p>
              </table:table-cell>
              <table:table-cell office:value-type="float" office:value="0.0576858">
                <text:p>0.05768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0.0617906">
                <text:p>0.0617906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2812">
                <text:p>0.0572812</text:p>
              </table:table-cell>
              <table:table-cell office:value-type="float" office:value="0.0582707">
                <text:p>0.0582707</text:p>
              </table:table-cell>
              <table:table-cell office:value-type="float" office:value="0.0579281">
                <text:p>0.05792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0616131">
                <text:p>0.0616131</text:p>
              </table:table-cell>
              <table:table-cell office:value-type="float" office:value="0.0583121">
                <text:p>0.0583121</text:p>
              </table:table-cell>
              <table:table-cell office:value-type="float" office:value="0.0577801">
                <text:p>0.0577801</text:p>
              </table:table-cell>
              <table:table-cell office:value-type="float" office:value="0.0581933">
                <text:p>0.0581933</text:p>
              </table:table-cell>
              <table:table-cell office:value-type="float" office:value="0.0577212">
                <text:p>0.0577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0615642">
                <text:p>0.061564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928">
                <text:p>0.0578928</text:p>
              </table:table-cell>
              <table:table-cell office:value-type="float" office:value="0.0578493">
                <text:p>0.0578493</text:p>
              </table:table-cell>
              <table:table-cell office:value-type="float" office:value="0.0577829">
                <text:p>0.0577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0.0629432">
                <text:p>0.062943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81745">
                <text:p>0.0581745</text:p>
              </table:table-cell>
              <table:table-cell office:value-type="float" office:value="0.0577363">
                <text:p>0.0577363</text:p>
              </table:table-cell>
              <table:table-cell office:value-type="float" office:value="0.0577946">
                <text:p>0.0577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0.064407">
                <text:p>0.064407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399">
                <text:p>0.0575399</text:p>
              </table:table-cell>
              <table:table-cell office:value-type="float" office:value="0.0574121">
                <text:p>0.0574121</text:p>
              </table:table-cell>
              <table:table-cell office:value-type="float" office:value="0.0577613">
                <text:p>0.0577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0.065783">
                <text:p>0.065783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716">
                <text:p>0.0577716</text:p>
              </table:table-cell>
              <table:table-cell office:value-type="float" office:value="0.0574859">
                <text:p>0.0574859</text:p>
              </table:table-cell>
              <table:table-cell office:value-type="float" office:value="0.0577792">
                <text:p>0.0577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0588652">
                <text:p>0.058865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82161">
                <text:p>0.0582161</text:p>
              </table:table-cell>
              <table:table-cell office:value-type="float" office:value="0.0580979">
                <text:p>0.0580979</text:p>
              </table:table-cell>
              <table:table-cell office:value-type="float" office:value="0.057651">
                <text:p>0.0576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0610931">
                <text:p>0.0610931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80419">
                <text:p>0.0580419</text:p>
              </table:table-cell>
              <table:table-cell office:value-type="float" office:value="0.0577499">
                <text:p>0.0577499</text:p>
              </table:table-cell>
              <table:table-cell office:value-type="float" office:value="0.0578194">
                <text:p>0.0578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0.0619818">
                <text:p>0.0619818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667">
                <text:p>0.0575667</text:p>
              </table:table-cell>
              <table:table-cell office:value-type="float" office:value="0.058202">
                <text:p>0.058202</text:p>
              </table:table-cell>
              <table:table-cell office:value-type="float" office:value="0.0577531">
                <text:p>0.05775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0.0600856">
                <text:p>0.0600856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123">
                <text:p>0.0578123</text:p>
              </table:table-cell>
              <table:table-cell office:value-type="float" office:value="0.058261">
                <text:p>0.058261</text:p>
              </table:table-cell>
              <table:table-cell office:value-type="float" office:value="0.0576038">
                <text:p>0.0576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0.0622182">
                <text:p>0.062218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725">
                <text:p>0.0578725</text:p>
              </table:table-cell>
              <table:table-cell office:value-type="float" office:value="0.057657">
                <text:p>0.057657</text:p>
              </table:table-cell>
              <table:table-cell office:value-type="float" office:value="0.0577026">
                <text:p>0.05770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0647567">
                <text:p>0.0647567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951">
                <text:p>0.0575951</text:p>
              </table:table-cell>
              <table:table-cell office:value-type="float" office:value="0.0578402">
                <text:p>0.0578402</text:p>
              </table:table-cell>
              <table:table-cell office:value-type="float" office:value="0.0578661">
                <text:p>0.0578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0.06088">
                <text:p>0.06088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6564">
                <text:p>0.0576564</text:p>
              </table:table-cell>
              <table:table-cell office:value-type="float" office:value="0.0573777">
                <text:p>0.0573777</text:p>
              </table:table-cell>
              <table:table-cell office:value-type="float" office:value="0.057804">
                <text:p>0.057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">
                <text:p>111</text:p>
              </table:table-cell>
              <table:table-cell office:value-type="float" office:value="0.0633199">
                <text:p>0.0633199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355">
                <text:p>0.0578355</text:p>
              </table:table-cell>
              <table:table-cell office:value-type="float" office:value="0.0578871">
                <text:p>0.0578871</text:p>
              </table:table-cell>
              <table:table-cell office:value-type="float" office:value="0.0577262">
                <text:p>0.0577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0.0606994">
                <text:p>0.0606994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855">
                <text:p>0.0577855</text:p>
              </table:table-cell>
              <table:table-cell office:value-type="float" office:value="0.0584935">
                <text:p>0.0584935</text:p>
              </table:table-cell>
              <table:table-cell office:value-type="float" office:value="0.0577481">
                <text:p>0.05774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0.0613799">
                <text:p>0.0613799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51">
                <text:p>0.057551</text:p>
              </table:table-cell>
              <table:table-cell office:value-type="float" office:value="0.0575565">
                <text:p>0.0575565</text:p>
              </table:table-cell>
              <table:table-cell office:value-type="float" office:value="0.0577267">
                <text:p>0.0577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0592483">
                <text:p>0.0592483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472">
                <text:p>0.0577472</text:p>
              </table:table-cell>
              <table:table-cell office:value-type="float" office:value="0.0574326">
                <text:p>0.0574326</text:p>
              </table:table-cell>
              <table:table-cell office:value-type="float" office:value="0.0577891">
                <text:p>0.05778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0.0636957">
                <text:p>0.0636957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962">
                <text:p>0.0577962</text:p>
              </table:table-cell>
              <table:table-cell office:value-type="float" office:value="0.0578314">
                <text:p>0.0578314</text:p>
              </table:table-cell>
              <table:table-cell office:value-type="float" office:value="0.0577662">
                <text:p>0.0577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0.0595867">
                <text:p>0.0595867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81219">
                <text:p>0.0581219</text:p>
              </table:table-cell>
              <table:table-cell office:value-type="float" office:value="0.0581551">
                <text:p>0.0581551</text:p>
              </table:table-cell>
              <table:table-cell office:value-type="float" office:value="0.0576941">
                <text:p>0.057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0.0622728">
                <text:p>0.0622728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441">
                <text:p>0.0577441</text:p>
              </table:table-cell>
              <table:table-cell office:value-type="float" office:value="0.0583925">
                <text:p>0.0583925</text:p>
              </table:table-cell>
              <table:table-cell office:value-type="float" office:value="0.0577078">
                <text:p>0.0577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0.0574095">
                <text:p>0.0574095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7373">
                <text:p>0.0577373</text:p>
              </table:table-cell>
              <table:table-cell office:value-type="float" office:value="0.0575883">
                <text:p>0.0575883</text:p>
              </table:table-cell>
              <table:table-cell office:value-type="float" office:value="0.0577072">
                <text:p>0.0577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0599742">
                <text:p>0.0599742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8888">
                <text:p>0.0578888</text:p>
              </table:table-cell>
              <table:table-cell office:value-type="float" office:value="0.0575917">
                <text:p>0.0575917</text:p>
              </table:table-cell>
              <table:table-cell office:value-type="float" office:value="0.0577538">
                <text:p>0.05775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  <table:table-cell office:value-type="float" office:value="0.0586049">
                <text:p>0.0586049</text:p>
              </table:table-cell>
              <table:table-cell office:value-type="float" office:value="0.0582045">
                <text:p>0.0582045</text:p>
              </table:table-cell>
              <table:table-cell office:value-type="float" office:value="0.0575733">
                <text:p>0.0575733</text:p>
              </table:table-cell>
              <table:table-cell office:value-type="float" office:value="0.0576005">
                <text:p>0.0576005</text:p>
              </table:table-cell>
              <table:table-cell office:value-type="float" office:value="0.057752">
                <text:p>0.0577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0.0613412">
                <text:p>0.061341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948">
                <text:p>0.0578948</text:p>
              </table:table-cell>
              <table:table-cell office:value-type="float" office:value="0.0583888">
                <text:p>0.0583888</text:p>
              </table:table-cell>
              <table:table-cell office:value-type="float" office:value="0.0577433">
                <text:p>0.05774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0.0576111">
                <text:p>0.0576111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529">
                <text:p>0.0577529</text:p>
              </table:table-cell>
              <table:table-cell office:value-type="float" office:value="0.0579141">
                <text:p>0.0579141</text:p>
              </table:table-cell>
              <table:table-cell office:value-type="float" office:value="0.0577026">
                <text:p>0.05770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0.0595721">
                <text:p>0.0595721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72">
                <text:p>0.057772</text:p>
              </table:table-cell>
              <table:table-cell office:value-type="float" office:value="0.0580499">
                <text:p>0.0580499</text:p>
              </table:table-cell>
              <table:table-cell office:value-type="float" office:value="0.0577417">
                <text:p>0.05774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0632453">
                <text:p>0.0632453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735">
                <text:p>0.0577735</text:p>
              </table:table-cell>
              <table:table-cell office:value-type="float" office:value="0.0580583">
                <text:p>0.0580583</text:p>
              </table:table-cell>
              <table:table-cell office:value-type="float" office:value="0.0577955">
                <text:p>0.05779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0636968">
                <text:p>0.0636968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9966">
                <text:p>0.0579966</text:p>
              </table:table-cell>
              <table:table-cell office:value-type="float" office:value="0.0576117">
                <text:p>0.0576117</text:p>
              </table:table-cell>
              <table:table-cell office:value-type="float" office:value="0.0577934">
                <text:p>0.05779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0.06335">
                <text:p>0.06335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457">
                <text:p>0.0577457</text:p>
              </table:table-cell>
              <table:table-cell office:value-type="float" office:value="0.0579682">
                <text:p>0.0579682</text:p>
              </table:table-cell>
              <table:table-cell office:value-type="float" office:value="0.0577206">
                <text:p>0.05772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0.0617862">
                <text:p>0.061786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056">
                <text:p>0.0577056</text:p>
              </table:table-cell>
              <table:table-cell office:value-type="float" office:value="0.0579239">
                <text:p>0.0579239</text:p>
              </table:table-cell>
              <table:table-cell office:value-type="float" office:value="0.0578413">
                <text:p>0.05784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  <table:table-cell office:value-type="float" office:value="0.0597669">
                <text:p>0.0597669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665">
                <text:p>0.0577665</text:p>
              </table:table-cell>
              <table:table-cell office:value-type="float" office:value="0.0576449">
                <text:p>0.0576449</text:p>
              </table:table-cell>
              <table:table-cell office:value-type="float" office:value="0.0576598">
                <text:p>0.0576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0.0600372">
                <text:p>0.060037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019">
                <text:p>0.0578019</text:p>
              </table:table-cell>
              <table:table-cell office:value-type="float" office:value="0.0574597">
                <text:p>0.0574597</text:p>
              </table:table-cell>
              <table:table-cell office:value-type="float" office:value="0.0577946">
                <text:p>0.05779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0.0578873">
                <text:p>0.0578873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5391">
                <text:p>0.0575391</text:p>
              </table:table-cell>
              <table:table-cell office:value-type="float" office:value="0.0581316">
                <text:p>0.0581316</text:p>
              </table:table-cell>
              <table:table-cell office:value-type="float" office:value="0.057719">
                <text:p>0.0577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  <table:table-cell office:value-type="float" office:value="0.062576">
                <text:p>0.062576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4753">
                <text:p>0.0574753</text:p>
              </table:table-cell>
              <table:table-cell office:value-type="float" office:value="0.0583971">
                <text:p>0.0583971</text:p>
              </table:table-cell>
              <table:table-cell office:value-type="float" office:value="0.057762">
                <text:p>0.0577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0.0598164">
                <text:p>0.059816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6033">
                <text:p>0.0576033</text:p>
              </table:table-cell>
              <table:table-cell office:value-type="float" office:value="0.0583827">
                <text:p>0.0583827</text:p>
              </table:table-cell>
              <table:table-cell office:value-type="float" office:value="0.0577014">
                <text:p>0.05770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0611784">
                <text:p>0.061178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03">
                <text:p>0.057803</text:p>
              </table:table-cell>
              <table:table-cell office:value-type="float" office:value="0.0580861">
                <text:p>0.0580861</text:p>
              </table:table-cell>
              <table:table-cell office:value-type="float" office:value="0.0577798">
                <text:p>0.05777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0602542">
                <text:p>0.060254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935">
                <text:p>0.0577935</text:p>
              </table:table-cell>
              <table:table-cell office:value-type="float" office:value="0.0574722">
                <text:p>0.0574722</text:p>
              </table:table-cell>
              <table:table-cell office:value-type="float" office:value="0.0577792">
                <text:p>0.05777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  <table:table-cell office:value-type="float" office:value="0.0610152">
                <text:p>0.0610152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4487">
                <text:p>0.0574487</text:p>
              </table:table-cell>
              <table:table-cell office:value-type="float" office:value="0.0569223">
                <text:p>0.0569223</text:p>
              </table:table-cell>
              <table:table-cell office:value-type="float" office:value="0.0577721">
                <text:p>0.05777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0.0601758">
                <text:p>0.0601758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904">
                <text:p>0.057904</text:p>
              </table:table-cell>
              <table:table-cell office:value-type="float" office:value="0.0578792">
                <text:p>0.0578792</text:p>
              </table:table-cell>
              <table:table-cell office:value-type="float" office:value="0.0577148">
                <text:p>0.0577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0.0614068">
                <text:p>0.0614068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935">
                <text:p>0.0577935</text:p>
              </table:table-cell>
              <table:table-cell office:value-type="float" office:value="0.0577098">
                <text:p>0.0577098</text:p>
              </table:table-cell>
              <table:table-cell office:value-type="float" office:value="0.0576928">
                <text:p>0.05769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  <table:table-cell office:value-type="float" office:value="0.0604664">
                <text:p>0.060466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084">
                <text:p>0.0577084</text:p>
              </table:table-cell>
              <table:table-cell office:value-type="float" office:value="0.0577497">
                <text:p>0.0577497</text:p>
              </table:table-cell>
              <table:table-cell office:value-type="float" office:value="0.0577903">
                <text:p>0.0577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0.0615428">
                <text:p>0.0615428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7079">
                <text:p>0.0577079</text:p>
              </table:table-cell>
              <table:table-cell office:value-type="float" office:value="0.0578344">
                <text:p>0.0578344</text:p>
              </table:table-cell>
              <table:table-cell office:value-type="float" office:value="0.0576994">
                <text:p>0.05769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0.0619127">
                <text:p>0.0619127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5431">
                <text:p>0.0575431</text:p>
              </table:table-cell>
              <table:table-cell office:value-type="float" office:value="0.0580259">
                <text:p>0.0580259</text:p>
              </table:table-cell>
              <table:table-cell office:value-type="float" office:value="0.0577801">
                <text:p>0.05778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0.059644">
                <text:p>0.05964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133">
                <text:p>0.0578133</text:p>
              </table:table-cell>
              <table:table-cell office:value-type="float" office:value="0.0577491">
                <text:p>0.0577491</text:p>
              </table:table-cell>
              <table:table-cell office:value-type="float" office:value="0.0577381">
                <text:p>0.05773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0593114">
                <text:p>0.0593114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6509">
                <text:p>0.0576509</text:p>
              </table:table-cell>
              <table:table-cell office:value-type="float" office:value="0.0579531">
                <text:p>0.0579531</text:p>
              </table:table-cell>
              <table:table-cell office:value-type="float" office:value="0.0577325">
                <text:p>0.05773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0.0588035">
                <text:p>0.0588035</text:p>
              </table:table-cell>
              <table:table-cell office:value-type="float" office:value="0.058125">
                <text:p>0.058125</text:p>
              </table:table-cell>
              <table:table-cell office:value-type="float" office:value="0.057802">
                <text:p>0.057802</text:p>
              </table:table-cell>
              <table:table-cell office:value-type="float" office:value="0.0576573">
                <text:p>0.0576573</text:p>
              </table:table-cell>
              <table:table-cell office:value-type="float" office:value="0.057838">
                <text:p>0.0578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0594896">
                <text:p>0.0594896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722">
                <text:p>0.057722</text:p>
              </table:table-cell>
              <table:table-cell office:value-type="float" office:value="0.0581594">
                <text:p>0.0581594</text:p>
              </table:table-cell>
              <table:table-cell office:value-type="float" office:value="0.0578171">
                <text:p>0.05781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0.0613141">
                <text:p>0.0613141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7171">
                <text:p>0.0577171</text:p>
              </table:table-cell>
              <table:table-cell office:value-type="float" office:value="0.0576128">
                <text:p>0.0576128</text:p>
              </table:table-cell>
              <table:table-cell office:value-type="float" office:value="0.0577356">
                <text:p>0.05773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0.0630916">
                <text:p>0.0630916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6051">
                <text:p>0.0576051</text:p>
              </table:table-cell>
              <table:table-cell office:value-type="float" office:value="0.0571675">
                <text:p>0.0571675</text:p>
              </table:table-cell>
              <table:table-cell office:value-type="float" office:value="0.05783">
                <text:p>0.057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0.0625077">
                <text:p>0.0625077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6854">
                <text:p>0.0576854</text:p>
              </table:table-cell>
              <table:table-cell office:value-type="float" office:value="0.0576104">
                <text:p>0.0576104</text:p>
              </table:table-cell>
              <table:table-cell office:value-type="float" office:value="0.0577613">
                <text:p>0.0577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0.06278">
                <text:p>0.06278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6475">
                <text:p>0.0576475</text:p>
              </table:table-cell>
              <table:table-cell office:value-type="float" office:value="0.0579636">
                <text:p>0.0579636</text:p>
              </table:table-cell>
              <table:table-cell office:value-type="float" office:value="0.0577695">
                <text:p>0.05776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0.0601036">
                <text:p>0.0601036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9288">
                <text:p>0.0579288</text:p>
              </table:table-cell>
              <table:table-cell office:value-type="float" office:value="0.0582321">
                <text:p>0.0582321</text:p>
              </table:table-cell>
              <table:table-cell office:value-type="float" office:value="0.0577645">
                <text:p>0.0577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0.0624164">
                <text:p>0.0624164</text:p>
              </table:table-cell>
              <table:table-cell office:value-type="float" office:value="0.0580644">
                <text:p>0.0580644</text:p>
              </table:table-cell>
              <table:table-cell office:value-type="float" office:value="0.0576959">
                <text:p>0.0576959</text:p>
              </table:table-cell>
              <table:table-cell office:value-type="float" office:value="0.0580664">
                <text:p>0.0580664</text:p>
              </table:table-cell>
              <table:table-cell office:value-type="float" office:value="0.0577995">
                <text:p>0.05779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